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Times New Roman" svg:font-family="&quot;Times New Roman&quot;"/>
  </office:font-face-decls>
  <office:automatic-styles>
    <style:style style:name="ce1" style:family="table-cell" style:parent-style-name="Normal_32_2"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 style:family="table-cell" style:parent-style-name="Normal_32_2"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3" style:family="table-cell" style:parent-style-name="Normal_32_2" style:data-style-name="N0">
      <style:table-cell-properties style:vertical-align="automatic" fo:background-color="#FFFFFF"/>
      <style:text-properties fo:font-size="12pt" style:font-size-asian="12pt" style:font-size-complex="12pt"/>
    </style:style>
    <style:style style:name="ce4" style:family="table-cell" style:parent-style-name="Normal_32_2" style:data-style-name="N0">
      <style:table-cell-properties style:vertical-align="automatic" fo:background-color="#FFFFFF" style:repeat-content="false"/>
      <style:paragraph-properties fo:text-align="end" fo:margin-right="0cm"/>
      <style:text-properties fo:font-size="12pt" style:font-size-asian="12pt" style:font-size-complex="12pt"/>
    </style:style>
    <style:style style:name="ce5" style:family="table-cell" style:parent-style-name="Hyperlink_32_2" style:data-style-name="N0">
      <style:table-cell-properties style:vertical-align="automatic" fo:background-color="#FFFFFF"/>
      <style:text-properties fo:color="#0000FF" style:text-underline-style="solid" style:text-underline-type="single"/>
    </style:style>
    <style:style style:name="ce6" style:family="table-cell" style:parent-style-name="Normal_32_2" style:data-style-name="N0">
      <style:table-cell-properties style:vertical-align="automatic" fo:background-color="#FFFFFF"/>
    </style:style>
    <style:style style:name="ce7" style:family="table-cell" style:parent-style-name="Normal_32_2" style:data-style-name="N0">
      <style:table-cell-properties style:vertical-align="automatic" fo:background-color="#FFFFFF"/>
      <style:text-properties fo:font-weight="bold" style:font-weight-asian="bold" style:font-weight-complex="bold"/>
    </style:style>
    <style:style style:name="ce8" style:family="table-cell" style:parent-style-name="Normal_32_2" style:data-style-name="N0">
      <style:table-cell-properties style:vertical-align="automatic" fo:background-color="#FFFFFF" style:repeat-content="false"/>
      <style:paragraph-properties fo:text-align="end" fo:margin-right="0cm"/>
    </style:style>
    <style:style style:name="ce9" style:family="table-cell" style:parent-style-name="Default" style:data-style-name="N0">
      <style:table-cell-properties fo:background-color="#FFFFFF"/>
    </style:style>
    <style:style style:name="ce10" style:family="table-cell" style:parent-style-name="Normal_32_2" style:data-style-name="N0">
      <style:table-cell-properties style:vertical-align="automatic" fo:background-color="#FFFFFF"/>
      <style:text-properties fo:color="#008080" fo:font-size="12pt" style:font-size-asian="12pt" style:font-size-complex="12pt" fo:font-weight="bold" style:font-weight-asian="bold" style:font-weight-complex="bold"/>
    </style:style>
    <style:style style:name="ce11" style:family="table-cell" style:parent-style-name="Heading_6._32_New_32_topics_32_2" style:data-style-name="N36">
      <style:table-cell-properties style:vertical-align="automatic" fo:background-color="#FFFFFF" style:repeat-content="false"/>
      <style:paragraph-properties fo:text-align="start" fo:margin-left="0cm"/>
      <style:text-properties fo:font-size="12pt" style:font-size-asian="12pt" style:font-size-complex="12pt"/>
    </style:style>
    <style:style style:name="ce12" style:family="table-cell" style:parent-style-name="Heading_6._32_New_32_topics_32_2" style:data-style-name="N36">
      <style:table-cell-properties style:vertical-align="automatic" fo:background-color="#FFFFFF" style:repeat-content="false"/>
      <style:paragraph-properties fo:text-align="start" fo:margin-left="0cm"/>
      <style:text-properties fo:font-size="8pt" style:font-size-asian="8pt" style:font-size-complex="8pt"/>
    </style:style>
    <style:style style:name="ce13" style:family="table-cell" style:parent-style-name="Heading_6._32_New_32_topics_32_2" style:data-style-name="N36">
      <style:table-cell-properties style:vertical-align="automatic" fo:background-color="#FFFFFF" style:repeat-content="false"/>
      <style:paragraph-properties fo:text-align="end" fo:margin-right="0cm"/>
      <style:text-properties fo:font-size="12pt" style:font-size-asian="12pt" style:font-size-complex="12pt"/>
    </style:style>
    <style:style style:name="ce14" style:family="table-cell" style:parent-style-name="Heading_6._32_New_32_topics_32_2" style:data-style-name="N36">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style>
    <style:style style:name="ce16" style:family="table-cell" style:parent-style-name="Normal_32_2" style:data-style-name="N0">
      <style:table-cell-properties fo:border-top="none" fo:border-bottom="2pt solid #000000" fo:border-left="none" fo:border-right="none" style:vertical-align="automatic" fo:background-color="#FFFFFF"/>
    </style:style>
    <style:style style:name="ce17" style:family="table-cell" style:parent-style-name="Normal_32_2" style:data-style-name="N0">
      <style:table-cell-properties fo:border-top="none" fo:border-bottom="2pt solid #000000" fo:border-left="none" fo:border-right="none" style:vertical-align="automatic" fo:background-color="#FFFFFF"/>
      <style:text-properties fo:font-weight="bold" style:font-weight-asian="bold" style:font-weight-complex="bold"/>
    </style:style>
    <style:style style:name="ce18"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style>
    <style:style style:name="ce19"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20" style:family="table-cell" style:parent-style-name="Normal_32_2" style:data-style-name="N0">
      <style:table-cell-properties fo:border-top="2pt solid #000000" fo:border-bottom="none" fo:border-left="none" fo:border-right="none" style:vertical-align="top" fo:background-color="#FFFFFF" style:repeat-content="false"/>
      <style:paragraph-properties fo:text-align="start" fo:margin-left="0cm"/>
      <style:text-properties fo:font-weight="bold" style:font-weight-asian="bold" style:font-weight-complex="bold"/>
    </style:style>
    <style:style style:name="ce21" style:family="table-cell" style:parent-style-name="Normal_32_2" style:data-style-name="N0">
      <style:table-cell-properties fo:border-top="2pt solid #000000" fo:border-bottom="none" fo:border-left="none" fo:border-right="none" style:vertical-align="automatic" fo:background-color="#FFFFFF"/>
      <style:text-properties fo:font-weight="bold" style:font-weight-asian="bold" style:font-weight-complex="bold"/>
    </style:style>
    <style:style style:name="ce22" style:family="table-cell" style:parent-style-name="Normal_32_2" style:data-style-name="N0">
      <style:table-cell-properties fo:border-top="2pt solid #000000" fo:border-bottom="none" fo:border-left="none" fo:border-right="none" style:vertical-align="automatic" fo:background-color="#FFFFFF" style:repeat-content="false"/>
      <style:paragraph-properties fo:text-align="center"/>
      <style:text-properties fo:font-weight="bold" style:font-weight-asian="bold" style:font-weight-complex="bold"/>
    </style:style>
    <style:style style:name="ce23"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font-weight="bold" style:font-weight-asian="bold" style:font-weight-complex="bold"/>
    </style:style>
    <style:style style:name="ce24"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5" style:family="table-cell" style:parent-style-name="Normal_32_2" style:data-style-name="N0">
      <style:table-cell-properties fo:border-top="thin solid #000000" fo:border-bottom="2pt solid #000000" fo:border-left="none" fo:border-right="none" style:vertical-align="automatic" fo:wrap-option="wrap" fo:background-color="#FFFFFF" style:repeat-content="false"/>
      <style:paragraph-properties fo:text-align="end" fo:margin-right="0cm"/>
      <style:text-properties fo:font-weight="bold" style:font-weight-asian="bold" style:font-weight-complex="bold"/>
    </style:style>
    <style:style style:name="ce26" style:family="table-cell" style:parent-style-name="Normal_70608_32_updated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7" style:family="table-cell" style:parent-style-name="Comma_32_2" style:data-style-name="N3">
      <style:table-cell-properties style:vertical-align="automatic" fo:background-color="#FFFFFF" style:repeat-content="false"/>
      <style:paragraph-properties fo:text-align="end" fo:margin-right="0cm"/>
    </style:style>
    <style:style style:name="ce28" style:family="table-cell" style:parent-style-name="Comma_32_2"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29" style:family="table-cell" style:parent-style-name="Comma_32_2" style:data-style-name="N3">
      <style:table-cell-properties fo:border-top="none" fo:border-bottom="thin solid #000000" fo:border-left="none" fo:border-right="none" style:vertical-align="automatic" fo:background-color="#FFFFFF" style:repeat-content="false"/>
      <style:paragraph-properties fo:text-align="end" fo:margin-right="0cm"/>
    </style:style>
    <style:style style:name="ce30" style:family="table-cell" style:parent-style-name="Normal_70608_32_updated_32_2"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Comma_32_2"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fo:font-weight="bold" style:font-weight-asian="bold" style:font-weight-complex="bold"/>
    </style:style>
    <style:style style:name="ce32" style:family="table-cell" style:parent-style-name="Normal_70608_32_updated_32_2"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3" style:family="table-cell" style:parent-style-name="Normal_32_2" style:data-style-name="N3">
      <style:table-cell-properties style:vertical-align="automatic" fo:background-color="#FFFFFF"/>
    </style:style>
    <style:style style:name="ce34" style:family="table-cell" style:parent-style-name="Normal_32_2" style:data-style-name="N3">
      <style:table-cell-properties style:vertical-align="automatic" fo:background-color="#FFFFFF"/>
      <style:text-properties fo:font-weight="bold" style:font-weight-asian="bold" style:font-weight-complex="bold"/>
    </style:style>
    <style:style style:name="ce35" style:family="table-cell" style:parent-style-name="Normal_70608_32_updated_32_2" style:data-style-name="N1">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6" style:family="table-cell" style:parent-style-name="Default" style:data-style-name="N3">
      <style:table-cell-properties fo:background-color="#FFFFFF"/>
    </style:style>
    <style:style style:name="ce37" style:family="table-cell" style:parent-style-name="Percent" style:data-style-name="N13">
      <style:table-cell-properties fo:background-color="#FFFFFF"/>
    </style:style>
    <style:style style:name="ce38" style:family="table-cell" style:parent-style-name="Normal_32_2" style:data-style-name="N3">
      <style:table-cell-properties fo:border-top="none" fo:border-bottom="thin solid #000000" fo:border-left="none" fo:border-right="none" style:vertical-align="automatic" fo:background-color="#FFFFFF"/>
    </style:style>
    <style:style style:name="ce39" style:family="table-cell" style:parent-style-name="Normal_32_2" style:data-style-name="N3">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40" style:family="table-cell" style:parent-style-name="Normal_70608_32_updated_32_2" style:data-style-name="N1">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1" style:family="table-cell" style:parent-style-name="Normal_32_2" style:data-style-name="N3">
      <style:table-cell-properties fo:border-top="none" fo:border-bottom="2pt solid #000000" fo:border-left="none" fo:border-right="none" style:vertical-align="automatic" fo:background-color="#FFFFFF"/>
    </style:style>
    <style:style style:name="ce42" style:family="table-cell" style:parent-style-name="Normal_32_2" style:data-style-name="N3">
      <style:table-cell-properties fo:border-top="none" fo:border-bottom="2pt solid #000000" fo:border-left="none" fo:border-right="none" style:vertical-align="automatic" fo:background-color="#FFFFFF"/>
      <style:text-properties fo:font-weight="bold" style:font-weight-asian="bold" style:font-weight-complex="bold"/>
    </style:style>
    <style:style style:name="ce43" style:family="table-cell" style:parent-style-name="Comma_32_2" style:data-style-name="N3">
      <style:table-cell-properties fo:border-top="none" fo:border-bottom="2pt solid #000000" fo:border-left="none" fo:border-right="none" style:vertical-align="automatic" fo:background-color="#FFFFFF" style:repeat-content="false"/>
      <style:paragraph-properties fo:text-align="end" fo:margin-right="0cm"/>
    </style:style>
    <style:style style:name="ce44" style:family="table-cell" style:parent-style-name="Normal_70608_32_updated_32_2" style:data-style-name="N1">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45" style:family="table-cell" style:parent-style-name="Normal_70608_32_updated_32_2" style:data-style-name="N2">
      <style:table-cell-properties style:vertical-align="automatic" fo:background-color="#FFFFFF" style:repeat-content="false"/>
      <style:paragraph-properties fo:text-align="start" fo:margin-left="0cm"/>
      <style:text-properties style:font-name="Arial" style:font-name-asian="Arial" style:font-name-complex="Arial" style:font-family-generic="swiss"/>
    </style:style>
    <style:style style:name="ce46" style:family="table-cell" style:parent-style-name="Comma_32_2" style:data-style-name="N37">
      <style:table-cell-properties style:vertical-align="automatic" fo:background-color="#FFFFFF" style:repeat-content="false"/>
      <style:paragraph-properties fo:text-align="end" fo:margin-right="0cm"/>
    </style:style>
    <style:style style:name="ce47" style:family="table-cell" style:parent-style-name="Normal_32_2" style:data-style-name="N2">
      <style:table-cell-properties style:vertical-align="automatic" fo:background-color="#FFFFFF"/>
    </style:style>
    <style:style style:name="ce48" style:family="table-cell" style:parent-style-name="Normal_70608_32_updated_32_2" style:data-style-name="N1">
      <style:table-cell-properties style:vertical-align="automatic"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49" style:family="table-cell" style:parent-style-name="Normal_32_2" style:data-style-name="N0">
      <style:table-cell-properties style:vertical-align="automatic" fo:background-color="#FFFFFF" style:repeat-content="false"/>
      <style:paragraph-properties fo:text-align="start" fo:margin-left="0cm"/>
      <style:text-properties fo:font-style="italic" style:font-style-asian="italic" style:font-style-complex="italic"/>
    </style:style>
    <style:style style:name="ce50" style:family="table-cell" style:parent-style-name="Normal_32_2" style:data-style-name="N0">
      <style:table-cell-properties style:vertical-align="top" fo:background-color="#FFFFFF" style:repeat-content="false"/>
      <style:paragraph-properties fo:text-align="end" fo:margin-right="0cm"/>
      <style:text-properties fo:font-style="italic" style:font-style-asian="italic" style:font-style-complex="italic"/>
    </style:style>
    <style:style style:name="ce51" style:family="table-cell" style:parent-style-name="Hyperlink_32_2" style:data-style-name="N0">
      <style:table-cell-properties style:vertical-align="automatic" fo:background-color="#FFFFFF" style:repeat-content="false"/>
      <style:paragraph-properties fo:text-align="start" fo:margin-left="0cm"/>
      <style:text-properties fo:color="#000000" fo:font-style="italic" style:font-style-asian="italic" style:font-style-complex="italic" style:text-underline-style="none" style:text-underline-type="none"/>
    </style:style>
    <style:style style:name="ce52" style:family="table-cell" style:parent-style-name="Normal_32_2" style:data-style-name="N0">
      <style:table-cell-properties style:vertical-align="automatic" fo:background-color="#FFFFFF"/>
      <style:text-properties fo:font-style="italic" style:font-style-asian="italic" style:font-style-complex="italic"/>
    </style:style>
    <style:style style:name="ce53" style:family="table-cell" style:parent-style-name="Hyperlink_32_2"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54" style:family="table-cell" style:parent-style-name="Normal_32_2"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55" style:family="table-cell" style:parent-style-name="Normal_32_2" style:data-style-name="N0">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56" style:family="table-cell" style:parent-style-name="Normal_Main_32_2" style:data-style-name="N37">
      <style:table-cell-properties style:vertical-align="automatic" fo:background-color="#FFFFFF"/>
      <style:text-properties style:font-name="Arial" style:font-name-asian="Arial" style:font-name-complex="Arial" style:font-family-generic="swiss"/>
    </style:style>
    <style:style style:name="ce57" style:family="table-cell" style:parent-style-name="Normal_Main_32_2" style:data-style-name="N37">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58" style:family="table-cell" style:parent-style-name="Normal_32_2" style:data-style-name="N0">
      <style:table-cell-properties fo:border-top="2pt solid #000000" fo:border-bottom="thin solid #000000" fo:border-left="none" fo:border-right="none" style:vertical-align="automatic" fo:background-color="#FFFFFF" style:repeat-content="false"/>
      <style:paragraph-properties fo:text-align="center"/>
      <style:text-properties fo:font-weight="bold" style:font-weight-asian="bold" style:font-weight-complex="bold"/>
    </style:style>
    <style:style style:name="ce59"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2" style:family="text" style:parent-style-name="Default">
      <style:text-properties fo:color="#0000FF" style:text-line-through-style="none" style:font-name="Arial" style:font-name-asian="Arial" style:font-name-complex="Arial" fo:font-size="10pt" style:font-size-asian="10pt" style:font-size-complex="10pt" fo:font-style="italic" style:font-style-asian="italic" style:font-style-complex="italic"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2.64583333333333cm"/>
    </style:style>
    <style:style style:name="co2" style:family="table-column">
      <style:table-column-properties fo:break-before="auto" style:column-width="2.24895833333333cm"/>
    </style:style>
    <style:style style:name="co3" style:family="table-column">
      <style:table-column-properties fo:break-before="auto" style:column-width="0.370416666666667cm"/>
    </style:style>
    <style:style style:name="co4"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1.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22.5pt" style:use-optimal-row-height="false" fo:break-before="auto"/>
    </style:style>
    <style:style style:name="ro6" style:family="table-row">
      <style:table-row-properties style:row-height="30pt" style:use-optimal-row-height="false" fo:break-before="auto"/>
    </style:style>
    <style:style style:name="ro7" style:family="table-row">
      <style:table-row-properties style:row-height="18.75pt" style:use-optimal-row-height="false" fo:break-before="auto"/>
    </style:style>
    <style:style style:name="ro8" style:family="table-row">
      <style:table-row-properties style:row-height="14.25pt" style:use-optimal-row-height="false" fo:break-before="auto"/>
    </style:style>
    <style:style style:name="ro9" style:family="table-row">
      <style:table-row-properties style:row-height="13.5pt" style:use-optimal-row-height="false" fo:break-before="auto"/>
    </style:style>
    <style:style style:name="ro10" style:family="table-row">
      <style:table-row-properties style:row-height="12.75pt" style:use-optimal-row-height="false" fo:break-before="auto"/>
    </style:style>
    <style:style style:name="ro11" style:family="table-row">
      <style:table-row-properties style:row-height="12.75pt" style:use-optimal-row-height="false" fo:break-before="page"/>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DL0103" table:style-name="ta1">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7"/>
        <table:table-column table:style-name="co3" table:default-cell-style-name="ce7"/>
        <table:table-column table:style-name="co2" table:default-cell-style-name="ce6"/>
        <table:table-column table:style-name="co2" table:default-cell-style-name="ce8"/>
        <table:table-column table:style-name="co2" table:number-columns-repeated="2" table:default-cell-style-name="ce6"/>
        <table:table-column table:style-name="co2" table:default-cell-style-name="ce7"/>
        <table:table-column table:style-name="co3" table:default-cell-style-name="ce7"/>
        <table:table-column table:style-name="co2" table:default-cell-style-name="ce7"/>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column table:style-name="co1" table:default-cell-style-name="ce6"/>
        <table:table-column table:style-name="co2" table:number-columns-repeated="3" table:default-cell-style-name="ce6"/>
        <table:table-column table:style-name="co3" table:default-cell-style-name="ce6"/>
        <table:table-column table:style-name="co2" table:number-columns-repeated="3" table:default-cell-style-name="ce6"/>
        <table:table-column table:style-name="co3" table:default-cell-style-name="ce6"/>
        <table:table-column table:style-name="co2" table:default-cell-style-name="ce6"/>
        <table:table-column table:style-name="co3" table:default-cell-style-name="ce6"/>
        <table:table-column table:style-name="co2" table:number-columns-repeated="5" table:default-cell-style-name="ce6"/>
        <table:table-column table:style-name="co3" table:default-cell-style-name="ce6"/>
        <table:table-column table:style-name="co2" table:default-cell-style-name="ce6"/>
        <table:table-column table:style-name="co4" table:number-columns-repeated="238" table:default-cell-style-name="ce6"/>
        <table:table-row table:style-name="ro1">
          <table:table-cell office:value-type="string" table:style-name="ce1">
            <text:p>Department for Transport statistics</text:p>
          </table:table-cell>
          <table:table-cell table:style-name="ce2"/>
          <table:table-cell table:number-columns-repeated="7" table:style-name="ce3"/>
          <table:table-cell table:number-columns-repeated="2" table:style-name="ce2"/>
          <table:table-cell table:style-name="ce3"/>
          <table:table-cell table:style-name="ce4"/>
          <table:table-cell table:number-columns-repeated="2" table:style-name="ce3"/>
          <table:table-cell table:number-columns-repeated="3" table:style-name="ce2"/>
          <table:table-cell table:number-columns-repeated="16366" table:style-name="ce3"/>
        </table:table-row>
        <table:table-row table:style-name="ro2">
          <table:table-cell office:value-type="string" table:style-name="ce5">
            <text:p><text:a xlink:href="https://www.gov.uk/government/collections/road-network-size-and-condition">Road lengths statistics</text:a></text:p>
          </table:table-cell>
          <table:table-cell table:style-name="ce5"/>
          <table:table-cell table:number-columns-repeated="7" table:style-name="ce6"/>
          <table:table-cell table:number-columns-repeated="2" table:style-name="ce7"/>
          <table:table-cell table:style-name="ce6"/>
          <table:table-cell table:style-name="ce8"/>
          <table:table-cell table:number-columns-repeated="2" table:style-name="ce6"/>
          <table:table-cell table:number-columns-repeated="3" table:style-name="ce7"/>
          <table:table-cell table:number-columns-repeated="16366" table:style-name="ce9"/>
        </table:table-row>
        <table:table-row table:style-name="ro3">
          <table:table-cell office:value-type="string" table:style-name="ce10">
            <text:p>Table RDL0103</text:p>
          </table:table-cell>
          <table:table-cell table:number-columns-repeated="8" table:style-name="ce3"/>
          <table:table-cell table:number-columns-repeated="2" table:style-name="ce2"/>
          <table:table-cell table:style-name="ce3"/>
          <table:table-cell table:style-name="ce4"/>
          <table:table-cell table:number-columns-repeated="2" table:style-name="ce3"/>
          <table:table-cell table:number-columns-repeated="3" table:style-name="ce2"/>
          <table:table-cell table:number-columns-repeated="16366" table:style-name="ce3"/>
        </table:table-row>
        <table:table-row table:style-name="ro1">
          <table:table-cell office:value-type="string" table:style-name="ce10">
            <text:p>Road lengths (miles) by road type in Great Britain, 1914 - 2017</text:p>
          </table:table-cell>
          <table:table-cell table:style-name="ce11"/>
          <table:table-cell table:style-name="ce12"/>
          <table:table-cell table:style-name="ce11"/>
          <table:table-cell table:number-columns-repeated="5" table:style-name="ce3"/>
          <table:table-cell table:number-columns-repeated="2" table:style-name="ce2"/>
          <table:table-cell table:style-name="ce11"/>
          <table:table-cell table:style-name="ce13"/>
          <table:table-cell table:number-columns-repeated="2" table:style-name="ce11"/>
          <table:table-cell table:style-name="ce14"/>
          <table:table-cell table:style-name="ce2"/>
          <table:table-cell table:style-name="ce14"/>
          <table:table-cell table:number-columns-repeated="16366" table:style-name="ce3"/>
        </table:table-row>
        <table:table-row table:style-name="ro4">
          <table:table-cell table:style-name="ce15"/>
          <table:table-cell table:number-columns-repeated="3" table:style-name="ce16"/>
          <table:table-cell table:style-name="ce6"/>
          <table:table-cell table:number-columns-repeated="4" table:style-name="ce16"/>
          <table:table-cell table:number-columns-repeated="2" table:style-name="ce17"/>
          <table:table-cell table:style-name="ce16"/>
          <table:table-cell table:style-name="ce18"/>
          <table:table-cell table:number-columns-repeated="2" table:style-name="ce16"/>
          <table:table-cell table:number-columns-repeated="2" table:style-name="ce17"/>
          <table:table-cell office:value-type="string" table:style-name="ce19">
            <text:p>Miles</text:p>
          </table:table-cell>
          <table:table-cell table:style-name="ce9"/>
          <table:table-cell table:number-columns-repeated="17" table:style-name="ce3"/>
          <table:table-cell table:number-columns-repeated="16348" table:style-name="ce9"/>
        </table:table-row>
        <table:table-row table:style-name="ro5">
          <table:table-cell table:style-name="ce20"/>
          <table:table-cell office:value-type="string" table:number-columns-spanned="3" table:number-rows-spanned="1" table:style-name="ce58">
            <text:p>Motorways</text:p>
          </table:table-cell>
          <table:covered-table-cell table:number-columns-repeated="2"/>
          <table:table-cell table:style-name="ce21"/>
          <table:table-cell office:value-type="string" table:number-columns-spanned="3" table:number-rows-spanned="1" table:style-name="ce58">
            <text:p>'A' roads</text:p>
          </table:table-cell>
          <table:covered-table-cell table:number-columns-repeated="2"/>
          <table:table-cell table:style-name="ce22"/>
          <table:table-cell table:number-columns-repeated="2" table:style-name="ce21"/>
          <table:table-cell office:value-type="string" table:number-columns-spanned="5" table:number-rows-spanned="1" table:style-name="ce59">
            <text:p>Minor roads</text:p>
          </table:table-cell>
          <table:covered-table-cell table:number-columns-repeated="4"/>
          <table:table-cell table:number-columns-repeated="2" table:style-name="ce21"/>
          <table:table-cell table:style-name="ce9"/>
          <table:table-cell table:number-columns-repeated="17" table:style-name="ce3"/>
          <table:table-cell table:number-columns-repeated="16348" table:style-name="ce9"/>
        </table:table-row>
        <table:table-row table:style-name="ro6">
          <table:table-cell office:value-type="string" table:style-name="ce23">
            <text:p>Year</text:p>
          </table:table-cell>
          <table:table-cell office:value-type="string" table:style-name="ce24">
            <text:p>Trunk</text:p>
          </table:table-cell>
          <table:table-cell office:value-type="string" table:style-name="ce24">
            <text:p>Principal</text:p>
          </table:table-cell>
          <table:table-cell office:value-type="string" table:style-name="ce24">
            <text:p>Total</text:p>
          </table:table-cell>
          <table:table-cell table:style-name="ce24"/>
          <table:table-cell office:value-type="string" table:style-name="ce19">
            <text:p>Trunk</text:p>
          </table:table-cell>
          <table:table-cell office:value-type="string" table:style-name="ce19">
            <text:p>Principal</text:p>
          </table:table-cell>
          <table:table-cell office:value-type="string" table:style-name="ce19">
            <text:p>Total</text:p>
          </table:table-cell>
          <table:table-cell table:style-name="ce19"/>
          <table:table-cell office:value-type="string" table:style-name="ce24">
            <text:p>All major roads</text:p>
          </table:table-cell>
          <table:table-cell table:style-name="ce24"/>
          <table:table-cell office:value-type="string" table:style-name="ce25">
            <text:p>'B' road</text:p>
          </table:table-cell>
          <table:table-cell office:value-type="string" table:style-name="ce25">
            <text:p>'C' road</text:p>
          </table:table-cell>
          <table:table-cell office:value-type="string" table:style-name="ce25">
            <text:p>'U' road</text:p>
          </table:table-cell>
          <table:table-cell office:value-type="string" table:style-name="ce25">
            <text:p>'C' and 'U' roads</text:p>
          </table:table-cell>
          <table:table-cell office:value-type="string" table:style-name="ce25">
            <text:p>All minor roads</text:p>
          </table:table-cell>
          <table:table-cell table:style-name="ce24"/>
          <table:table-cell office:value-type="string" table:style-name="ce24">
            <text:p>All roads</text:p>
          </table:table-cell>
          <table:table-cell table:style-name="ce9"/>
          <table:table-cell table:number-columns-repeated="17" table:style-name="ce3"/>
          <table:table-cell table:number-columns-repeated="16348" table:style-name="ce9"/>
        </table:table-row>
        <table:table-row table:style-name="ro7">
          <table:table-cell office:value-type="float" office:value="1914" table:style-name="ce26">
            <text:p>1914</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string" table:style-name="ce27">
            <text:p>:</text:p>
          </table:table-cell>
          <table:table-cell table:style-name="ce27"/>
          <table:table-cell office:value-type="string" table:style-name="ce27">
            <text:p>:</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office:value-type="string" table:style-name="ce28">
            <text:p>:</text:p>
          </table:table-cell>
          <table:table-cell table:style-name="ce27"/>
          <table:table-cell office:value-type="float" office:value="176993.2" table:style-name="ce28">
            <text:p>176,993</text:p>
          </table:table-cell>
          <table:table-cell table:style-name="ce9"/>
          <table:table-cell table:number-columns-repeated="17" table:style-name="ce3"/>
          <table:table-cell table:number-columns-repeated="16348" table:style-name="ce9"/>
        </table:table-row>
        <table:table-row table:style-name="ro7">
          <table:table-cell office:value-type="float" office:value="1923" table:style-name="ce26">
            <text:p>1923</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string" table:style-name="ce27">
            <text:p>.</text:p>
          </table:table-cell>
          <table:table-cell office:value-type="float" office:value="23228.7" table:style-name="ce27">
            <text:p>23,229</text:p>
          </table:table-cell>
          <table:table-cell office:value-type="float" office:value="23228.7" table:style-name="ce27">
            <text:p>23,229</text:p>
          </table:table-cell>
          <table:table-cell table:style-name="ce27"/>
          <table:table-cell office:value-type="float" office:value="23228.7" table:style-name="ce28">
            <text:p>23,229</text:p>
          </table:table-cell>
          <table:table-cell table:style-name="ce27"/>
          <table:table-cell office:value-type="float" office:value="14738.9" table:style-name="ce27">
            <text:p>14,739</text:p>
          </table:table-cell>
          <table:table-cell office:value-type="string" table:style-name="ce27">
            <text:p>.</text:p>
          </table:table-cell>
          <table:table-cell office:value-type="float" office:value="139351.79999999999" table:style-name="ce27">
            <text:p>139,352</text:p>
          </table:table-cell>
          <table:table-cell office:value-type="string" table:style-name="ce27">
            <text:p>:</text:p>
          </table:table-cell>
          <table:table-cell office:value-type="float" office:value="154090.70000000001" table:style-name="ce28">
            <text:p>154,091</text:p>
          </table:table-cell>
          <table:table-cell table:style-name="ce27"/>
          <table:table-cell office:value-type="float" office:value="177320.1" table:style-name="ce28">
            <text:p>177,320</text:p>
          </table:table-cell>
          <table:table-cell table:style-name="ce9"/>
          <table:table-cell table:number-columns-repeated="17" table:style-name="ce3"/>
          <table:table-cell table:number-columns-repeated="16348" table:style-name="ce9"/>
        </table:table-row>
        <table:table-row table:style-name="ro7">
          <table:table-cell office:value-type="float" office:value="1928" table:style-name="ce26">
            <text:p>1928</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string" table:style-name="ce27">
            <text:p>.</text:p>
          </table:table-cell>
          <table:table-cell office:value-type="float" office:value="25138.799999999999" table:style-name="ce27">
            <text:p>25,139</text:p>
          </table:table-cell>
          <table:table-cell office:value-type="float" office:value="25138.799999999999" table:style-name="ce27">
            <text:p>25,139</text:p>
          </table:table-cell>
          <table:table-cell table:style-name="ce27"/>
          <table:table-cell office:value-type="float" office:value="25138.799999999999" table:style-name="ce28">
            <text:p>25,139</text:p>
          </table:table-cell>
          <table:table-cell table:style-name="ce27"/>
          <table:table-cell office:value-type="float" office:value="15685.9" table:style-name="ce27">
            <text:p>15,686</text:p>
          </table:table-cell>
          <table:table-cell office:value-type="string" table:style-name="ce27">
            <text:p>.</text:p>
          </table:table-cell>
          <table:table-cell office:value-type="float" office:value="137941.9" table:style-name="ce27">
            <text:p>137,942</text:p>
          </table:table-cell>
          <table:table-cell office:value-type="string" table:style-name="ce27">
            <text:p>:</text:p>
          </table:table-cell>
          <table:table-cell office:value-type="float" office:value="153627.79999999999" table:style-name="ce28">
            <text:p>153,628</text:p>
          </table:table-cell>
          <table:table-cell table:style-name="ce27"/>
          <table:table-cell office:value-type="float" office:value="178766.6" table:style-name="ce28">
            <text:p>178,767</text:p>
          </table:table-cell>
          <table:table-cell table:style-name="ce9"/>
          <table:table-cell table:number-columns-repeated="17" table:style-name="ce3"/>
          <table:table-cell table:number-columns-repeated="16348" table:style-name="ce9"/>
        </table:table-row>
        <table:table-row table:style-name="ro7">
          <table:table-cell office:value-type="float" office:value="1933" table:style-name="ce26">
            <text:p>1933</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string" table:style-name="ce29">
            <text:p>.</text:p>
          </table:table-cell>
          <table:table-cell office:value-type="float" office:value="26584.7" table:style-name="ce29">
            <text:p>26,585</text:p>
          </table:table-cell>
          <table:table-cell office:value-type="float" office:value="26584.7" table:style-name="ce29">
            <text:p>26,585</text:p>
          </table:table-cell>
          <table:table-cell table:style-name="ce27"/>
          <table:table-cell office:value-type="float" office:value="26584.7" table:style-name="ce28">
            <text:p>26,585</text:p>
          </table:table-cell>
          <table:table-cell table:style-name="ce27"/>
          <table:table-cell office:value-type="float" office:value="16644" table:style-name="ce27">
            <text:p>16,644</text:p>
          </table:table-cell>
          <table:table-cell office:value-type="string" table:style-name="ce27">
            <text:p>.</text:p>
          </table:table-cell>
          <table:table-cell office:value-type="float" office:value="134118" table:style-name="ce27">
            <text:p>134,118</text:p>
          </table:table-cell>
          <table:table-cell office:value-type="string" table:style-name="ce27">
            <text:p>:</text:p>
          </table:table-cell>
          <table:table-cell office:value-type="float" office:value="150762" table:style-name="ce28">
            <text:p>150,762</text:p>
          </table:table-cell>
          <table:table-cell table:style-name="ce27"/>
          <table:table-cell office:value-type="float" office:value="177346.8" table:style-name="ce28">
            <text:p>177,347</text:p>
          </table:table-cell>
          <table:table-cell table:style-name="ce9"/>
          <table:table-cell table:number-columns-repeated="17" table:style-name="ce3"/>
          <table:table-cell table:number-columns-repeated="16348" table:style-name="ce9"/>
        </table:table-row>
        <table:table-row table:style-name="ro7">
          <table:table-cell office:value-type="float" office:value="1938" table:style-name="ce26">
            <text:p>1938</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3077.7" table:style-name="ce27">
            <text:p>3,078</text:p>
          </table:table-cell>
          <table:table-cell office:value-type="float" office:value="24405" table:style-name="ce27">
            <text:p>24,405</text:p>
          </table:table-cell>
          <table:table-cell office:value-type="float" office:value="27482.6" table:style-name="ce27">
            <text:p>27,483</text:p>
          </table:table-cell>
          <table:table-cell table:style-name="ce27"/>
          <table:table-cell office:value-type="float" office:value="27482.6" table:style-name="ce28">
            <text:p>27,483</text:p>
          </table:table-cell>
          <table:table-cell table:style-name="ce27"/>
          <table:table-cell office:value-type="float" office:value="17036.8" table:style-name="ce27">
            <text:p>17,037</text:p>
          </table:table-cell>
          <table:table-cell office:value-type="string" table:style-name="ce27">
            <text:p>.</text:p>
          </table:table-cell>
          <table:table-cell office:value-type="float" office:value="135334" table:style-name="ce27">
            <text:p>135,334</text:p>
          </table:table-cell>
          <table:table-cell office:value-type="string" table:style-name="ce27">
            <text:p>:</text:p>
          </table:table-cell>
          <table:table-cell office:value-type="float" office:value="152370.79999999999" table:style-name="ce28">
            <text:p>152,371</text:p>
          </table:table-cell>
          <table:table-cell table:style-name="ce27"/>
          <table:table-cell office:value-type="float" office:value="179853.4" table:style-name="ce28">
            <text:p>179,853</text:p>
          </table:table-cell>
          <table:table-cell table:style-name="ce9"/>
          <table:table-cell table:number-columns-repeated="17" table:style-name="ce3"/>
          <table:table-cell table:number-columns-repeated="16348" table:style-name="ce9"/>
        </table:table-row>
        <table:table-row table:style-name="ro7">
          <table:table-cell office:value-type="float" office:value="1943" table:style-name="ce26">
            <text:p>1943</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4459" table:style-name="ce27">
            <text:p>4,459</text:p>
          </table:table-cell>
          <table:table-cell office:value-type="float" office:value="23180.3" table:style-name="ce27">
            <text:p>23,180</text:p>
          </table:table-cell>
          <table:table-cell office:value-type="float" office:value="27639.200000000001" table:style-name="ce27">
            <text:p>27,639</text:p>
          </table:table-cell>
          <table:table-cell table:style-name="ce27"/>
          <table:table-cell office:value-type="float" office:value="27639.200000000001" table:style-name="ce28">
            <text:p>27,639</text:p>
          </table:table-cell>
          <table:table-cell table:style-name="ce27"/>
          <table:table-cell office:value-type="float" office:value="17729" table:style-name="ce27">
            <text:p>17,729</text:p>
          </table:table-cell>
          <table:table-cell office:value-type="string" table:style-name="ce29">
            <text:p>.</text:p>
          </table:table-cell>
          <table:table-cell office:value-type="string" table:style-name="ce29">
            <text:p>:</text:p>
          </table:table-cell>
          <table:table-cell office:value-type="string" table:style-name="ce27">
            <text:p>:</text:p>
          </table:table-cell>
          <table:table-cell office:value-type="string" table:style-name="ce28">
            <text:p>:</text:p>
          </table:table-cell>
          <table:table-cell table:style-name="ce27"/>
          <table:table-cell office:value-type="string" table:style-name="ce28">
            <text:p>:</text:p>
          </table:table-cell>
          <table:table-cell table:style-name="ce9"/>
          <table:table-cell table:number-columns-repeated="17" table:style-name="ce3"/>
          <table:table-cell table:number-columns-repeated="16348" table:style-name="ce9"/>
        </table:table-row>
        <table:table-row table:style-name="ro7">
          <table:table-cell office:value-type="float" office:value="1947" table:style-name="ce26">
            <text:p>1947</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190.3" table:style-name="ce27">
            <text:p>8,190</text:p>
          </table:table-cell>
          <table:table-cell office:value-type="float" office:value="19517.3" table:style-name="ce27">
            <text:p>19,517</text:p>
          </table:table-cell>
          <table:table-cell office:value-type="float" office:value="27707.599999999999" table:style-name="ce27">
            <text:p>27,708</text:p>
          </table:table-cell>
          <table:table-cell table:style-name="ce27"/>
          <table:table-cell office:value-type="float" office:value="27707.599999999999" table:style-name="ce28">
            <text:p>27,708</text:p>
          </table:table-cell>
          <table:table-cell table:style-name="ce27"/>
          <table:table-cell office:value-type="float" office:value="17707.8" table:style-name="ce27">
            <text:p>17,708</text:p>
          </table:table-cell>
          <table:table-cell office:value-type="float" office:value="48322.8" table:style-name="ce27">
            <text:p>48,323</text:p>
          </table:table-cell>
          <table:table-cell office:value-type="float" office:value="89312.8" table:style-name="ce27">
            <text:p>89,313</text:p>
          </table:table-cell>
          <table:table-cell office:value-type="float" office:value="137635.6" table:style-name="ce27">
            <text:p>137,636</text:p>
          </table:table-cell>
          <table:table-cell office:value-type="float" office:value="155343.4" table:style-name="ce28">
            <text:p>155,343</text:p>
          </table:table-cell>
          <table:table-cell table:style-name="ce27"/>
          <table:table-cell office:value-type="float" office:value="183051" table:style-name="ce28">
            <text:p>183,051</text:p>
          </table:table-cell>
          <table:table-cell table:style-name="ce9"/>
          <table:table-cell table:number-columns-repeated="17" table:style-name="ce3"/>
          <table:table-cell table:number-columns-repeated="16348" table:style-name="ce9"/>
        </table:table-row>
        <table:table-row table:style-name="ro7">
          <table:table-cell office:value-type="float" office:value="1951" table:style-name="ce26">
            <text:p>1951</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248.7000000000007" table:style-name="ce27">
            <text:p>8,249</text:p>
          </table:table-cell>
          <table:table-cell office:value-type="float" office:value="19532.8" table:style-name="ce27">
            <text:p>19,533</text:p>
          </table:table-cell>
          <table:table-cell office:value-type="float" office:value="27781.5" table:style-name="ce27">
            <text:p>27,782</text:p>
          </table:table-cell>
          <table:table-cell table:style-name="ce27"/>
          <table:table-cell office:value-type="float" office:value="27781.5" table:style-name="ce28">
            <text:p>27,782</text:p>
          </table:table-cell>
          <table:table-cell table:style-name="ce27"/>
          <table:table-cell office:value-type="float" office:value="17697.3" table:style-name="ce27">
            <text:p>17,697</text:p>
          </table:table-cell>
          <table:table-cell office:value-type="float" office:value="48681.9" table:style-name="ce27">
            <text:p>48,682</text:p>
          </table:table-cell>
          <table:table-cell office:value-type="float" office:value="90676.1" table:style-name="ce27">
            <text:p>90,676</text:p>
          </table:table-cell>
          <table:table-cell office:value-type="float" office:value="139358" table:style-name="ce27">
            <text:p>139,358</text:p>
          </table:table-cell>
          <table:table-cell office:value-type="float" office:value="157055.29999999999" table:style-name="ce28">
            <text:p>157,055</text:p>
          </table:table-cell>
          <table:table-cell table:style-name="ce27"/>
          <table:table-cell office:value-type="float" office:value="184836.8" table:style-name="ce28">
            <text:p>184,837</text:p>
          </table:table-cell>
          <table:table-cell table:style-name="ce9"/>
          <table:table-cell table:number-columns-repeated="17" table:style-name="ce3"/>
          <table:table-cell table:number-columns-repeated="16348" table:style-name="ce9"/>
        </table:table-row>
        <table:table-row table:style-name="ro8">
          <table:table-cell office:value-type="float" office:value="1952" table:style-name="ce26">
            <text:p>1952</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248.1" table:style-name="ce27">
            <text:p>8,248</text:p>
          </table:table-cell>
          <table:table-cell office:value-type="float" office:value="19563.3" table:style-name="ce27">
            <text:p>19,563</text:p>
          </table:table-cell>
          <table:table-cell office:value-type="float" office:value="27811.3" table:style-name="ce27">
            <text:p>27,811</text:p>
          </table:table-cell>
          <table:table-cell table:style-name="ce27"/>
          <table:table-cell office:value-type="float" office:value="27811.3" table:style-name="ce28">
            <text:p>27,811</text:p>
          </table:table-cell>
          <table:table-cell table:style-name="ce27"/>
          <table:table-cell office:value-type="float" office:value="17691.099999999999" table:style-name="ce27">
            <text:p>17,691</text:p>
          </table:table-cell>
          <table:table-cell office:value-type="float" office:value="48678.2" table:style-name="ce27">
            <text:p>48,678</text:p>
          </table:table-cell>
          <table:table-cell office:value-type="float" office:value="91342.8" table:style-name="ce27">
            <text:p>91,343</text:p>
          </table:table-cell>
          <table:table-cell office:value-type="float" office:value="140021" table:style-name="ce27">
            <text:p>140,021</text:p>
          </table:table-cell>
          <table:table-cell office:value-type="float" office:value="157712.1" table:style-name="ce28">
            <text:p>157,712</text:p>
          </table:table-cell>
          <table:table-cell table:style-name="ce27"/>
          <table:table-cell office:value-type="float" office:value="185522.8" table:style-name="ce28">
            <text:p>185,523</text:p>
          </table:table-cell>
          <table:table-cell table:style-name="ce9"/>
          <table:table-cell table:number-columns-repeated="17" table:style-name="ce3"/>
          <table:table-cell table:number-columns-repeated="16348" table:style-name="ce9"/>
        </table:table-row>
        <table:table-row table:style-name="ro8">
          <table:table-cell office:value-type="float" office:value="1953" table:style-name="ce26">
            <text:p>1953</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254.2999999999993" table:style-name="ce27">
            <text:p>8,254</text:p>
          </table:table-cell>
          <table:table-cell office:value-type="float" office:value="19550.8" table:style-name="ce27">
            <text:p>19,551</text:p>
          </table:table-cell>
          <table:table-cell office:value-type="float" office:value="27805.1" table:style-name="ce27">
            <text:p>27,805</text:p>
          </table:table-cell>
          <table:table-cell table:style-name="ce27"/>
          <table:table-cell office:value-type="float" office:value="27805.1" table:style-name="ce28">
            <text:p>27,805</text:p>
          </table:table-cell>
          <table:table-cell table:style-name="ce27"/>
          <table:table-cell office:value-type="float" office:value="17699.8" table:style-name="ce27">
            <text:p>17,700</text:p>
          </table:table-cell>
          <table:table-cell office:value-type="float" office:value="48693.1" table:style-name="ce27">
            <text:p>48,693</text:p>
          </table:table-cell>
          <table:table-cell office:value-type="float" office:value="92063" table:style-name="ce27">
            <text:p>92,063</text:p>
          </table:table-cell>
          <table:table-cell office:value-type="float" office:value="140756.1" table:style-name="ce27">
            <text:p>140,756</text:p>
          </table:table-cell>
          <table:table-cell office:value-type="float" office:value="158455.9" table:style-name="ce28">
            <text:p>158,456</text:p>
          </table:table-cell>
          <table:table-cell table:style-name="ce27"/>
          <table:table-cell office:value-type="float" office:value="186261" table:style-name="ce28">
            <text:p>186,261</text:p>
          </table:table-cell>
          <table:table-cell table:style-name="ce9"/>
          <table:table-cell table:number-columns-repeated="17" table:style-name="ce3"/>
          <table:table-cell table:number-columns-repeated="16348" table:style-name="ce9"/>
        </table:table-row>
        <table:table-row table:style-name="ro8">
          <table:table-cell office:value-type="float" office:value="1954" table:style-name="ce26">
            <text:p>1954</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269.7999999999993" table:style-name="ce27">
            <text:p>8,270</text:p>
          </table:table-cell>
          <table:table-cell office:value-type="float" office:value="19585" table:style-name="ce27">
            <text:p>19,585</text:p>
          </table:table-cell>
          <table:table-cell office:value-type="float" office:value="27854.799999999999" table:style-name="ce27">
            <text:p>27,855</text:p>
          </table:table-cell>
          <table:table-cell table:style-name="ce27"/>
          <table:table-cell office:value-type="float" office:value="27854.799999999999" table:style-name="ce28">
            <text:p>27,855</text:p>
          </table:table-cell>
          <table:table-cell table:style-name="ce27"/>
          <table:table-cell office:value-type="float" office:value="17689.8" table:style-name="ce27">
            <text:p>17,690</text:p>
          </table:table-cell>
          <table:table-cell office:value-type="float" office:value="48721.1" table:style-name="ce27">
            <text:p>48,721</text:p>
          </table:table-cell>
          <table:table-cell office:value-type="float" office:value="92773.8" table:style-name="ce27">
            <text:p>92,774</text:p>
          </table:table-cell>
          <table:table-cell office:value-type="float" office:value="141494.9" table:style-name="ce27">
            <text:p>141,495</text:p>
          </table:table-cell>
          <table:table-cell office:value-type="float" office:value="159184.70000000001" table:style-name="ce28">
            <text:p>159,185</text:p>
          </table:table-cell>
          <table:table-cell table:style-name="ce27"/>
          <table:table-cell office:value-type="float" office:value="187040.2" table:style-name="ce28">
            <text:p>187,040</text:p>
          </table:table-cell>
          <table:table-cell table:style-name="ce9"/>
          <table:table-cell table:number-columns-repeated="17" table:style-name="ce3"/>
          <table:table-cell table:number-columns-repeated="16348" table:style-name="ce9"/>
        </table:table-row>
        <table:table-row table:style-name="ro7">
          <table:table-cell office:value-type="float" office:value="1955" table:style-name="ce26">
            <text:p>1955</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269.7999999999993" table:style-name="ce27">
            <text:p>8,270</text:p>
          </table:table-cell>
          <table:table-cell office:value-type="float" office:value="19606.099999999999" table:style-name="ce27">
            <text:p>19,606</text:p>
          </table:table-cell>
          <table:table-cell office:value-type="float" office:value="27876" table:style-name="ce27">
            <text:p>27,876</text:p>
          </table:table-cell>
          <table:table-cell table:style-name="ce27"/>
          <table:table-cell office:value-type="float" office:value="27876" table:style-name="ce28">
            <text:p>27,876</text:p>
          </table:table-cell>
          <table:table-cell table:style-name="ce27"/>
          <table:table-cell office:value-type="float" office:value="17696" table:style-name="ce27">
            <text:p>17,696</text:p>
          </table:table-cell>
          <table:table-cell office:value-type="float" office:value="48780.7" table:style-name="ce27">
            <text:p>48,781</text:p>
          </table:table-cell>
          <table:table-cell office:value-type="float" office:value="93741.9" table:style-name="ce27">
            <text:p>93,742</text:p>
          </table:table-cell>
          <table:table-cell office:value-type="float" office:value="142522.59999999998" table:style-name="ce27">
            <text:p>142,523</text:p>
          </table:table-cell>
          <table:table-cell office:value-type="float" office:value="160218.70000000001" table:style-name="ce28">
            <text:p>160,219</text:p>
          </table:table-cell>
          <table:table-cell table:style-name="ce27"/>
          <table:table-cell office:value-type="float" office:value="188095.3" table:style-name="ce28">
            <text:p>188,095</text:p>
          </table:table-cell>
          <table:table-cell table:style-name="ce9"/>
          <table:table-cell table:number-columns-repeated="17" table:style-name="ce3"/>
          <table:table-cell table:number-columns-repeated="16348" table:style-name="ce9"/>
        </table:table-row>
        <table:table-row table:style-name="ro8">
          <table:table-cell office:value-type="float" office:value="1956" table:style-name="ce26">
            <text:p>1956</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269.7999999999993" table:style-name="ce27">
            <text:p>8,270</text:p>
          </table:table-cell>
          <table:table-cell office:value-type="float" office:value="19670.099999999999" table:style-name="ce27">
            <text:p>19,670</text:p>
          </table:table-cell>
          <table:table-cell office:value-type="float" office:value="27940" table:style-name="ce27">
            <text:p>27,940</text:p>
          </table:table-cell>
          <table:table-cell table:style-name="ce27"/>
          <table:table-cell office:value-type="float" office:value="27940" table:style-name="ce28">
            <text:p>27,940</text:p>
          </table:table-cell>
          <table:table-cell table:style-name="ce27"/>
          <table:table-cell office:value-type="float" office:value="17645.7" table:style-name="ce27">
            <text:p>17,646</text:p>
          </table:table-cell>
          <table:table-cell office:value-type="float" office:value="48818" table:style-name="ce27">
            <text:p>48,818</text:p>
          </table:table-cell>
          <table:table-cell office:value-type="float" office:value="94633" table:style-name="ce27">
            <text:p>94,633</text:p>
          </table:table-cell>
          <table:table-cell office:value-type="float" office:value="143451" table:style-name="ce27">
            <text:p>143,451</text:p>
          </table:table-cell>
          <table:table-cell office:value-type="float" office:value="161096.70000000001" table:style-name="ce28">
            <text:p>161,097</text:p>
          </table:table-cell>
          <table:table-cell table:style-name="ce27"/>
          <table:table-cell office:value-type="float" office:value="189037.3" table:style-name="ce28">
            <text:p>189,037</text:p>
          </table:table-cell>
          <table:table-cell table:style-name="ce9"/>
          <table:table-cell table:number-columns-repeated="17" table:style-name="ce3"/>
          <table:table-cell table:number-columns-repeated="16348" table:style-name="ce9"/>
        </table:table-row>
        <table:table-row table:style-name="ro8">
          <table:table-cell office:value-type="float" office:value="1957" table:style-name="ce26">
            <text:p>1957</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271.1" table:style-name="ce27">
            <text:p>8,271</text:p>
          </table:table-cell>
          <table:table-cell office:value-type="float" office:value="19736" table:style-name="ce27">
            <text:p>19,736</text:p>
          </table:table-cell>
          <table:table-cell office:value-type="float" office:value="28007.1" table:style-name="ce27">
            <text:p>28,007</text:p>
          </table:table-cell>
          <table:table-cell table:style-name="ce27"/>
          <table:table-cell office:value-type="float" office:value="28007.1" table:style-name="ce28">
            <text:p>28,007</text:p>
          </table:table-cell>
          <table:table-cell table:style-name="ce27"/>
          <table:table-cell office:value-type="float" office:value="17605.3" table:style-name="ce27">
            <text:p>17,605</text:p>
          </table:table-cell>
          <table:table-cell office:value-type="float" office:value="48849.1" table:style-name="ce27">
            <text:p>48,849</text:p>
          </table:table-cell>
          <table:table-cell office:value-type="float" office:value="95689.9" table:style-name="ce27">
            <text:p>95,690</text:p>
          </table:table-cell>
          <table:table-cell office:value-type="float" office:value="144539" table:style-name="ce27">
            <text:p>144,539</text:p>
          </table:table-cell>
          <table:table-cell office:value-type="float" office:value="162144.29999999999" table:style-name="ce28">
            <text:p>162,144</text:p>
          </table:table-cell>
          <table:table-cell table:style-name="ce27"/>
          <table:table-cell office:value-type="float" office:value="190150.8" table:style-name="ce28">
            <text:p>190,151</text:p>
          </table:table-cell>
          <table:table-cell table:style-name="ce9"/>
          <table:table-cell table:number-columns-repeated="17" table:style-name="ce3"/>
          <table:table-cell table:number-columns-repeated="16348" table:style-name="ce9"/>
        </table:table-row>
        <table:table-row table:style-name="ro8">
          <table:table-cell office:value-type="float" office:value="1958" table:style-name="ce26">
            <text:p>1958</text:p>
          </table:table-cell>
          <table:table-cell office:value-type="string" table:style-name="ce27">
            <text:p>.</text:p>
          </table:table-cell>
          <table:table-cell office:value-type="string" table:style-name="ce27">
            <text:p>.</text:p>
          </table:table-cell>
          <table:table-cell office:value-type="string" table:style-name="ce27">
            <text:p>.</text:p>
          </table:table-cell>
          <table:table-cell table:style-name="ce27"/>
          <table:table-cell office:value-type="float" office:value="8309" table:style-name="ce27">
            <text:p>8,309</text:p>
          </table:table-cell>
          <table:table-cell office:value-type="float" office:value="19706.2" table:style-name="ce27">
            <text:p>19,706</text:p>
          </table:table-cell>
          <table:table-cell office:value-type="float" office:value="28015.1" table:style-name="ce27">
            <text:p>28,015</text:p>
          </table:table-cell>
          <table:table-cell table:style-name="ce27"/>
          <table:table-cell office:value-type="float" office:value="28015.1" table:style-name="ce28">
            <text:p>28,015</text:p>
          </table:table-cell>
          <table:table-cell table:style-name="ce27"/>
          <table:table-cell office:value-type="float" office:value="17602.8" table:style-name="ce27">
            <text:p>17,603</text:p>
          </table:table-cell>
          <table:table-cell office:value-type="float" office:value="48852.800000000003" table:style-name="ce27">
            <text:p>48,853</text:p>
          </table:table-cell>
          <table:table-cell office:value-type="float" office:value="96674.8" table:style-name="ce27">
            <text:p>96,675</text:p>
          </table:table-cell>
          <table:table-cell office:value-type="float" office:value="145527.6" table:style-name="ce27">
            <text:p>145,528</text:p>
          </table:table-cell>
          <table:table-cell office:value-type="float" office:value="163130.4" table:style-name="ce28">
            <text:p>163,130</text:p>
          </table:table-cell>
          <table:table-cell table:style-name="ce27"/>
          <table:table-cell office:value-type="float" office:value="191146.2" table:style-name="ce28">
            <text:p>191,146</text:p>
          </table:table-cell>
          <table:table-cell table:style-name="ce9"/>
          <table:table-cell table:number-columns-repeated="17" table:style-name="ce3"/>
          <table:table-cell table:number-columns-repeated="16348" table:style-name="ce9"/>
        </table:table-row>
        <table:table-row table:style-name="ro8">
          <table:table-cell office:value-type="float" office:value="1959" table:style-name="ce26">
            <text:p>1959</text:p>
          </table:table-cell>
          <table:table-cell office:value-type="float" office:value="8.1" table:style-name="ce27">
            <text:p>8</text:p>
          </table:table-cell>
          <table:table-cell office:value-type="string" table:style-name="ce27">
            <text:p>.</text:p>
          </table:table-cell>
          <table:table-cell office:value-type="float" office:value="8.1" table:style-name="ce27">
            <text:p>8</text:p>
          </table:table-cell>
          <table:table-cell table:style-name="ce27"/>
          <table:table-cell office:value-type="float" office:value="8318.9" table:style-name="ce27">
            <text:p>8,319</text:p>
          </table:table-cell>
          <table:table-cell office:value-type="float" office:value="19724.8" table:style-name="ce27">
            <text:p>19,725</text:p>
          </table:table-cell>
          <table:table-cell office:value-type="float" office:value="28043.7" table:style-name="ce27">
            <text:p>28,044</text:p>
          </table:table-cell>
          <table:table-cell table:style-name="ce27"/>
          <table:table-cell office:value-type="float" office:value="28051.8" table:style-name="ce28">
            <text:p>28,052</text:p>
          </table:table-cell>
          <table:table-cell table:style-name="ce27"/>
          <table:table-cell office:value-type="float" office:value="17602.8" table:style-name="ce27">
            <text:p>17,603</text:p>
          </table:table-cell>
          <table:table-cell office:value-type="float" office:value="48872.7" table:style-name="ce27">
            <text:p>48,873</text:p>
          </table:table-cell>
          <table:table-cell office:value-type="float" office:value="98532.7" table:style-name="ce27">
            <text:p>98,533</text:p>
          </table:table-cell>
          <table:table-cell office:value-type="float" office:value="147405.4" table:style-name="ce27">
            <text:p>147,405</text:p>
          </table:table-cell>
          <table:table-cell office:value-type="float" office:value="165008.20000000001" table:style-name="ce28">
            <text:p>165,008</text:p>
          </table:table-cell>
          <table:table-cell table:style-name="ce27"/>
          <table:table-cell office:value-type="float" office:value="193060" table:style-name="ce28">
            <text:p>193,060</text:p>
          </table:table-cell>
          <table:table-cell table:style-name="ce9"/>
          <table:table-cell table:number-columns-repeated="17" table:style-name="ce3"/>
          <table:table-cell table:number-columns-repeated="16348" table:style-name="ce9"/>
        </table:table-row>
        <table:table-row table:style-name="ro7">
          <table:table-cell office:value-type="float" office:value="1960" table:style-name="ce26">
            <text:p>1960</text:p>
          </table:table-cell>
          <table:table-cell office:value-type="float" office:value="95.1" table:style-name="ce27">
            <text:p>95</text:p>
          </table:table-cell>
          <table:table-cell office:value-type="string" table:style-name="ce27">
            <text:p>.</text:p>
          </table:table-cell>
          <table:table-cell office:value-type="float" office:value="95.1" table:style-name="ce27">
            <text:p>95</text:p>
          </table:table-cell>
          <table:table-cell table:style-name="ce27"/>
          <table:table-cell office:value-type="float" office:value="8343.2000000000007" table:style-name="ce27">
            <text:p>8,343</text:p>
          </table:table-cell>
          <table:table-cell office:value-type="float" office:value="19737.900000000001" table:style-name="ce27">
            <text:p>19,738</text:p>
          </table:table-cell>
          <table:table-cell office:value-type="float" office:value="28081" table:style-name="ce27">
            <text:p>28,081</text:p>
          </table:table-cell>
          <table:table-cell table:style-name="ce27"/>
          <table:table-cell office:value-type="float" office:value="28176.1" table:style-name="ce28">
            <text:p>28,176</text:p>
          </table:table-cell>
          <table:table-cell table:style-name="ce27"/>
          <table:table-cell office:value-type="float" office:value="17605.900000000001" table:style-name="ce27">
            <text:p>17,606</text:p>
          </table:table-cell>
          <table:table-cell office:value-type="float" office:value="48913.1" table:style-name="ce27">
            <text:p>48,913</text:p>
          </table:table-cell>
          <table:table-cell office:value-type="float" office:value="99485.3" table:style-name="ce27">
            <text:p>99,485</text:p>
          </table:table-cell>
          <table:table-cell office:value-type="float" office:value="148398.39999999999" table:style-name="ce27">
            <text:p>148,398</text:p>
          </table:table-cell>
          <table:table-cell office:value-type="float" office:value="166004.29999999999" table:style-name="ce28">
            <text:p>166,004</text:p>
          </table:table-cell>
          <table:table-cell table:style-name="ce27"/>
          <table:table-cell office:value-type="float" office:value="194179.7" table:style-name="ce28">
            <text:p>194,180</text:p>
          </table:table-cell>
          <table:table-cell table:style-name="ce9"/>
          <table:table-cell table:number-columns-repeated="17" table:style-name="ce3"/>
          <table:table-cell table:number-columns-repeated="16348" table:style-name="ce9"/>
        </table:table-row>
        <table:table-row table:style-name="ro8">
          <table:table-cell office:value-type="float" office:value="1961" table:style-name="ce26">
            <text:p>1961</text:p>
          </table:table-cell>
          <table:table-cell office:value-type="float" office:value="129.9" table:style-name="ce27">
            <text:p>130</text:p>
          </table:table-cell>
          <table:table-cell office:value-type="float" office:value="6.2" table:style-name="ce27">
            <text:p>6</text:p>
          </table:table-cell>
          <table:table-cell office:value-type="float" office:value="136.1" table:style-name="ce27">
            <text:p>136</text:p>
          </table:table-cell>
          <table:table-cell table:style-name="ce27"/>
          <table:table-cell office:value-type="float" office:value="8338.2000000000007" table:style-name="ce27">
            <text:p>8,338</text:p>
          </table:table-cell>
          <table:table-cell office:value-type="float" office:value="19741" table:style-name="ce27">
            <text:p>19,741</text:p>
          </table:table-cell>
          <table:table-cell office:value-type="float" office:value="28079.1" table:style-name="ce27">
            <text:p>28,079</text:p>
          </table:table-cell>
          <table:table-cell table:style-name="ce27"/>
          <table:table-cell office:value-type="float" office:value="28215.200000000001" table:style-name="ce28">
            <text:p>28,215</text:p>
          </table:table-cell>
          <table:table-cell table:style-name="ce27"/>
          <table:table-cell office:value-type="float" office:value="17620.2" table:style-name="ce27">
            <text:p>17,620</text:p>
          </table:table-cell>
          <table:table-cell office:value-type="float" office:value="48926.8" table:style-name="ce27">
            <text:p>48,927</text:p>
          </table:table-cell>
          <table:table-cell office:value-type="float" office:value="100455.2" table:style-name="ce27">
            <text:p>100,455</text:p>
          </table:table-cell>
          <table:table-cell office:value-type="float" office:value="149382" table:style-name="ce27">
            <text:p>149,382</text:p>
          </table:table-cell>
          <table:table-cell office:value-type="float" office:value="167002.20000000001" table:style-name="ce28">
            <text:p>167,002</text:p>
          </table:table-cell>
          <table:table-cell table:style-name="ce27"/>
          <table:table-cell office:value-type="float" office:value="195216.8" table:style-name="ce28">
            <text:p>195,217</text:p>
          </table:table-cell>
          <table:table-cell table:style-name="ce9"/>
          <table:table-cell table:number-columns-repeated="17" table:style-name="ce3"/>
          <table:table-cell table:number-columns-repeated="16348" table:style-name="ce9"/>
        </table:table-row>
        <table:table-row table:style-name="ro8">
          <table:table-cell office:value-type="float" office:value="1962" table:style-name="ce26">
            <text:p>1962</text:p>
          </table:table-cell>
          <table:table-cell office:value-type="float" office:value="144.80000000000001" table:style-name="ce27">
            <text:p>145</text:p>
          </table:table-cell>
          <table:table-cell office:value-type="float" office:value="6.2" table:style-name="ce27">
            <text:p>6</text:p>
          </table:table-cell>
          <table:table-cell office:value-type="float" office:value="151" table:style-name="ce27">
            <text:p>151</text:p>
          </table:table-cell>
          <table:table-cell table:style-name="ce27"/>
          <table:table-cell office:value-type="float" office:value="8339.4" table:style-name="ce27">
            <text:p>8,339</text:p>
          </table:table-cell>
          <table:table-cell office:value-type="float" office:value="19751.5" table:style-name="ce27">
            <text:p>19,752</text:p>
          </table:table-cell>
          <table:table-cell office:value-type="float" office:value="28090.9" table:style-name="ce27">
            <text:p>28,091</text:p>
          </table:table-cell>
          <table:table-cell table:style-name="ce27"/>
          <table:table-cell office:value-type="float" office:value="28241.9" table:style-name="ce28">
            <text:p>28,242</text:p>
          </table:table-cell>
          <table:table-cell table:style-name="ce27"/>
          <table:table-cell office:value-type="float" office:value="17615.3" table:style-name="ce27">
            <text:p>17,615</text:p>
          </table:table-cell>
          <table:table-cell office:value-type="float" office:value="48954.7" table:style-name="ce27">
            <text:p>48,955</text:p>
          </table:table-cell>
          <table:table-cell office:value-type="float" office:value="101323.3" table:style-name="ce27">
            <text:p>101,323</text:p>
          </table:table-cell>
          <table:table-cell office:value-type="float" office:value="150278" table:style-name="ce27">
            <text:p>150,278</text:p>
          </table:table-cell>
          <table:table-cell office:value-type="float" office:value="167893.3" table:style-name="ce28">
            <text:p>167,893</text:p>
          </table:table-cell>
          <table:table-cell table:style-name="ce27"/>
          <table:table-cell office:value-type="float" office:value="196135.2" table:style-name="ce28">
            <text:p>196,135</text:p>
          </table:table-cell>
          <table:table-cell table:style-name="ce9"/>
          <table:table-cell table:number-columns-repeated="17" table:style-name="ce3"/>
          <table:table-cell table:number-columns-repeated="16348" table:style-name="ce9"/>
        </table:table-row>
        <table:table-row table:style-name="ro8">
          <table:table-cell office:value-type="float" office:value="1963" table:style-name="ce26">
            <text:p>1963</text:p>
          </table:table-cell>
          <table:table-cell office:value-type="float" office:value="193.9" table:style-name="ce27">
            <text:p>194</text:p>
          </table:table-cell>
          <table:table-cell office:value-type="float" office:value="6.2" table:style-name="ce27">
            <text:p>6</text:p>
          </table:table-cell>
          <table:table-cell office:value-type="float" office:value="200.1" table:style-name="ce27">
            <text:p>200</text:p>
          </table:table-cell>
          <table:table-cell table:style-name="ce27"/>
          <table:table-cell office:value-type="float" office:value="8346.9" table:style-name="ce27">
            <text:p>8,347</text:p>
          </table:table-cell>
          <table:table-cell office:value-type="float" office:value="19790.7" table:style-name="ce27">
            <text:p>19,791</text:p>
          </table:table-cell>
          <table:table-cell office:value-type="float" office:value="28137.599999999999" table:style-name="ce27">
            <text:p>28,138</text:p>
          </table:table-cell>
          <table:table-cell table:style-name="ce27"/>
          <table:table-cell office:value-type="float" office:value="28337.599999999999" table:style-name="ce28">
            <text:p>28,338</text:p>
          </table:table-cell>
          <table:table-cell table:style-name="ce27"/>
          <table:table-cell office:value-type="float" office:value="17607.8" table:style-name="ce27">
            <text:p>17,608</text:p>
          </table:table-cell>
          <table:table-cell office:value-type="float" office:value="48982.1" table:style-name="ce27">
            <text:p>48,982</text:p>
          </table:table-cell>
          <table:table-cell office:value-type="float" office:value="103527.3" table:style-name="ce27">
            <text:p>103,527</text:p>
          </table:table-cell>
          <table:table-cell office:value-type="float" office:value="152509.4" table:style-name="ce27">
            <text:p>152,509</text:p>
          </table:table-cell>
          <table:table-cell office:value-type="float" office:value="170117.1" table:style-name="ce28">
            <text:p>170,117</text:p>
          </table:table-cell>
          <table:table-cell table:style-name="ce27"/>
          <table:table-cell office:value-type="float" office:value="198454.8" table:style-name="ce28">
            <text:p>198,455</text:p>
          </table:table-cell>
          <table:table-cell table:style-name="ce9"/>
          <table:table-cell table:number-columns-repeated="17" table:style-name="ce3"/>
          <table:table-cell table:number-columns-repeated="16348" table:style-name="ce9"/>
        </table:table-row>
        <table:table-row table:style-name="ro8">
          <table:table-cell office:value-type="float" office:value="1964" table:style-name="ce26">
            <text:p>1964</text:p>
          </table:table-cell>
          <table:table-cell office:value-type="float" office:value="292" table:style-name="ce27">
            <text:p>292</text:p>
          </table:table-cell>
          <table:table-cell office:value-type="float" office:value="6.2" table:style-name="ce27">
            <text:p>6</text:p>
          </table:table-cell>
          <table:table-cell office:value-type="float" office:value="298.3" table:style-name="ce27">
            <text:p>298</text:p>
          </table:table-cell>
          <table:table-cell table:style-name="ce27"/>
          <table:table-cell office:value-type="float" office:value="8335.7000000000007" table:style-name="ce27">
            <text:p>8,336</text:p>
          </table:table-cell>
          <table:table-cell office:value-type="float" office:value="19816.8" table:style-name="ce27">
            <text:p>19,817</text:p>
          </table:table-cell>
          <table:table-cell office:value-type="float" office:value="28152.5" table:style-name="ce27">
            <text:p>28,153</text:p>
          </table:table-cell>
          <table:table-cell table:style-name="ce27"/>
          <table:table-cell office:value-type="float" office:value="28450.7" table:style-name="ce28">
            <text:p>28,451</text:p>
          </table:table-cell>
          <table:table-cell table:style-name="ce27"/>
          <table:table-cell office:value-type="float" office:value="17627.099999999999" table:style-name="ce29">
            <text:p>17,627</text:p>
          </table:table-cell>
          <table:table-cell office:value-type="float" office:value="48987" table:style-name="ce29">
            <text:p>48,987</text:p>
          </table:table-cell>
          <table:table-cell office:value-type="float" office:value="104678.1" table:style-name="ce29">
            <text:p>104,678</text:p>
          </table:table-cell>
          <table:table-cell office:value-type="float" office:value="153665.1" table:style-name="ce27">
            <text:p>153,665</text:p>
          </table:table-cell>
          <table:table-cell office:value-type="float" office:value="171292.2" table:style-name="ce28">
            <text:p>171,292</text:p>
          </table:table-cell>
          <table:table-cell table:style-name="ce27"/>
          <table:table-cell office:value-type="float" office:value="199742.9" table:style-name="ce28">
            <text:p>199,743</text:p>
          </table:table-cell>
          <table:table-cell table:style-name="ce9"/>
          <table:table-cell table:number-columns-repeated="17" table:style-name="ce3"/>
          <table:table-cell table:number-columns-repeated="16348" table:style-name="ce9"/>
        </table:table-row>
        <table:table-row table:style-name="ro7">
          <table:table-cell office:value-type="float" office:value="1965" table:style-name="ce26">
            <text:p>1965</text:p>
          </table:table-cell>
          <table:table-cell office:value-type="float" office:value="346.1" table:style-name="ce27">
            <text:p>346</text:p>
          </table:table-cell>
          <table:table-cell office:value-type="float" office:value="6.2" table:style-name="ce27">
            <text:p>6</text:p>
          </table:table-cell>
          <table:table-cell office:value-type="float" office:value="351.7" table:style-name="ce27">
            <text:p>352</text:p>
          </table:table-cell>
          <table:table-cell table:style-name="ce27"/>
          <table:table-cell office:value-type="float" office:value="8348.7000000000007" table:style-name="ce27">
            <text:p>8,349</text:p>
          </table:table-cell>
          <table:table-cell office:value-type="float" office:value="19859.599999999999" table:style-name="ce27">
            <text:p>19,860</text:p>
          </table:table-cell>
          <table:table-cell office:value-type="float" office:value="28208.400000000001" table:style-name="ce27">
            <text:p>28,208</text:p>
          </table:table-cell>
          <table:table-cell table:style-name="ce27"/>
          <table:table-cell office:value-type="float" office:value="28560.7" table:style-name="ce28">
            <text:p>28,561</text:p>
          </table:table-cell>
          <table:table-cell table:style-name="ce27"/>
          <table:table-cell office:value-type="float" office:value="17642" table:style-name="ce27">
            <text:p>17,642</text:p>
          </table:table-cell>
          <table:table-cell office:value-type="float" office:value="48998.2" table:style-name="ce27">
            <text:p>48,998</text:p>
          </table:table-cell>
          <table:table-cell office:value-type="float" office:value="105854.9" table:style-name="ce27">
            <text:p>105,855</text:p>
          </table:table-cell>
          <table:table-cell office:value-type="float" office:value="154853.09999999998" table:style-name="ce27">
            <text:p>154,853</text:p>
          </table:table-cell>
          <table:table-cell office:value-type="float" office:value="172495.1" table:style-name="ce28">
            <text:p>172,495</text:p>
          </table:table-cell>
          <table:table-cell table:style-name="ce27"/>
          <table:table-cell office:value-type="float" office:value="201055.8" table:style-name="ce28">
            <text:p>201,056</text:p>
          </table:table-cell>
          <table:table-cell table:style-name="ce9"/>
          <table:table-cell table:number-columns-repeated="17" table:style-name="ce3"/>
          <table:table-cell table:number-columns-repeated="16348" table:style-name="ce9"/>
        </table:table-row>
        <table:table-row table:style-name="ro8">
          <table:table-cell office:value-type="float" office:value="1966" table:style-name="ce26">
            <text:p>1966</text:p>
          </table:table-cell>
          <table:table-cell office:value-type="float" office:value="382.8" table:style-name="ce27">
            <text:p>383</text:p>
          </table:table-cell>
          <table:table-cell office:value-type="float" office:value="8.1" table:style-name="ce27">
            <text:p>8</text:p>
          </table:table-cell>
          <table:table-cell office:value-type="float" office:value="390.8" table:style-name="ce27">
            <text:p>391</text:p>
          </table:table-cell>
          <table:table-cell table:style-name="ce27"/>
          <table:table-cell office:value-type="float" office:value="8335.1" table:style-name="ce27">
            <text:p>8,335</text:p>
          </table:table-cell>
          <table:table-cell office:value-type="float" office:value="19908.7" table:style-name="ce27">
            <text:p>19,909</text:p>
          </table:table-cell>
          <table:table-cell office:value-type="float" office:value="28243.8" table:style-name="ce27">
            <text:p>28,244</text:p>
          </table:table-cell>
          <table:table-cell table:style-name="ce27"/>
          <table:table-cell office:value-type="float" office:value="28634.6" table:style-name="ce28">
            <text:p>28,635</text:p>
          </table:table-cell>
          <table:table-cell table:style-name="ce27"/>
          <table:table-cell office:value-type="float" office:value="17632" table:style-name="ce29">
            <text:p>17,632</text:p>
          </table:table-cell>
          <table:table-cell office:value-type="float" office:value="49000.1" table:style-name="ce29">
            <text:p>49,000</text:p>
          </table:table-cell>
          <table:table-cell office:value-type="float" office:value="106792" table:style-name="ce27">
            <text:p>106,792</text:p>
          </table:table-cell>
          <table:table-cell office:value-type="float" office:value="155792.1" table:style-name="ce27">
            <text:p>155,792</text:p>
          </table:table-cell>
          <table:table-cell office:value-type="float" office:value="173424.1" table:style-name="ce28">
            <text:p>173,424</text:p>
          </table:table-cell>
          <table:table-cell table:style-name="ce27"/>
          <table:table-cell office:value-type="float" office:value="202058.7" table:style-name="ce28">
            <text:p>202,059</text:p>
          </table:table-cell>
          <table:table-cell table:style-name="ce9"/>
          <table:table-cell table:number-columns-repeated="17" table:style-name="ce3"/>
          <table:table-cell table:number-columns-repeated="16348" table:style-name="ce9"/>
        </table:table-row>
        <table:table-row table:style-name="ro8">
          <table:table-cell office:value-type="float" office:value="1967" table:style-name="ce26">
            <text:p>1967</text:p>
          </table:table-cell>
          <table:table-cell office:value-type="float" office:value="464.2" table:style-name="ce27">
            <text:p>464</text:p>
          </table:table-cell>
          <table:table-cell office:value-type="float" office:value="6.8" table:style-name="ce27">
            <text:p>7</text:p>
          </table:table-cell>
          <table:table-cell office:value-type="float" office:value="472.9" table:style-name="ce27">
            <text:p>473</text:p>
          </table:table-cell>
          <table:table-cell table:style-name="ce27"/>
          <table:table-cell office:value-type="float" office:value="8333.7999999999993" table:style-name="ce27">
            <text:p>8,334</text:p>
          </table:table-cell>
          <table:table-cell office:value-type="float" office:value="20214.400000000001" table:style-name="ce27">
            <text:p>20,214</text:p>
          </table:table-cell>
          <table:table-cell office:value-type="float" office:value="28548.3" table:style-name="ce27">
            <text:p>28,548</text:p>
          </table:table-cell>
          <table:table-cell table:style-name="ce27"/>
          <table:table-cell office:value-type="float" office:value="29019.3" table:style-name="ce28">
            <text:p>29,019</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p>
          </table:table-cell>
          <table:table-cell office:value-type="string" table:style-name="ce27">
            <text:p>:</text:p>
          </table:table-cell>
          <table:table-cell office:value-type="float" office:value="173660.2" table:style-name="ce28">
            <text:p>173,660</text:p>
          </table:table-cell>
          <table:table-cell table:style-name="ce27"/>
          <table:table-cell office:value-type="float" office:value="202678.9" table:style-name="ce28">
            <text:p>202,679</text:p>
          </table:table-cell>
          <table:table-cell table:style-name="ce9"/>
          <table:table-cell table:number-columns-repeated="17" table:style-name="ce3"/>
          <table:table-cell table:number-columns-repeated="16348" table:style-name="ce9"/>
        </table:table-row>
        <table:table-row table:style-name="ro8">
          <table:table-cell office:value-type="float" office:value="1968" table:style-name="ce26">
            <text:p>1968</text:p>
          </table:table-cell>
          <table:table-cell office:value-type="float" office:value="540" table:style-name="ce27">
            <text:p>540</text:p>
          </table:table-cell>
          <table:table-cell office:value-type="float" office:value="6.8" table:style-name="ce27">
            <text:p>7</text:p>
          </table:table-cell>
          <table:table-cell office:value-type="float" office:value="549.29999999999995" table:style-name="ce27">
            <text:p>549</text:p>
          </table:table-cell>
          <table:table-cell table:style-name="ce27"/>
          <table:table-cell office:value-type="string" table:style-name="ce27">
            <text:p>..</text:p>
          </table:table-cell>
          <table:table-cell office:value-type="string" table:style-name="ce27">
            <text:p>..</text:p>
          </table:table-cell>
          <table:table-cell office:value-type="float" office:value="28586.799999999999" table:style-name="ce27">
            <text:p>28,587</text:p>
          </table:table-cell>
          <table:table-cell table:style-name="ce27"/>
          <table:table-cell office:value-type="float" office:value="29136.1" table:style-name="ce28">
            <text:p>29,136</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p>
          </table:table-cell>
          <table:table-cell office:value-type="string" table:style-name="ce27">
            <text:p>:</text:p>
          </table:table-cell>
          <table:table-cell office:value-type="float" office:value="174784.3" table:style-name="ce28">
            <text:p>174,784</text:p>
          </table:table-cell>
          <table:table-cell table:style-name="ce27"/>
          <table:table-cell office:value-type="float" office:value="203920.4" table:style-name="ce28">
            <text:p>203,920</text:p>
          </table:table-cell>
          <table:table-cell table:style-name="ce9"/>
          <table:table-cell table:number-columns-repeated="17" table:style-name="ce3"/>
          <table:table-cell table:number-columns-repeated="16348" table:style-name="ce9"/>
        </table:table-row>
        <table:table-row table:style-name="ro8">
          <table:table-cell office:value-type="float" office:value="1969" table:style-name="ce26">
            <text:p>1969</text:p>
          </table:table-cell>
          <table:table-cell office:value-type="float" office:value="587.79999999999995" table:style-name="ce27">
            <text:p>588</text:p>
          </table:table-cell>
          <table:table-cell office:value-type="float" office:value="11.2" table:style-name="ce27">
            <text:p>11</text:p>
          </table:table-cell>
          <table:table-cell office:value-type="float" office:value="599" table:style-name="ce27">
            <text:p>599</text:p>
          </table:table-cell>
          <table:table-cell table:style-name="ce27"/>
          <table:table-cell office:value-type="float" office:value="8384.2000000000007" table:style-name="ce27">
            <text:p>8,384</text:p>
          </table:table-cell>
          <table:table-cell office:value-type="float" office:value="20203.900000000001" table:style-name="ce27">
            <text:p>20,204</text:p>
          </table:table-cell>
          <table:table-cell office:value-type="float" office:value="28588.100000000002" table:style-name="ce27">
            <text:p>28,588</text:p>
          </table:table-cell>
          <table:table-cell table:style-name="ce27"/>
          <table:table-cell office:value-type="float" office:value="29187" table:style-name="ce28">
            <text:p>29,187</text:p>
          </table:table-cell>
          <table:table-cell table:style-name="ce27"/>
          <table:table-cell office:value-type="string" table:style-name="ce27">
            <text:p>:<text:s/></text:p>
          </table:table-cell>
          <table:table-cell office:value-type="string" table:style-name="ce27">
            <text:p>:<text:s/></text:p>
          </table:table-cell>
          <table:table-cell office:value-type="float" office:value="103202.9" table:style-name="ce27">
            <text:p>103,203</text:p>
          </table:table-cell>
          <table:table-cell office:value-type="string" table:style-name="ce27">
            <text:p>:</text:p>
          </table:table-cell>
          <table:table-cell office:value-type="float" office:value="169847.5" table:style-name="ce28">
            <text:p>169,848</text:p>
          </table:table-cell>
          <table:table-cell table:style-name="ce27"/>
          <table:table-cell office:value-type="float" office:value="199034.5" table:style-name="ce28">
            <text:p>199,035</text:p>
          </table:table-cell>
          <table:table-cell table:style-name="ce9"/>
          <table:table-cell table:number-columns-repeated="17" table:style-name="ce3"/>
          <table:table-cell table:number-columns-repeated="16348" table:style-name="ce9"/>
        </table:table-row>
        <table:table-row table:style-name="ro7">
          <table:table-cell office:value-type="float" office:value="1970" table:style-name="ce26">
            <text:p>1970</text:p>
          </table:table-cell>
          <table:table-cell office:value-type="float" office:value="635" table:style-name="ce27">
            <text:p>635</text:p>
          </table:table-cell>
          <table:table-cell office:value-type="float" office:value="21.7" table:style-name="ce27">
            <text:p>22</text:p>
          </table:table-cell>
          <table:table-cell office:value-type="float" office:value="656.8" table:style-name="ce27">
            <text:p>657</text:p>
          </table:table-cell>
          <table:table-cell table:style-name="ce27"/>
          <table:table-cell office:value-type="float" office:value="8351.9" table:style-name="ce27">
            <text:p>8,352</text:p>
          </table:table-cell>
          <table:table-cell office:value-type="float" office:value="20225" table:style-name="ce27">
            <text:p>20,225</text:p>
          </table:table-cell>
          <table:table-cell office:value-type="float" office:value="28576.9" table:style-name="ce27">
            <text:p>28,577</text:p>
          </table:table-cell>
          <table:table-cell table:style-name="ce27"/>
          <table:table-cell office:value-type="float" office:value="29233.7" table:style-name="ce28">
            <text:p>29,234</text:p>
          </table:table-cell>
          <table:table-cell table:style-name="ce27"/>
          <table:table-cell office:value-type="string" table:style-name="ce29">
            <text:p>:<text:s/></text:p>
          </table:table-cell>
          <table:table-cell office:value-type="string" table:style-name="ce29">
            <text:p>:<text:s/></text:p>
          </table:table-cell>
          <table:table-cell office:value-type="float" office:value="104484.8" table:style-name="ce27">
            <text:p>104,485</text:p>
          </table:table-cell>
          <table:table-cell office:value-type="string" table:style-name="ce27">
            <text:p>:</text:p>
          </table:table-cell>
          <table:table-cell office:value-type="float" office:value="171148.6" table:style-name="ce28">
            <text:p>171,149</text:p>
          </table:table-cell>
          <table:table-cell table:style-name="ce27"/>
          <table:table-cell office:value-type="float" office:value="200382.3" table:style-name="ce28">
            <text:p>200,382</text:p>
          </table:table-cell>
          <table:table-cell table:style-name="ce9"/>
          <table:table-cell table:number-columns-repeated="17" table:style-name="ce3"/>
          <table:table-cell table:number-columns-repeated="16348" table:style-name="ce9"/>
        </table:table-row>
        <table:table-row table:style-name="ro8">
          <table:table-cell office:value-type="float" office:value="1971" table:style-name="ce26">
            <text:p>1971</text:p>
          </table:table-cell>
          <table:table-cell office:value-type="float" office:value="767.4" table:style-name="ce27">
            <text:p>767</text:p>
          </table:table-cell>
          <table:table-cell office:value-type="float" office:value="21.7" table:style-name="ce27">
            <text:p>22</text:p>
          </table:table-cell>
          <table:table-cell office:value-type="float" office:value="789.1" table:style-name="ce27">
            <text:p>789</text:p>
          </table:table-cell>
          <table:table-cell table:style-name="ce27"/>
          <table:table-cell office:value-type="float" office:value="8346.9" table:style-name="ce27">
            <text:p>8,347</text:p>
          </table:table-cell>
          <table:table-cell office:value-type="float" office:value="20320.099999999999" table:style-name="ce27">
            <text:p>20,320</text:p>
          </table:table-cell>
          <table:table-cell office:value-type="float" office:value="28667" table:style-name="ce27">
            <text:p>28,667</text:p>
          </table:table-cell>
          <table:table-cell table:style-name="ce27"/>
          <table:table-cell office:value-type="float" office:value="29456.1" table:style-name="ce28">
            <text:p>29,456</text:p>
          </table:table-cell>
          <table:table-cell table:style-name="ce27"/>
          <table:table-cell office:value-type="string" table:style-name="ce27">
            <text:p>:<text:s/></text:p>
          </table:table-cell>
          <table:table-cell office:value-type="string" table:style-name="ce27">
            <text:p>:<text:s/></text:p>
          </table:table-cell>
          <table:table-cell office:value-type="float" office:value="105553.60000000001" table:style-name="ce27">
            <text:p>105,554</text:p>
          </table:table-cell>
          <table:table-cell office:value-type="string" table:style-name="ce27">
            <text:p>:</text:p>
          </table:table-cell>
          <table:table-cell office:value-type="float" office:value="172281.4" table:style-name="ce28">
            <text:p>172,281</text:p>
          </table:table-cell>
          <table:table-cell table:style-name="ce27"/>
          <table:table-cell office:value-type="float" office:value="201737.5" table:style-name="ce28">
            <text:p>201,738</text:p>
          </table:table-cell>
          <table:table-cell table:style-name="ce9"/>
          <table:table-cell table:number-columns-repeated="17" table:style-name="ce3"/>
          <table:table-cell table:number-columns-repeated="16348" table:style-name="ce9"/>
        </table:table-row>
        <table:table-row table:style-name="ro8">
          <table:table-cell office:value-type="float" office:value="1972" table:style-name="ce26">
            <text:p>1972</text:p>
          </table:table-cell>
          <table:table-cell office:value-type="float" office:value="999.8" table:style-name="ce27">
            <text:p>1,000</text:p>
          </table:table-cell>
          <table:table-cell office:value-type="float" office:value="37.299999999999997" table:style-name="ce27">
            <text:p>37</text:p>
          </table:table-cell>
          <table:table-cell office:value-type="float" office:value="1037.0999999999999" table:style-name="ce27">
            <text:p>1,037</text:p>
          </table:table-cell>
          <table:table-cell table:style-name="ce27"/>
          <table:table-cell office:value-type="float" office:value="8358.1" table:style-name="ce27">
            <text:p>8,358</text:p>
          </table:table-cell>
          <table:table-cell office:value-type="float" office:value="20359.2" table:style-name="ce27">
            <text:p>20,359</text:p>
          </table:table-cell>
          <table:table-cell office:value-type="float" office:value="28717.300000000003" table:style-name="ce27">
            <text:p>28,717</text:p>
          </table:table-cell>
          <table:table-cell table:style-name="ce27"/>
          <table:table-cell office:value-type="float" office:value="29754.400000000001" table:style-name="ce28">
            <text:p>29,754</text:p>
          </table:table-cell>
          <table:table-cell table:style-name="ce27"/>
          <table:table-cell office:value-type="string" table:style-name="ce27">
            <text:p>:<text:s/></text:p>
          </table:table-cell>
          <table:table-cell office:value-type="string" table:style-name="ce27">
            <text:p>:<text:s/></text:p>
          </table:table-cell>
          <table:table-cell office:value-type="float" office:value="107141.8" table:style-name="ce27">
            <text:p>107,142</text:p>
          </table:table-cell>
          <table:table-cell office:value-type="string" table:style-name="ce27">
            <text:p>:</text:p>
          </table:table-cell>
          <table:table-cell office:value-type="float" office:value="173879.5" table:style-name="ce28">
            <text:p>173,880</text:p>
          </table:table-cell>
          <table:table-cell table:style-name="ce27"/>
          <table:table-cell office:value-type="float" office:value="203633.9" table:style-name="ce28">
            <text:p>203,634</text:p>
          </table:table-cell>
          <table:table-cell table:style-name="ce9"/>
          <table:table-cell table:number-columns-repeated="17" table:style-name="ce3"/>
          <table:table-cell table:number-columns-repeated="16348" table:style-name="ce9"/>
        </table:table-row>
        <table:table-row table:style-name="ro8">
          <table:table-cell office:value-type="float" office:value="1973" table:style-name="ce26">
            <text:p>1973</text:p>
          </table:table-cell>
          <table:table-cell office:value-type="float" office:value="1031.5" table:style-name="ce27">
            <text:p>1,032</text:p>
          </table:table-cell>
          <table:table-cell office:value-type="float" office:value="43.5" table:style-name="ce27">
            <text:p>44</text:p>
          </table:table-cell>
          <table:table-cell office:value-type="float" office:value="1075" table:style-name="ce27">
            <text:p>1,075</text:p>
          </table:table-cell>
          <table:table-cell table:style-name="ce27"/>
          <table:table-cell office:value-type="float" office:value="8295.9" table:style-name="ce27">
            <text:p>8,296</text:p>
          </table:table-cell>
          <table:table-cell office:value-type="float" office:value="20374.099999999999" table:style-name="ce27">
            <text:p>20,374</text:p>
          </table:table-cell>
          <table:table-cell office:value-type="float" office:value="28670" table:style-name="ce27">
            <text:p>28,670</text:p>
          </table:table-cell>
          <table:table-cell table:style-name="ce27"/>
          <table:table-cell office:value-type="float" office:value="29745" table:style-name="ce28">
            <text:p>29,745</text:p>
          </table:table-cell>
          <table:table-cell table:style-name="ce27"/>
          <table:table-cell office:value-type="float" office:value="17031.2" table:style-name="ce27">
            <text:p>17,031</text:p>
          </table:table-cell>
          <table:table-cell office:value-type="float" office:value="49579.8" table:style-name="ce27">
            <text:p>49,580</text:p>
          </table:table-cell>
          <table:table-cell office:value-type="float" office:value="106913.1" table:style-name="ce27">
            <text:p>106,913</text:p>
          </table:table-cell>
          <table:table-cell office:value-type="float" office:value="156492.90000000002" table:style-name="ce27">
            <text:p>156,493</text:p>
          </table:table-cell>
          <table:table-cell office:value-type="float" office:value="173524.1" table:style-name="ce28">
            <text:p>173,524</text:p>
          </table:table-cell>
          <table:table-cell table:style-name="ce27"/>
          <table:table-cell office:value-type="float" office:value="203269.8" table:style-name="ce28">
            <text:p>203,270</text:p>
          </table:table-cell>
          <table:table-cell table:style-name="ce9"/>
          <table:table-cell table:number-columns-repeated="17" table:style-name="ce3"/>
          <table:table-cell table:number-columns-repeated="16348" table:style-name="ce9"/>
        </table:table-row>
        <table:table-row table:style-name="ro8">
          <table:table-cell office:value-type="float" office:value="1974" table:style-name="ce26">
            <text:p>1974</text:p>
          </table:table-cell>
          <table:table-cell office:value-type="float" office:value="1103.5999999999999" table:style-name="ce27">
            <text:p>1,104</text:p>
          </table:table-cell>
          <table:table-cell office:value-type="float" office:value="57.2" table:style-name="ce27">
            <text:p>57</text:p>
          </table:table-cell>
          <table:table-cell office:value-type="float" office:value="1161.3" table:style-name="ce27">
            <text:p>1,161</text:p>
          </table:table-cell>
          <table:table-cell table:style-name="ce27"/>
          <table:table-cell office:value-type="float" office:value="8291" table:style-name="ce27">
            <text:p>8,291</text:p>
          </table:table-cell>
          <table:table-cell office:value-type="float" office:value="20412" table:style-name="ce27">
            <text:p>20,412</text:p>
          </table:table-cell>
          <table:table-cell office:value-type="float" office:value="28703" table:style-name="ce27">
            <text:p>28,703</text:p>
          </table:table-cell>
          <table:table-cell table:style-name="ce27"/>
          <table:table-cell office:value-type="float" office:value="29863.7" table:style-name="ce28">
            <text:p>29,864</text:p>
          </table:table-cell>
          <table:table-cell table:style-name="ce27"/>
          <table:table-cell office:value-type="float" office:value="17087.7" table:style-name="ce27">
            <text:p>17,088</text:p>
          </table:table-cell>
          <table:table-cell office:value-type="float" office:value="49748.2" table:style-name="ce27">
            <text:p>49,748</text:p>
          </table:table-cell>
          <table:table-cell office:value-type="float" office:value="107772.5" table:style-name="ce27">
            <text:p>107,773</text:p>
          </table:table-cell>
          <table:table-cell office:value-type="float" office:value="157520.70000000001" table:style-name="ce27">
            <text:p>157,521</text:p>
          </table:table-cell>
          <table:table-cell office:value-type="float" office:value="174608.4" table:style-name="ce28">
            <text:p>174,608</text:p>
          </table:table-cell>
          <table:table-cell table:style-name="ce27"/>
          <table:table-cell office:value-type="float" office:value="204472.1" table:style-name="ce28">
            <text:p>204,472</text:p>
          </table:table-cell>
          <table:table-cell table:style-name="ce9"/>
          <table:table-cell table:number-columns-repeated="17" table:style-name="ce3"/>
          <table:table-cell table:number-columns-repeated="16348" table:style-name="ce9"/>
        </table:table-row>
        <table:table-row table:style-name="ro7">
          <table:table-cell office:value-type="float" office:value="1975" table:style-name="ce26">
            <text:p>1975</text:p>
          </table:table-cell>
          <table:table-cell office:value-type="float" office:value="1168.8" table:style-name="ce27">
            <text:p>1,169</text:p>
          </table:table-cell>
          <table:table-cell office:value-type="float" office:value="58.4" table:style-name="ce27">
            <text:p>58</text:p>
          </table:table-cell>
          <table:table-cell office:value-type="float" office:value="1227.2" table:style-name="ce27">
            <text:p>1,227</text:p>
          </table:table-cell>
          <table:table-cell table:style-name="ce27"/>
          <table:table-cell office:value-type="float" office:value="8300.9" table:style-name="ce27">
            <text:p>8,301</text:p>
          </table:table-cell>
          <table:table-cell office:value-type="float" office:value="20501.5" table:style-name="ce27">
            <text:p>20,502</text:p>
          </table:table-cell>
          <table:table-cell office:value-type="float" office:value="28802.400000000001" table:style-name="ce27">
            <text:p>28,802</text:p>
          </table:table-cell>
          <table:table-cell table:style-name="ce27"/>
          <table:table-cell office:value-type="float" office:value="30029.599999999999" table:style-name="ce28">
            <text:p>30,030</text:p>
          </table:table-cell>
          <table:table-cell table:style-name="ce27"/>
          <table:table-cell office:value-type="float" office:value="17153.599999999999" table:style-name="ce27">
            <text:p>17,154</text:p>
          </table:table-cell>
          <table:table-cell office:value-type="float" office:value="49806.6" table:style-name="ce27">
            <text:p>49,807</text:p>
          </table:table-cell>
          <table:table-cell office:value-type="float" office:value="108086.9" table:style-name="ce27">
            <text:p>108,087</text:p>
          </table:table-cell>
          <table:table-cell office:value-type="float" office:value="157893.5" table:style-name="ce27">
            <text:p>157,894</text:p>
          </table:table-cell>
          <table:table-cell office:value-type="float" office:value="175047.1" table:style-name="ce28">
            <text:p>175,047</text:p>
          </table:table-cell>
          <table:table-cell table:style-name="ce27"/>
          <table:table-cell office:value-type="float" office:value="205076.7" table:style-name="ce28">
            <text:p>205,077</text:p>
          </table:table-cell>
          <table:table-cell table:style-name="ce9"/>
          <table:table-cell table:number-columns-repeated="17" table:style-name="ce3"/>
          <table:table-cell table:number-columns-repeated="16348" table:style-name="ce9"/>
        </table:table-row>
        <table:table-row table:style-name="ro8">
          <table:table-cell office:value-type="float" office:value="1976" table:style-name="ce26">
            <text:p>1976</text:p>
          </table:table-cell>
          <table:table-cell office:value-type="float" office:value="1281.3" table:style-name="ce27">
            <text:p>1,281</text:p>
          </table:table-cell>
          <table:table-cell office:value-type="float" office:value="57.8" table:style-name="ce27">
            <text:p>58</text:p>
          </table:table-cell>
          <table:table-cell office:value-type="float" office:value="1339.1" table:style-name="ce27">
            <text:p>1,339</text:p>
          </table:table-cell>
          <table:table-cell table:style-name="ce27"/>
          <table:table-cell office:value-type="float" office:value="8351.2000000000007" table:style-name="ce27">
            <text:p>8,351</text:p>
          </table:table-cell>
          <table:table-cell office:value-type="float" office:value="20587.3" table:style-name="ce27">
            <text:p>20,587</text:p>
          </table:table-cell>
          <table:table-cell office:value-type="float" office:value="28938.5" table:style-name="ce27">
            <text:p>28,939</text:p>
          </table:table-cell>
          <table:table-cell table:style-name="ce27"/>
          <table:table-cell office:value-type="float" office:value="30277.599999999999" table:style-name="ce28">
            <text:p>30,278</text:p>
          </table:table-cell>
          <table:table-cell table:style-name="ce27"/>
          <table:table-cell office:value-type="float" office:value="17281.599999999999" table:style-name="ce27">
            <text:p>17,282</text:p>
          </table:table-cell>
          <table:table-cell office:value-type="float" office:value="50027.8" table:style-name="ce27">
            <text:p>50,028</text:p>
          </table:table-cell>
          <table:table-cell office:value-type="float" office:value="109233.3" table:style-name="ce27">
            <text:p>109,233</text:p>
          </table:table-cell>
          <table:table-cell office:value-type="float" office:value="159261.1" table:style-name="ce27">
            <text:p>159,261</text:p>
          </table:table-cell>
          <table:table-cell office:value-type="float" office:value="176542.7" table:style-name="ce28">
            <text:p>176,543</text:p>
          </table:table-cell>
          <table:table-cell table:style-name="ce27"/>
          <table:table-cell office:value-type="float" office:value="206820.9" table:style-name="ce28">
            <text:p>206,821</text:p>
          </table:table-cell>
          <table:table-cell table:style-name="ce9"/>
          <table:table-cell table:number-columns-repeated="17" table:style-name="ce3"/>
          <table:table-cell table:number-columns-repeated="16348" table:style-name="ce9"/>
        </table:table-row>
        <table:table-row table:style-name="ro8">
          <table:table-cell office:value-type="float" office:value="1977" table:style-name="ce26">
            <text:p>1977</text:p>
          </table:table-cell>
          <table:table-cell office:value-type="float" office:value="1324.1" table:style-name="ce27">
            <text:p>1,324</text:p>
          </table:table-cell>
          <table:table-cell office:value-type="float" office:value="65.900000000000006" table:style-name="ce27">
            <text:p>66</text:p>
          </table:table-cell>
          <table:table-cell office:value-type="float" office:value="1390" table:style-name="ce27">
            <text:p>1,390</text:p>
          </table:table-cell>
          <table:table-cell table:style-name="ce27"/>
          <table:table-cell office:value-type="float" office:value="8135" table:style-name="ce27">
            <text:p>8,135</text:p>
          </table:table-cell>
          <table:table-cell office:value-type="float" office:value="20811" table:style-name="ce27">
            <text:p>20,811</text:p>
          </table:table-cell>
          <table:table-cell office:value-type="float" office:value="28946" table:style-name="ce27">
            <text:p>28,946</text:p>
          </table:table-cell>
          <table:table-cell table:style-name="ce27"/>
          <table:table-cell office:value-type="float" office:value="30336" table:style-name="ce28">
            <text:p>30,336</text:p>
          </table:table-cell>
          <table:table-cell table:style-name="ce27"/>
          <table:table-cell office:value-type="float" office:value="17320.7" table:style-name="ce27">
            <text:p>17,321</text:p>
          </table:table-cell>
          <table:table-cell office:value-type="float" office:value="50140.3" table:style-name="ce27">
            <text:p>50,140</text:p>
          </table:table-cell>
          <table:table-cell office:value-type="float" office:value="110525.8" table:style-name="ce27">
            <text:p>110,526</text:p>
          </table:table-cell>
          <table:table-cell office:value-type="float" office:value="160666.1" table:style-name="ce27">
            <text:p>160,666</text:p>
          </table:table-cell>
          <table:table-cell office:value-type="float" office:value="177986.8" table:style-name="ce28">
            <text:p>177,987</text:p>
          </table:table-cell>
          <table:table-cell table:style-name="ce27"/>
          <table:table-cell office:value-type="float" office:value="208322.8" table:style-name="ce28">
            <text:p>208,323</text:p>
          </table:table-cell>
          <table:table-cell table:style-name="ce9"/>
          <table:table-cell table:number-columns-repeated="17" table:style-name="ce3"/>
          <table:table-cell table:number-columns-repeated="16348" table:style-name="ce9"/>
        </table:table-row>
        <table:table-row table:style-name="ro8">
          <table:table-cell office:value-type="float" office:value="1978" table:style-name="ce26">
            <text:p>1978</text:p>
          </table:table-cell>
          <table:table-cell office:value-type="float" office:value="1421.1" table:style-name="ce27">
            <text:p>1,421</text:p>
          </table:table-cell>
          <table:table-cell office:value-type="float" office:value="66.5" table:style-name="ce27">
            <text:p>67</text:p>
          </table:table-cell>
          <table:table-cell office:value-type="float" office:value="1487.6" table:style-name="ce27">
            <text:p>1,488</text:p>
          </table:table-cell>
          <table:table-cell table:style-name="ce27"/>
          <table:table-cell office:value-type="float" office:value="7787.6" table:style-name="ce27">
            <text:p>7,788</text:p>
          </table:table-cell>
          <table:table-cell office:value-type="float" office:value="21183.8" table:style-name="ce27">
            <text:p>21,184</text:p>
          </table:table-cell>
          <table:table-cell office:value-type="float" office:value="28971.4" table:style-name="ce27">
            <text:p>28,971</text:p>
          </table:table-cell>
          <table:table-cell table:style-name="ce27"/>
          <table:table-cell office:value-type="float" office:value="30459" table:style-name="ce28">
            <text:p>30,459</text:p>
          </table:table-cell>
          <table:table-cell table:style-name="ce27"/>
          <table:table-cell office:value-type="float" office:value="17320.099999999999" table:style-name="ce27">
            <text:p>17,320</text:p>
          </table:table-cell>
          <table:table-cell office:value-type="float" office:value="50048.3" table:style-name="ce27">
            <text:p>50,048</text:p>
          </table:table-cell>
          <table:table-cell office:value-type="float" office:value="111117.3" table:style-name="ce27">
            <text:p>111,117</text:p>
          </table:table-cell>
          <table:table-cell office:value-type="float" office:value="161165.6" table:style-name="ce27">
            <text:p>161,166</text:p>
          </table:table-cell>
          <table:table-cell office:value-type="float" office:value="178485.8" table:style-name="ce28">
            <text:p>178,486</text:p>
          </table:table-cell>
          <table:table-cell table:style-name="ce27"/>
          <table:table-cell office:value-type="float" office:value="208944.8" table:style-name="ce28">
            <text:p>208,945</text:p>
          </table:table-cell>
          <table:table-cell table:style-name="ce9"/>
          <table:table-cell table:number-columns-repeated="17" table:style-name="ce3"/>
          <table:table-cell table:number-columns-repeated="16348" table:style-name="ce9"/>
        </table:table-row>
        <table:table-row table:style-name="ro8">
          <table:table-cell office:value-type="float" office:value="1979" table:style-name="ce26">
            <text:p>1979</text:p>
          </table:table-cell>
          <table:table-cell office:value-type="float" office:value="1454" table:style-name="ce27">
            <text:p>1,454</text:p>
          </table:table-cell>
          <table:table-cell office:value-type="float" office:value="72.099999999999994" table:style-name="ce27">
            <text:p>72</text:p>
          </table:table-cell>
          <table:table-cell office:value-type="float" office:value="1525.5" table:style-name="ce27">
            <text:p>1,526</text:p>
          </table:table-cell>
          <table:table-cell table:style-name="ce27"/>
          <table:table-cell office:value-type="float" office:value="7745.4" table:style-name="ce27">
            <text:p>7,745</text:p>
          </table:table-cell>
          <table:table-cell office:value-type="float" office:value="21321.7" table:style-name="ce27">
            <text:p>21,322</text:p>
          </table:table-cell>
          <table:table-cell office:value-type="float" office:value="29067.1" table:style-name="ce27">
            <text:p>29,067</text:p>
          </table:table-cell>
          <table:table-cell table:style-name="ce27"/>
          <table:table-cell office:value-type="float" office:value="30593.200000000001" table:style-name="ce28">
            <text:p>30,593</text:p>
          </table:table-cell>
          <table:table-cell table:style-name="ce27"/>
          <table:table-cell office:value-type="float" office:value="17315.099999999999" table:style-name="ce27">
            <text:p>17,315</text:p>
          </table:table-cell>
          <table:table-cell office:value-type="float" office:value="50081.9" table:style-name="ce27">
            <text:p>50,082</text:p>
          </table:table-cell>
          <table:table-cell office:value-type="float" office:value="112019.6" table:style-name="ce27">
            <text:p>112,020</text:p>
          </table:table-cell>
          <table:table-cell office:value-type="float" office:value="162101.5" table:style-name="ce27">
            <text:p>162,102</text:p>
          </table:table-cell>
          <table:table-cell office:value-type="float" office:value="179416.6" table:style-name="ce28">
            <text:p>179,417</text:p>
          </table:table-cell>
          <table:table-cell table:style-name="ce27"/>
          <table:table-cell office:value-type="float" office:value="210009.8" table:style-name="ce28">
            <text:p>210,010</text:p>
          </table:table-cell>
          <table:table-cell table:style-name="ce9"/>
          <table:table-cell table:number-columns-repeated="17" table:style-name="ce3"/>
          <table:table-cell table:number-columns-repeated="16348" table:style-name="ce9"/>
        </table:table-row>
        <table:table-row table:style-name="ro7">
          <table:table-cell office:value-type="float" office:value="1980" table:style-name="ce26">
            <text:p>1980</text:p>
          </table:table-cell>
          <table:table-cell office:value-type="float" office:value="1519.3" table:style-name="ce27">
            <text:p>1,519</text:p>
          </table:table-cell>
          <table:table-cell office:value-type="float" office:value="69" table:style-name="ce27">
            <text:p>69</text:p>
          </table:table-cell>
          <table:table-cell office:value-type="float" office:value="1588.2" table:style-name="ce27">
            <text:p>1,588</text:p>
          </table:table-cell>
          <table:table-cell table:style-name="ce27"/>
          <table:table-cell office:value-type="float" office:value="7769.6" table:style-name="ce27">
            <text:p>7,770</text:p>
          </table:table-cell>
          <table:table-cell office:value-type="float" office:value="21173.8" table:style-name="ce27">
            <text:p>21,174</text:p>
          </table:table-cell>
          <table:table-cell office:value-type="float" office:value="28943.5" table:style-name="ce27">
            <text:p>28,944</text:p>
          </table:table-cell>
          <table:table-cell table:style-name="ce27"/>
          <table:table-cell office:value-type="float" office:value="30531.7" table:style-name="ce28">
            <text:p>30,532</text:p>
          </table:table-cell>
          <table:table-cell table:style-name="ce27"/>
          <table:table-cell office:value-type="float" office:value="17492.2" table:style-name="ce27">
            <text:p>17,492</text:p>
          </table:table-cell>
          <table:table-cell office:value-type="float" office:value="50167" table:style-name="ce27">
            <text:p>50,167</text:p>
          </table:table-cell>
          <table:table-cell office:value-type="float" office:value="112847.2" table:style-name="ce27">
            <text:p>112,847</text:p>
          </table:table-cell>
          <table:table-cell office:value-type="float" office:value="163014.20000000001" table:style-name="ce27">
            <text:p>163,014</text:p>
          </table:table-cell>
          <table:table-cell office:value-type="float" office:value="180506.5" table:style-name="ce28">
            <text:p>180,507</text:p>
          </table:table-cell>
          <table:table-cell table:style-name="ce27"/>
          <table:table-cell office:value-type="float" office:value="211038.2" table:style-name="ce28">
            <text:p>211,038</text:p>
          </table:table-cell>
          <table:table-cell table:style-name="ce9"/>
          <table:table-cell table:number-columns-repeated="17" table:style-name="ce3"/>
          <table:table-cell table:number-columns-repeated="16348" table:style-name="ce9"/>
        </table:table-row>
        <table:table-row table:style-name="ro8">
          <table:table-cell office:value-type="float" office:value="1981" table:style-name="ce26">
            <text:p>1981</text:p>
          </table:table-cell>
          <table:table-cell office:value-type="float" office:value="1568.3" table:style-name="ce27">
            <text:p>1,568</text:p>
          </table:table-cell>
          <table:table-cell office:value-type="float" office:value="76.400000000000006" table:style-name="ce27">
            <text:p>76</text:p>
          </table:table-cell>
          <table:table-cell office:value-type="float" office:value="1644.8" table:style-name="ce27">
            <text:p>1,645</text:p>
          </table:table-cell>
          <table:table-cell table:style-name="ce27"/>
          <table:table-cell office:value-type="float" office:value="7699.4" table:style-name="ce27">
            <text:p>7,699</text:p>
          </table:table-cell>
          <table:table-cell office:value-type="float" office:value="21457.8" table:style-name="ce27">
            <text:p>21,458</text:p>
          </table:table-cell>
          <table:table-cell office:value-type="float" office:value="29157.200000000001" table:style-name="ce27">
            <text:p>29,157</text:p>
          </table:table-cell>
          <table:table-cell table:style-name="ce27"/>
          <table:table-cell office:value-type="float" office:value="30802" table:style-name="ce28">
            <text:p>30,802</text:p>
          </table:table-cell>
          <table:table-cell table:style-name="ce27"/>
          <table:table-cell office:value-type="float" office:value="17542.599999999999" table:style-name="ce27">
            <text:p>17,543</text:p>
          </table:table-cell>
          <table:table-cell office:value-type="float" office:value="49957" table:style-name="ce27">
            <text:p>49,957</text:p>
          </table:table-cell>
          <table:table-cell office:value-type="float" office:value="114406.2" table:style-name="ce27">
            <text:p>114,406</text:p>
          </table:table-cell>
          <table:table-cell office:value-type="float" office:value="164363.20000000001" table:style-name="ce27">
            <text:p>164,363</text:p>
          </table:table-cell>
          <table:table-cell office:value-type="float" office:value="181905.8" table:style-name="ce28">
            <text:p>181,906</text:p>
          </table:table-cell>
          <table:table-cell table:style-name="ce27"/>
          <table:table-cell office:value-type="float" office:value="212707.8" table:style-name="ce28">
            <text:p>212,708</text:p>
          </table:table-cell>
          <table:table-cell table:style-name="ce9"/>
          <table:table-cell table:number-columns-repeated="17" table:style-name="ce3"/>
          <table:table-cell table:number-columns-repeated="16348" table:style-name="ce9"/>
        </table:table-row>
        <table:table-row table:style-name="ro8">
          <table:table-cell office:value-type="float" office:value="1982" table:style-name="ce26">
            <text:p>1982</text:p>
          </table:table-cell>
          <table:table-cell office:value-type="float" office:value="1591.3" table:style-name="ce27">
            <text:p>1,591</text:p>
          </table:table-cell>
          <table:table-cell office:value-type="float" office:value="81.400000000000006" table:style-name="ce27">
            <text:p>81</text:p>
          </table:table-cell>
          <table:table-cell office:value-type="float" office:value="1672.7" table:style-name="ce27">
            <text:p>1,673</text:p>
          </table:table-cell>
          <table:table-cell table:style-name="ce27"/>
          <table:table-cell office:value-type="float" office:value="7667.7" table:style-name="ce27">
            <text:p>7,668</text:p>
          </table:table-cell>
          <table:table-cell office:value-type="float" office:value="21480.2" table:style-name="ce27">
            <text:p>21,480</text:p>
          </table:table-cell>
          <table:table-cell office:value-type="float" office:value="29147.9" table:style-name="ce27">
            <text:p>29,148</text:p>
          </table:table-cell>
          <table:table-cell table:style-name="ce27"/>
          <table:table-cell office:value-type="float" office:value="30820.6" table:style-name="ce28">
            <text:p>30,821</text:p>
          </table:table-cell>
          <table:table-cell table:style-name="ce27"/>
          <table:table-cell office:value-type="float" office:value="17678.599999999999" table:style-name="ce27">
            <text:p>17,679</text:p>
          </table:table-cell>
          <table:table-cell office:value-type="float" office:value="49932.1" table:style-name="ce27">
            <text:p>49,932</text:p>
          </table:table-cell>
          <table:table-cell office:value-type="float" office:value="115283.6" table:style-name="ce27">
            <text:p>115,284</text:p>
          </table:table-cell>
          <table:table-cell office:value-type="float" office:value="165215.70000000001" table:style-name="ce27">
            <text:p>165,216</text:p>
          </table:table-cell>
          <table:table-cell office:value-type="float" office:value="182894.4" table:style-name="ce28">
            <text:p>182,894</text:p>
          </table:table-cell>
          <table:table-cell table:style-name="ce27"/>
          <table:table-cell office:value-type="float" office:value="213715.7" table:style-name="ce28">
            <text:p>213,716</text:p>
          </table:table-cell>
          <table:table-cell table:style-name="ce9"/>
          <table:table-cell table:number-columns-repeated="17" table:style-name="ce3"/>
          <table:table-cell table:number-columns-repeated="16348" table:style-name="ce9"/>
        </table:table-row>
        <table:table-row table:style-name="ro8">
          <table:table-cell office:value-type="float" office:value="1983" table:style-name="ce26">
            <text:p>1983</text:p>
          </table:table-cell>
          <table:table-cell office:value-type="float" office:value="1621.2" table:style-name="ce27">
            <text:p>1,621</text:p>
          </table:table-cell>
          <table:table-cell office:value-type="float" office:value="82" table:style-name="ce27">
            <text:p>82</text:p>
          </table:table-cell>
          <table:table-cell office:value-type="float" office:value="1703.2" table:style-name="ce27">
            <text:p>1,703</text:p>
          </table:table-cell>
          <table:table-cell table:style-name="ce27"/>
          <table:table-cell office:value-type="float" office:value="7682" table:style-name="ce27">
            <text:p>7,682</text:p>
          </table:table-cell>
          <table:table-cell office:value-type="float" office:value="21553.5" table:style-name="ce27">
            <text:p>21,554</text:p>
          </table:table-cell>
          <table:table-cell office:value-type="float" office:value="29235.5" table:style-name="ce27">
            <text:p>29,236</text:p>
          </table:table-cell>
          <table:table-cell table:style-name="ce27"/>
          <table:table-cell office:value-type="float" office:value="30938.7" table:style-name="ce28">
            <text:p>30,939</text:p>
          </table:table-cell>
          <table:table-cell table:style-name="ce27"/>
          <table:table-cell office:value-type="float" office:value="17732.099999999999" table:style-name="ce27">
            <text:p>17,732</text:p>
          </table:table-cell>
          <table:table-cell office:value-type="float" office:value="49912.9" table:style-name="ce27">
            <text:p>49,913</text:p>
          </table:table-cell>
          <table:table-cell office:value-type="float" office:value="116271.6" table:style-name="ce27">
            <text:p>116,272</text:p>
          </table:table-cell>
          <table:table-cell office:value-type="float" office:value="166184.5" table:style-name="ce27">
            <text:p>166,185</text:p>
          </table:table-cell>
          <table:table-cell office:value-type="float" office:value="183916.6" table:style-name="ce28">
            <text:p>183,917</text:p>
          </table:table-cell>
          <table:table-cell table:style-name="ce27"/>
          <table:table-cell office:value-type="float" office:value="214855.2" table:style-name="ce28">
            <text:p>214,855</text:p>
          </table:table-cell>
          <table:table-cell table:style-name="ce9"/>
          <table:table-cell table:number-columns-repeated="17" table:style-name="ce3"/>
          <table:table-cell table:number-columns-repeated="16348" table:style-name="ce9"/>
        </table:table-row>
        <table:table-row table:style-name="ro8">
          <table:table-cell office:value-type="float" office:value="1984" table:style-name="ce26">
            <text:p>1984</text:p>
          </table:table-cell>
          <table:table-cell office:value-type="float" office:value="1664" table:style-name="ce27">
            <text:p>1,664</text:p>
          </table:table-cell>
          <table:table-cell office:value-type="float" office:value="67.099999999999994" table:style-name="ce27">
            <text:p>67</text:p>
          </table:table-cell>
          <table:table-cell office:value-type="float" office:value="1731.1" table:style-name="ce27">
            <text:p>1,731</text:p>
          </table:table-cell>
          <table:table-cell table:style-name="ce27"/>
          <table:table-cell office:value-type="float" office:value="7692.1" table:style-name="ce27">
            <text:p>7,692</text:p>
          </table:table-cell>
          <table:table-cell office:value-type="float" office:value="21595.1" table:style-name="ce27">
            <text:p>21,595</text:p>
          </table:table-cell>
          <table:table-cell office:value-type="float" office:value="29287.200000000001" table:style-name="ce27">
            <text:p>29,287</text:p>
          </table:table-cell>
          <table:table-cell table:style-name="ce27"/>
          <table:table-cell office:value-type="float" office:value="31018.3" table:style-name="ce28">
            <text:p>31,018</text:p>
          </table:table-cell>
          <table:table-cell table:style-name="ce27"/>
          <table:table-cell office:value-type="float" office:value="18041.900000000001" table:style-name="ce27">
            <text:p>18,042</text:p>
          </table:table-cell>
          <table:table-cell office:value-type="float" office:value="49786.1" table:style-name="ce27">
            <text:p>49,786</text:p>
          </table:table-cell>
          <table:table-cell office:value-type="float" office:value="117135.3" table:style-name="ce27">
            <text:p>117,135</text:p>
          </table:table-cell>
          <table:table-cell office:value-type="float" office:value="166921.4" table:style-name="ce27">
            <text:p>166,921</text:p>
          </table:table-cell>
          <table:table-cell office:value-type="float" office:value="184963.4" table:style-name="ce28">
            <text:p>184,963</text:p>
          </table:table-cell>
          <table:table-cell table:style-name="ce27"/>
          <table:table-cell office:value-type="float" office:value="215981.7" table:style-name="ce28">
            <text:p>215,982</text:p>
          </table:table-cell>
          <table:table-cell table:style-name="ce9"/>
          <table:table-cell table:number-columns-repeated="17" table:style-name="ce3"/>
          <table:table-cell table:number-columns-repeated="16348" table:style-name="ce9"/>
        </table:table-row>
        <table:table-row table:style-name="ro7">
          <table:table-cell office:value-type="float" office:value="1985" table:style-name="ce26">
            <text:p>1985</text:p>
          </table:table-cell>
          <table:table-cell office:value-type="float" office:value="1680.9" table:style-name="ce27">
            <text:p>1,681</text:p>
          </table:table-cell>
          <table:table-cell office:value-type="float" office:value="67.099999999999994" table:style-name="ce27">
            <text:p>67</text:p>
          </table:table-cell>
          <table:table-cell office:value-type="float" office:value="1748" table:style-name="ce27">
            <text:p>1,748</text:p>
          </table:table-cell>
          <table:table-cell table:style-name="ce27"/>
          <table:table-cell office:value-type="float" office:value="7648.5" table:style-name="ce27">
            <text:p>7,649</text:p>
          </table:table-cell>
          <table:table-cell office:value-type="float" office:value="21623.8" table:style-name="ce27">
            <text:p>21,624</text:p>
          </table:table-cell>
          <table:table-cell office:value-type="float" office:value="29272.400000000001" table:style-name="ce27">
            <text:p>29,272</text:p>
          </table:table-cell>
          <table:table-cell table:style-name="ce27"/>
          <table:table-cell office:value-type="float" office:value="31020.400000000001" table:style-name="ce28">
            <text:p>31,020</text:p>
          </table:table-cell>
          <table:table-cell table:style-name="ce27"/>
          <table:table-cell office:value-type="float" office:value="18045.7" table:style-name="ce27">
            <text:p>18,046</text:p>
          </table:table-cell>
          <table:table-cell office:value-type="float" office:value="49995.199999999997" table:style-name="ce27">
            <text:p>49,995</text:p>
          </table:table-cell>
          <table:table-cell office:value-type="float" office:value="117610.5" table:style-name="ce27">
            <text:p>117,611</text:p>
          </table:table-cell>
          <table:table-cell office:value-type="float" office:value="167605.70000000001" table:style-name="ce27">
            <text:p>167,606</text:p>
          </table:table-cell>
          <table:table-cell office:value-type="float" office:value="185651.4" table:style-name="ce28">
            <text:p>185,651</text:p>
          </table:table-cell>
          <table:table-cell table:style-name="ce27"/>
          <table:table-cell office:value-type="float" office:value="216671.8" table:style-name="ce28">
            <text:p>216,672</text:p>
          </table:table-cell>
          <table:table-cell table:style-name="ce9"/>
          <table:table-cell table:number-columns-repeated="17" table:style-name="ce3"/>
          <table:table-cell table:number-columns-repeated="16348" table:style-name="ce9"/>
        </table:table-row>
        <table:table-row table:style-name="ro8">
          <table:table-cell office:value-type="float" office:value="1986" table:style-name="ce26">
            <text:p>1986</text:p>
          </table:table-cell>
          <table:table-cell office:value-type="float" office:value="1752" table:style-name="ce27">
            <text:p>1,752</text:p>
          </table:table-cell>
          <table:table-cell office:value-type="float" office:value="62.6" table:style-name="ce27">
            <text:p>63</text:p>
          </table:table-cell>
          <table:table-cell office:value-type="float" office:value="1814.5" table:style-name="ce27">
            <text:p>1,815</text:p>
          </table:table-cell>
          <table:table-cell table:style-name="ce27"/>
          <table:table-cell office:value-type="float" office:value="7791.9" table:style-name="ce27">
            <text:p>7,792</text:p>
          </table:table-cell>
          <table:table-cell office:value-type="float" office:value="21666.1" table:style-name="ce27">
            <text:p>21,666</text:p>
          </table:table-cell>
          <table:table-cell office:value-type="float" office:value="29458" table:style-name="ce27">
            <text:p>29,458</text:p>
          </table:table-cell>
          <table:table-cell table:style-name="ce27"/>
          <table:table-cell office:value-type="float" office:value="31272.6" table:style-name="ce28">
            <text:p>31,273</text:p>
          </table:table-cell>
          <table:table-cell table:style-name="ce27"/>
          <table:table-cell office:value-type="float" office:value="18094.900000000001" table:style-name="ce27">
            <text:p>18,095</text:p>
          </table:table-cell>
          <table:table-cell office:value-type="float" office:value="49933.1" table:style-name="ce27">
            <text:p>49,933</text:p>
          </table:table-cell>
          <table:table-cell office:value-type="float" office:value="118848" table:style-name="ce27">
            <text:p>118,848</text:p>
          </table:table-cell>
          <table:table-cell office:value-type="float" office:value="168781.1" table:style-name="ce27">
            <text:p>168,781</text:p>
          </table:table-cell>
          <table:table-cell office:value-type="float" office:value="186876" table:style-name="ce28">
            <text:p>186,876</text:p>
          </table:table-cell>
          <table:table-cell table:style-name="ce27"/>
          <table:table-cell office:value-type="float" office:value="218148.5" table:style-name="ce28">
            <text:p>218,149</text:p>
          </table:table-cell>
          <table:table-cell table:style-name="ce9"/>
          <table:table-cell table:number-columns-repeated="17" table:style-name="ce3"/>
          <table:table-cell table:number-columns-repeated="16348" table:style-name="ce9"/>
        </table:table-row>
        <table:table-row table:style-name="ro8">
          <table:table-cell office:value-type="float" office:value="1987" table:style-name="ce26">
            <text:p>1987</text:p>
          </table:table-cell>
          <table:table-cell office:value-type="float" office:value="1785.9" table:style-name="ce27">
            <text:p>1,786</text:p>
          </table:table-cell>
          <table:table-cell office:value-type="float" office:value="62.6" table:style-name="ce27">
            <text:p>63</text:p>
          </table:table-cell>
          <table:table-cell office:value-type="float" office:value="1848.5" table:style-name="ce27">
            <text:p>1,849</text:p>
          </table:table-cell>
          <table:table-cell table:style-name="ce27"/>
          <table:table-cell office:value-type="float" office:value="7779.6" table:style-name="ce27">
            <text:p>7,780</text:p>
          </table:table-cell>
          <table:table-cell office:value-type="float" office:value="21740.5" table:style-name="ce27">
            <text:p>21,741</text:p>
          </table:table-cell>
          <table:table-cell office:value-type="float" office:value="29520.1" table:style-name="ce27">
            <text:p>29,520</text:p>
          </table:table-cell>
          <table:table-cell table:style-name="ce27"/>
          <table:table-cell office:value-type="float" office:value="31368.6" table:style-name="ce28">
            <text:p>31,369</text:p>
          </table:table-cell>
          <table:table-cell table:style-name="ce27"/>
          <table:table-cell office:value-type="float" office:value="18496" table:style-name="ce27">
            <text:p>18,496</text:p>
          </table:table-cell>
          <table:table-cell office:value-type="float" office:value="49712" table:style-name="ce27">
            <text:p>49,712</text:p>
          </table:table-cell>
          <table:table-cell office:value-type="float" office:value="119578.1" table:style-name="ce27">
            <text:p>119,578</text:p>
          </table:table-cell>
          <table:table-cell office:value-type="float" office:value="169290.1" table:style-name="ce27">
            <text:p>169,290</text:p>
          </table:table-cell>
          <table:table-cell office:value-type="float" office:value="187786.1" table:style-name="ce28">
            <text:p>187,786</text:p>
          </table:table-cell>
          <table:table-cell table:style-name="ce27"/>
          <table:table-cell office:value-type="float" office:value="219154.7" table:style-name="ce28">
            <text:p>219,155</text:p>
          </table:table-cell>
          <table:table-cell table:style-name="ce9"/>
          <table:table-cell table:number-columns-repeated="17" table:style-name="ce3"/>
          <table:table-cell table:number-columns-repeated="16348" table:style-name="ce9"/>
        </table:table-row>
        <table:table-row table:style-name="ro8">
          <table:table-cell office:value-type="float" office:value="1988" table:style-name="ce26">
            <text:p>1988</text:p>
          </table:table-cell>
          <table:table-cell office:value-type="float" office:value="1796.4" table:style-name="ce27">
            <text:p>1,796</text:p>
          </table:table-cell>
          <table:table-cell office:value-type="float" office:value="63.4" table:style-name="ce27">
            <text:p>63</text:p>
          </table:table-cell>
          <table:table-cell office:value-type="float" office:value="1859.1" table:style-name="ce27">
            <text:p>1,859</text:p>
          </table:table-cell>
          <table:table-cell table:style-name="ce27"/>
          <table:table-cell office:value-type="float" office:value="7817.5" table:style-name="ce27">
            <text:p>7,818</text:p>
          </table:table-cell>
          <table:table-cell office:value-type="float" office:value="21710.1" table:style-name="ce27">
            <text:p>21,710</text:p>
          </table:table-cell>
          <table:table-cell office:value-type="float" office:value="29527.599999999999" table:style-name="ce27">
            <text:p>29,528</text:p>
          </table:table-cell>
          <table:table-cell table:style-name="ce27"/>
          <table:table-cell office:value-type="float" office:value="31387.3" table:style-name="ce28">
            <text:p>31,387</text:p>
          </table:table-cell>
          <table:table-cell table:style-name="ce27"/>
          <table:table-cell office:value-type="float" office:value="18442.900000000001" table:style-name="ce27">
            <text:p>18,443</text:p>
          </table:table-cell>
          <table:table-cell office:value-type="float" office:value="49812.2" table:style-name="ce27">
            <text:p>49,812</text:p>
          </table:table-cell>
          <table:table-cell office:value-type="float" office:value="120519.3" table:style-name="ce27">
            <text:p>120,519</text:p>
          </table:table-cell>
          <table:table-cell office:value-type="float" office:value="170331.5" table:style-name="ce27">
            <text:p>170,332</text:p>
          </table:table-cell>
          <table:table-cell office:value-type="float" office:value="188774.39999999999" table:style-name="ce28">
            <text:p>188,774</text:p>
          </table:table-cell>
          <table:table-cell table:style-name="ce27"/>
          <table:table-cell office:value-type="float" office:value="220161.1" table:style-name="ce28">
            <text:p>220,161</text:p>
          </table:table-cell>
          <table:table-cell table:style-name="ce9"/>
          <table:table-cell table:number-columns-repeated="17" table:style-name="ce3"/>
          <table:table-cell table:number-columns-repeated="16348" table:style-name="ce9"/>
        </table:table-row>
        <table:table-row table:style-name="ro8">
          <table:table-cell office:value-type="float" office:value="1989" table:style-name="ce26">
            <text:p>1989</text:p>
          </table:table-cell>
          <table:table-cell office:value-type="float" office:value="1803.8" table:style-name="ce27">
            <text:p>1,804</text:p>
          </table:table-cell>
          <table:table-cell office:value-type="float" office:value="57" table:style-name="ce27">
            <text:p>57</text:p>
          </table:table-cell>
          <table:table-cell office:value-type="float" office:value="1860.9" table:style-name="ce27">
            <text:p>1,861</text:p>
          </table:table-cell>
          <table:table-cell table:style-name="ce27"/>
          <table:table-cell office:value-type="float" office:value="7900.5" table:style-name="ce27">
            <text:p>7,901</text:p>
          </table:table-cell>
          <table:table-cell office:value-type="float" office:value="21772.2" table:style-name="ce27">
            <text:p>21,772</text:p>
          </table:table-cell>
          <table:table-cell office:value-type="float" office:value="29672.6" table:style-name="ce27">
            <text:p>29,673</text:p>
          </table:table-cell>
          <table:table-cell table:style-name="ce27"/>
          <table:table-cell office:value-type="float" office:value="31533.5" table:style-name="ce28">
            <text:p>31,534</text:p>
          </table:table-cell>
          <table:table-cell table:style-name="ce27"/>
          <table:table-cell office:value-type="float" office:value="18458.400000000001" table:style-name="ce27">
            <text:p>18,458</text:p>
          </table:table-cell>
          <table:table-cell office:value-type="float" office:value="50046.2" table:style-name="ce27">
            <text:p>50,046</text:p>
          </table:table-cell>
          <table:table-cell office:value-type="float" office:value="121544" table:style-name="ce27">
            <text:p>121,544</text:p>
          </table:table-cell>
          <table:table-cell office:value-type="float" office:value="171590.2" table:style-name="ce27">
            <text:p>171,590</text:p>
          </table:table-cell>
          <table:table-cell office:value-type="float" office:value="190048.6" table:style-name="ce28">
            <text:p>190,049</text:p>
          </table:table-cell>
          <table:table-cell table:style-name="ce27"/>
          <table:table-cell office:value-type="float" office:value="221582.1" table:style-name="ce28">
            <text:p>221,582</text:p>
          </table:table-cell>
          <table:table-cell table:style-name="ce9"/>
          <table:table-cell table:number-columns-repeated="17" table:style-name="ce3"/>
          <table:table-cell table:number-columns-repeated="16348" table:style-name="ce9"/>
        </table:table-row>
        <table:table-row table:style-name="ro7">
          <table:table-cell office:value-type="float" office:value="1990" table:style-name="ce26">
            <text:p>1990</text:p>
          </table:table-cell>
          <table:table-cell office:value-type="float" office:value="1859.5" table:style-name="ce27">
            <text:p>1,860</text:p>
          </table:table-cell>
          <table:table-cell office:value-type="float" office:value="48" table:style-name="ce27">
            <text:p>48</text:p>
          </table:table-cell>
          <table:table-cell office:value-type="float" office:value="1907.5" table:style-name="ce27">
            <text:p>1,908</text:p>
          </table:table-cell>
          <table:table-cell table:style-name="ce27"/>
          <table:table-cell office:value-type="float" office:value="7875.2" table:style-name="ce27">
            <text:p>7,875</text:p>
          </table:table-cell>
          <table:table-cell office:value-type="float" office:value="21840.5" table:style-name="ce27">
            <text:p>21,841</text:p>
          </table:table-cell>
          <table:table-cell office:value-type="float" office:value="29715.7" table:style-name="ce27">
            <text:p>29,716</text:p>
          </table:table-cell>
          <table:table-cell table:style-name="ce27"/>
          <table:table-cell office:value-type="float" office:value="31623.200000000001" table:style-name="ce28">
            <text:p>31,623</text:p>
          </table:table-cell>
          <table:table-cell table:style-name="ce27"/>
          <table:table-cell office:value-type="float" office:value="18540.2" table:style-name="ce27">
            <text:p>18,540</text:p>
          </table:table-cell>
          <table:table-cell office:value-type="float" office:value="50154.7" table:style-name="ce27">
            <text:p>50,155</text:p>
          </table:table-cell>
          <table:table-cell office:value-type="float" office:value="122154.1" table:style-name="ce27">
            <text:p>122,154</text:p>
          </table:table-cell>
          <table:table-cell office:value-type="float" office:value="172308.8" table:style-name="ce27">
            <text:p>172,309</text:p>
          </table:table-cell>
          <table:table-cell office:value-type="float" office:value="190849" table:style-name="ce28">
            <text:p>190,849</text:p>
          </table:table-cell>
          <table:table-cell table:style-name="ce27"/>
          <table:table-cell office:value-type="float" office:value="222472.2" table:style-name="ce28">
            <text:p>222,472</text:p>
          </table:table-cell>
          <table:table-cell table:style-name="ce26"/>
          <table:table-cell table:number-columns-repeated="17" table:style-name="ce3"/>
          <table:table-cell table:number-columns-repeated="16348" table:style-name="ce26"/>
        </table:table-row>
        <table:table-row table:style-name="ro8">
          <table:table-cell office:value-type="float" office:value="1991" table:style-name="ce26">
            <text:p>1991</text:p>
          </table:table-cell>
          <table:table-cell office:value-type="float" office:value="1884.9" table:style-name="ce27">
            <text:p>1,885</text:p>
          </table:table-cell>
          <table:table-cell office:value-type="float" office:value="42.4" table:style-name="ce27">
            <text:p>42</text:p>
          </table:table-cell>
          <table:table-cell office:value-type="float" office:value="1927.2" table:style-name="ce27">
            <text:p>1,927</text:p>
          </table:table-cell>
          <table:table-cell table:style-name="ce27"/>
          <table:table-cell office:value-type="float" office:value="7656.7" table:style-name="ce27">
            <text:p>7,657</text:p>
          </table:table-cell>
          <table:table-cell office:value-type="float" office:value="22108.6" table:style-name="ce27">
            <text:p>22,109</text:p>
          </table:table-cell>
          <table:table-cell office:value-type="float" office:value="29765.200000000001" table:style-name="ce27">
            <text:p>29,765</text:p>
          </table:table-cell>
          <table:table-cell table:style-name="ce27"/>
          <table:table-cell office:value-type="float" office:value="31692.5" table:style-name="ce28">
            <text:p>31,693</text:p>
          </table:table-cell>
          <table:table-cell table:style-name="ce27"/>
          <table:table-cell office:value-type="float" office:value="18706.7" table:style-name="ce27">
            <text:p>18,707</text:p>
          </table:table-cell>
          <table:table-cell office:value-type="float" office:value="50376.4" table:style-name="ce27">
            <text:p>50,376</text:p>
          </table:table-cell>
          <table:table-cell office:value-type="float" office:value="122896.8" table:style-name="ce27">
            <text:p>122,897</text:p>
          </table:table-cell>
          <table:table-cell office:value-type="float" office:value="173273.2" table:style-name="ce27">
            <text:p>173,273</text:p>
          </table:table-cell>
          <table:table-cell office:value-type="float" office:value="191979.9" table:style-name="ce28">
            <text:p>191,980</text:p>
          </table:table-cell>
          <table:table-cell table:style-name="ce27"/>
          <table:table-cell office:value-type="float" office:value="223672.4" table:style-name="ce28">
            <text:p>223,672</text:p>
          </table:table-cell>
          <table:table-cell table:style-name="ce9"/>
          <table:table-cell table:number-columns-repeated="17" table:style-name="ce3"/>
          <table:table-cell table:number-columns-repeated="16348" table:style-name="ce9"/>
        </table:table-row>
        <table:table-row table:style-name="ro8">
          <table:table-cell office:value-type="float" office:value="1992" table:style-name="ce30">
            <text:p>1992</text:p>
          </table:table-cell>
          <table:table-cell office:value-type="float" office:value="1903.3" table:style-name="ce29">
            <text:p>1,903</text:p>
          </table:table-cell>
          <table:table-cell office:value-type="float" office:value="43.9" table:style-name="ce29">
            <text:p>44</text:p>
          </table:table-cell>
          <table:table-cell office:value-type="float" office:value="1946.8" table:style-name="ce29">
            <text:p>1,947</text:p>
          </table:table-cell>
          <table:table-cell table:style-name="ce29"/>
          <table:table-cell office:value-type="float" office:value="7639.8" table:style-name="ce29">
            <text:p>7,640</text:p>
          </table:table-cell>
          <table:table-cell office:value-type="float" office:value="22146.5" table:style-name="ce29">
            <text:p>22,147</text:p>
          </table:table-cell>
          <table:table-cell office:value-type="float" office:value="29786.3" table:style-name="ce29">
            <text:p>29,786</text:p>
          </table:table-cell>
          <table:table-cell table:style-name="ce29"/>
          <table:table-cell office:value-type="float" office:value="31733.4" table:style-name="ce31">
            <text:p>31,733</text:p>
          </table:table-cell>
          <table:table-cell table:style-name="ce29"/>
          <table:table-cell office:value-type="float" office:value="18782.2" table:style-name="ce29">
            <text:p>18,782</text:p>
          </table:table-cell>
          <table:table-cell office:value-type="float" office:value="50538.6" table:style-name="ce29">
            <text:p>50,539</text:p>
          </table:table-cell>
          <table:table-cell office:value-type="float" office:value="124074.8" table:style-name="ce29">
            <text:p>124,075</text:p>
          </table:table-cell>
          <table:table-cell office:value-type="float" office:value="174613.4" table:style-name="ce29">
            <text:p>174,613</text:p>
          </table:table-cell>
          <table:table-cell office:value-type="float" office:value="193395.6" table:style-name="ce31">
            <text:p>193,396</text:p>
          </table:table-cell>
          <table:table-cell table:style-name="ce29"/>
          <table:table-cell office:value-type="float" office:value="225129" table:style-name="ce31">
            <text:p>225,129</text:p>
          </table:table-cell>
          <table:table-cell table:style-name="ce9"/>
          <table:table-cell table:number-columns-repeated="17" table:style-name="ce3"/>
          <table:table-cell table:number-columns-repeated="16348" table:style-name="ce9"/>
        </table:table-row>
        <table:table-row table:style-name="ro8">
          <table:table-cell office:value-type="float" office:value="1993" table:style-name="ce32">
            <text:p>1993</text:p>
          </table:table-cell>
          <table:table-cell office:value-type="float" office:value="1950.64" table:style-name="ce33">
            <text:p>1,951</text:p>
          </table:table-cell>
          <table:table-cell office:value-type="float" office:value="44.73" table:style-name="ce33">
            <text:p>45</text:p>
          </table:table-cell>
          <table:table-cell office:value-type="float" office:value="1995.37" table:style-name="ce33">
            <text:p>1,995</text:p>
          </table:table-cell>
          <table:table-cell table:style-name="ce33"/>
          <table:table-cell office:value-type="float" office:value="7257.41" table:style-name="ce33">
            <text:p>7,257</text:p>
          </table:table-cell>
          <table:table-cell office:value-type="float" office:value="21400.99" table:style-name="ce33">
            <text:p>21,401</text:p>
          </table:table-cell>
          <table:table-cell office:value-type="float" office:value="28658.400000000001" table:style-name="ce33">
            <text:p>28,658</text:p>
          </table:table-cell>
          <table:table-cell table:style-name="ce33"/>
          <table:table-cell office:value-type="float" office:value="30653.78" table:style-name="ce34">
            <text:p>30,654</text:p>
          </table:table-cell>
          <table:table-cell table:style-name="ce34"/>
          <table:table-cell office:value-type="float" office:value="18783.400000000001" table:style-name="ce33">
            <text:p>18,783</text:p>
          </table:table-cell>
          <table:table-cell office:value-type="float" office:value="52081" table:style-name="ce33">
            <text:p>52,081</text:p>
          </table:table-cell>
          <table:table-cell office:value-type="float" office:value="137609.5" table:style-name="ce33">
            <text:p>137,610</text:p>
          </table:table-cell>
          <table:table-cell office:value-type="float" office:value="189690.6" table:style-name="ce33">
            <text:p>189,691</text:p>
          </table:table-cell>
          <table:table-cell office:value-type="float" office:value="208474" table:style-name="ce34">
            <text:p>208,474</text:p>
          </table:table-cell>
          <table:table-cell table:style-name="ce34"/>
          <table:table-cell office:value-type="float" office:value="239127.8" table:style-name="ce34">
            <text:p>239,128</text:p>
          </table:table-cell>
          <table:table-cell table:style-name="ce9"/>
          <table:table-cell table:number-columns-repeated="17" table:style-name="ce3"/>
          <table:table-cell table:number-columns-repeated="16348" table:style-name="ce9"/>
        </table:table-row>
        <table:table-row table:style-name="ro8">
          <table:table-cell office:value-type="float" office:value="1994" table:style-name="ce35">
            <text:p>1994</text:p>
          </table:table-cell>
          <table:table-cell office:value-type="float" office:value="1969.67" table:style-name="ce33">
            <text:p>1,970</text:p>
          </table:table-cell>
          <table:table-cell office:value-type="float" office:value="44.73" table:style-name="ce33">
            <text:p>45</text:p>
          </table:table-cell>
          <table:table-cell office:value-type="float" office:value="2014.41" table:style-name="ce33">
            <text:p>2,014</text:p>
          </table:table-cell>
          <table:table-cell table:style-name="ce33"/>
          <table:table-cell office:value-type="float" office:value="7236.18" table:style-name="ce33">
            <text:p>7,236</text:p>
          </table:table-cell>
          <table:table-cell office:value-type="float" office:value="21438.48" table:style-name="ce33">
            <text:p>21,438</text:p>
          </table:table-cell>
          <table:table-cell office:value-type="float" office:value="28674.66" table:style-name="ce33">
            <text:p>28,675</text:p>
          </table:table-cell>
          <table:table-cell table:style-name="ce33"/>
          <table:table-cell office:value-type="float" office:value="30689.07" table:style-name="ce34">
            <text:p>30,689</text:p>
          </table:table-cell>
          <table:table-cell table:style-name="ce34"/>
          <table:table-cell office:value-type="float" office:value="18781.2" table:style-name="ce33">
            <text:p>18,781</text:p>
          </table:table-cell>
          <table:table-cell office:value-type="float" office:value="52152" table:style-name="ce33">
            <text:p>52,152</text:p>
          </table:table-cell>
          <table:table-cell office:value-type="float" office:value="137951.79999999999" table:style-name="ce33">
            <text:p>137,952</text:p>
          </table:table-cell>
          <table:table-cell office:value-type="float" office:value="190103.8" table:style-name="ce33">
            <text:p>190,104</text:p>
          </table:table-cell>
          <table:table-cell office:value-type="float" office:value="208885" table:style-name="ce34">
            <text:p>208,885</text:p>
          </table:table-cell>
          <table:table-cell table:style-name="ce34"/>
          <table:table-cell office:value-type="float" office:value="239574.1" table:style-name="ce34">
            <text:p>239,574</text:p>
          </table:table-cell>
          <table:table-cell table:style-name="ce9"/>
          <table:table-cell table:number-columns-repeated="17" table:style-name="ce3"/>
          <table:table-cell table:number-columns-repeated="16348" table:style-name="ce9"/>
        </table:table-row>
        <table:table-row table:style-name="ro7">
          <table:table-cell office:value-type="float" office:value="1995" table:style-name="ce26">
            <text:p>1995</text:p>
          </table:table-cell>
          <table:table-cell office:value-type="float" office:value="1986.59" table:style-name="ce33">
            <text:p>1,987</text:p>
          </table:table-cell>
          <table:table-cell office:value-type="float" office:value="44.73" table:style-name="ce33">
            <text:p>45</text:p>
          </table:table-cell>
          <table:table-cell office:value-type="float" office:value="2031.33" table:style-name="ce33">
            <text:p>2,031</text:p>
          </table:table-cell>
          <table:table-cell table:style-name="ce33"/>
          <table:table-cell office:value-type="float" office:value="7234.56" table:style-name="ce33">
            <text:p>7,235</text:p>
          </table:table-cell>
          <table:table-cell office:value-type="float" office:value="21536.99" table:style-name="ce33">
            <text:p>21,537</text:p>
          </table:table-cell>
          <table:table-cell office:value-type="float" office:value="28771.55" table:style-name="ce33">
            <text:p>28,772</text:p>
          </table:table-cell>
          <table:table-cell table:style-name="ce33"/>
          <table:table-cell office:value-type="float" office:value="30802.880000000001" table:style-name="ce34">
            <text:p>30,803</text:p>
          </table:table-cell>
          <table:table-cell table:style-name="ce34"/>
          <table:table-cell office:value-type="float" office:value="18778.3" table:style-name="ce33">
            <text:p>18,778</text:p>
          </table:table-cell>
          <table:table-cell office:value-type="float" office:value="52223.5" table:style-name="ce33">
            <text:p>52,224</text:p>
          </table:table-cell>
          <table:table-cell office:value-type="float" office:value="138293.6" table:style-name="ce33">
            <text:p>138,294</text:p>
          </table:table-cell>
          <table:table-cell office:value-type="float" office:value="190517.1" table:style-name="ce33">
            <text:p>190,517</text:p>
          </table:table-cell>
          <table:table-cell office:value-type="float" office:value="209295.3" table:style-name="ce34">
            <text:p>209,295</text:p>
          </table:table-cell>
          <table:table-cell table:style-name="ce34"/>
          <table:table-cell office:value-type="float" office:value="240098.2" table:style-name="ce34">
            <text:p>240,098</text:p>
          </table:table-cell>
          <table:table-cell table:style-name="ce26"/>
          <table:table-cell table:number-columns-repeated="17" table:style-name="ce3"/>
          <table:table-cell table:number-columns-repeated="16348" table:style-name="ce26"/>
        </table:table-row>
        <table:table-row table:style-name="ro8">
          <table:table-cell office:value-type="float" office:value="1996" table:style-name="ce26">
            <text:p>1996</text:p>
          </table:table-cell>
          <table:table-cell office:value-type="float" office:value="2021.21" table:style-name="ce33">
            <text:p>2,021</text:p>
          </table:table-cell>
          <table:table-cell office:value-type="float" office:value="27.82" table:style-name="ce33">
            <text:p>28</text:p>
          </table:table-cell>
          <table:table-cell office:value-type="float" office:value="2049.02" table:style-name="ce33">
            <text:p>2,049</text:p>
          </table:table-cell>
          <table:table-cell table:style-name="ce33"/>
          <table:table-cell office:value-type="float" office:value="7278.96" table:style-name="ce33">
            <text:p>7,279</text:p>
          </table:table-cell>
          <table:table-cell office:value-type="float" office:value="21423.39" table:style-name="ce33">
            <text:p>21,423</text:p>
          </table:table-cell>
          <table:table-cell office:value-type="float" office:value="28702.35" table:style-name="ce33">
            <text:p>28,702</text:p>
          </table:table-cell>
          <table:table-cell table:style-name="ce33"/>
          <table:table-cell office:value-type="float" office:value="30751.38" table:style-name="ce34">
            <text:p>30,751</text:p>
          </table:table-cell>
          <table:table-cell table:style-name="ce34"/>
          <table:table-cell office:value-type="float" office:value="18776" table:style-name="ce33">
            <text:p>18,776</text:p>
          </table:table-cell>
          <table:table-cell office:value-type="float" office:value="52295.7" table:style-name="ce33">
            <text:p>52,296</text:p>
          </table:table-cell>
          <table:table-cell office:value-type="float" office:value="138637.20000000001" table:style-name="ce33">
            <text:p>138,637</text:p>
          </table:table-cell>
          <table:table-cell office:value-type="float" office:value="190932.9" table:style-name="ce33">
            <text:p>190,933</text:p>
          </table:table-cell>
          <table:table-cell office:value-type="float" office:value="209708.9" table:style-name="ce34">
            <text:p>209,709</text:p>
          </table:table-cell>
          <table:table-cell table:style-name="ce34"/>
          <table:table-cell office:value-type="float" office:value="240460.3" table:style-name="ce34">
            <text:p>240,460</text:p>
          </table:table-cell>
          <table:table-cell table:style-name="ce9"/>
          <table:table-cell table:number-columns-repeated="17" table:style-name="ce3"/>
          <table:table-cell table:number-columns-repeated="16348" table:style-name="ce9"/>
        </table:table-row>
        <table:table-row table:style-name="ro8">
          <table:table-cell office:value-type="float" office:value="1997" table:style-name="ce35">
            <text:p>1997</text:p>
          </table:table-cell>
          <table:table-cell office:value-type="float" office:value="2071.11" table:style-name="ce33">
            <text:p>2,071</text:p>
          </table:table-cell>
          <table:table-cell office:value-type="float" office:value="27.89" table:style-name="ce33">
            <text:p>28</text:p>
          </table:table-cell>
          <table:table-cell office:value-type="float" office:value="2099" table:style-name="ce33">
            <text:p>2,099</text:p>
          </table:table-cell>
          <table:table-cell table:style-name="ce33"/>
          <table:table-cell office:value-type="float" office:value="7330.99" table:style-name="ce33">
            <text:p>7,331</text:p>
          </table:table-cell>
          <table:table-cell office:value-type="float" office:value="21473.63" table:style-name="ce33">
            <text:p>21,474</text:p>
          </table:table-cell>
          <table:table-cell office:value-type="float" office:value="28804.62" table:style-name="ce33">
            <text:p>28,805</text:p>
          </table:table-cell>
          <table:table-cell table:style-name="ce33"/>
          <table:table-cell office:value-type="float" office:value="30903.63" table:style-name="ce34">
            <text:p>30,904</text:p>
          </table:table-cell>
          <table:table-cell table:style-name="ce34"/>
          <table:table-cell office:value-type="float" office:value="18773.2" table:style-name="ce33">
            <text:p>18,773</text:p>
          </table:table-cell>
          <table:table-cell office:value-type="float" office:value="52367.5" table:style-name="ce33">
            <text:p>52,368</text:p>
          </table:table-cell>
          <table:table-cell office:value-type="float" office:value="138981" table:style-name="ce33">
            <text:p>138,981</text:p>
          </table:table-cell>
          <table:table-cell office:value-type="float" office:value="191348.5" table:style-name="ce33">
            <text:p>191,349</text:p>
          </table:table-cell>
          <table:table-cell office:value-type="float" office:value="210121.7" table:style-name="ce34">
            <text:p>210,122</text:p>
          </table:table-cell>
          <table:table-cell table:style-name="ce34"/>
          <table:table-cell office:value-type="float" office:value="241025.3" table:style-name="ce34">
            <text:p>241,025</text:p>
          </table:table-cell>
          <table:table-cell table:style-name="ce36"/>
          <table:table-cell table:number-columns-repeated="17" table:style-name="ce3"/>
          <table:table-cell table:number-columns-repeated="16348" table:style-name="ce9"/>
        </table:table-row>
        <table:table-row table:style-name="ro8">
          <table:table-cell office:value-type="float" office:value="1998" table:style-name="ce35">
            <text:p>1998</text:p>
          </table:table-cell>
          <table:table-cell office:value-type="float" office:value="2098" table:style-name="ce33">
            <text:p>2,098</text:p>
          </table:table-cell>
          <table:table-cell office:value-type="float" office:value="27.53" table:style-name="ce33">
            <text:p>28</text:p>
          </table:table-cell>
          <table:table-cell office:value-type="float" office:value="2125.52" table:style-name="ce33">
            <text:p>2,126</text:p>
          </table:table-cell>
          <table:table-cell table:style-name="ce33"/>
          <table:table-cell office:value-type="float" office:value="7258.59" table:style-name="ce33">
            <text:p>7,259</text:p>
          </table:table-cell>
          <table:table-cell office:value-type="float" office:value="21570.080000000002" table:style-name="ce33">
            <text:p>21,570</text:p>
          </table:table-cell>
          <table:table-cell office:value-type="float" office:value="28828.66" table:style-name="ce33">
            <text:p>28,829</text:p>
          </table:table-cell>
          <table:table-cell table:style-name="ce33"/>
          <table:table-cell office:value-type="float" office:value="30954.19" table:style-name="ce34">
            <text:p>30,954</text:p>
          </table:table-cell>
          <table:table-cell table:style-name="ce34"/>
          <table:table-cell office:value-type="float" office:value="18770.7" table:style-name="ce33">
            <text:p>18,771</text:p>
          </table:table-cell>
          <table:table-cell office:value-type="float" office:value="52438.400000000001" table:style-name="ce33">
            <text:p>52,438</text:p>
          </table:table-cell>
          <table:table-cell office:value-type="float" office:value="139326.79999999999" table:style-name="ce33">
            <text:p>139,327</text:p>
          </table:table-cell>
          <table:table-cell office:value-type="float" office:value="191765.2" table:style-name="ce33">
            <text:p>191,765</text:p>
          </table:table-cell>
          <table:table-cell office:value-type="float" office:value="210535.9" table:style-name="ce34">
            <text:p>210,536</text:p>
          </table:table-cell>
          <table:table-cell table:style-name="ce34"/>
          <table:table-cell office:value-type="float" office:value="241490.1" table:style-name="ce34">
            <text:p>241,490</text:p>
          </table:table-cell>
          <table:table-cell table:style-name="ce37"/>
          <table:table-cell table:number-columns-repeated="17" table:style-name="ce3"/>
          <table:table-cell table:number-columns-repeated="16348" table:style-name="ce9"/>
        </table:table-row>
        <table:table-row table:style-name="ro8">
          <table:table-cell office:value-type="float" office:value="1999" table:style-name="ce35">
            <text:p>1999</text:p>
          </table:table-cell>
          <table:table-cell office:value-type="float" office:value="2115.4499999999998" table:style-name="ce33">
            <text:p>2,115</text:p>
          </table:table-cell>
          <table:table-cell office:value-type="float" office:value="27.9" table:style-name="ce33">
            <text:p>28</text:p>
          </table:table-cell>
          <table:table-cell office:value-type="float" office:value="2143.35" table:style-name="ce33">
            <text:p>2,143</text:p>
          </table:table-cell>
          <table:table-cell table:style-name="ce33"/>
          <table:table-cell office:value-type="float" office:value="7268.53" table:style-name="ce33">
            <text:p>7,269</text:p>
          </table:table-cell>
          <table:table-cell office:value-type="float" office:value="21668.16" table:style-name="ce33">
            <text:p>21,668</text:p>
          </table:table-cell>
          <table:table-cell office:value-type="float" office:value="28936.69" table:style-name="ce33">
            <text:p>28,937</text:p>
          </table:table-cell>
          <table:table-cell table:style-name="ce33"/>
          <table:table-cell office:value-type="float" office:value="31080.04" table:style-name="ce34">
            <text:p>31,080</text:p>
          </table:table-cell>
          <table:table-cell table:style-name="ce34"/>
          <table:table-cell office:value-type="float" office:value="18768.5" table:style-name="ce33">
            <text:p>18,769</text:p>
          </table:table-cell>
          <table:table-cell office:value-type="float" office:value="52511.3" table:style-name="ce33">
            <text:p>52,511</text:p>
          </table:table-cell>
          <table:table-cell office:value-type="float" office:value="139673.5" table:style-name="ce33">
            <text:p>139,674</text:p>
          </table:table-cell>
          <table:table-cell office:value-type="float" office:value="192184.8" table:style-name="ce33">
            <text:p>192,185</text:p>
          </table:table-cell>
          <table:table-cell office:value-type="float" office:value="210953.2" table:style-name="ce34">
            <text:p>210,953</text:p>
          </table:table-cell>
          <table:table-cell table:style-name="ce34"/>
          <table:table-cell office:value-type="float" office:value="242033.3" table:style-name="ce34">
            <text:p>242,033</text:p>
          </table:table-cell>
          <table:table-cell table:style-name="ce9"/>
          <table:table-cell table:number-columns-repeated="17" table:style-name="ce3"/>
          <table:table-cell table:number-columns-repeated="16348" table:style-name="ce9"/>
        </table:table-row>
        <table:table-row table:style-name="ro7">
          <table:table-cell office:value-type="float" office:value="2000" table:style-name="ce26">
            <text:p>2000</text:p>
          </table:table-cell>
          <table:table-cell office:value-type="float" office:value="2126.14" table:style-name="ce33">
            <text:p>2,126</text:p>
          </table:table-cell>
          <table:table-cell office:value-type="float" office:value="27.9" table:style-name="ce33">
            <text:p>28</text:p>
          </table:table-cell>
          <table:table-cell office:value-type="float" office:value="2154.04" table:style-name="ce33">
            <text:p>2,154</text:p>
          </table:table-cell>
          <table:table-cell table:style-name="ce33"/>
          <table:table-cell office:value-type="float" office:value="7270.55" table:style-name="ce33">
            <text:p>7,271</text:p>
          </table:table-cell>
          <table:table-cell office:value-type="float" office:value="21689.75" table:style-name="ce33">
            <text:p>21,690</text:p>
          </table:table-cell>
          <table:table-cell office:value-type="float" office:value="28960.3" table:style-name="ce33">
            <text:p>28,960</text:p>
          </table:table-cell>
          <table:table-cell table:style-name="ce33"/>
          <table:table-cell office:value-type="float" office:value="31114.34" table:style-name="ce34">
            <text:p>31,114</text:p>
          </table:table-cell>
          <table:table-cell table:style-name="ce34"/>
          <table:table-cell office:value-type="float" office:value="18765.400000000001" table:style-name="ce33">
            <text:p>18,765</text:p>
          </table:table-cell>
          <table:table-cell office:value-type="float" office:value="52582.6" table:style-name="ce33">
            <text:p>52,583</text:p>
          </table:table-cell>
          <table:table-cell office:value-type="float" office:value="140019.4" table:style-name="ce33">
            <text:p>140,019</text:p>
          </table:table-cell>
          <table:table-cell office:value-type="float" office:value="192602" table:style-name="ce33">
            <text:p>192,602</text:p>
          </table:table-cell>
          <table:table-cell office:value-type="float" office:value="211367.4" table:style-name="ce34">
            <text:p>211,367</text:p>
          </table:table-cell>
          <table:table-cell table:style-name="ce34"/>
          <table:table-cell office:value-type="float" office:value="242481.8" table:style-name="ce34">
            <text:p>242,482</text:p>
          </table:table-cell>
          <table:table-cell table:style-name="ce26"/>
          <table:table-cell table:number-columns-repeated="17" table:style-name="ce3"/>
          <table:table-cell table:number-columns-repeated="16348" table:style-name="ce26"/>
        </table:table-row>
        <table:table-row table:style-name="ro8">
          <table:table-cell office:value-type="string" table:style-name="ce35">
            <text:p>2001<text:span text:style-name="T1"><text:s/>1</text:span></text:p>
          </table:table-cell>
          <table:table-cell office:value-type="float" office:value="2132.23" table:style-name="ce33">
            <text:p>2,132</text:p>
          </table:table-cell>
          <table:table-cell office:value-type="float" office:value="27.9" table:style-name="ce33">
            <text:p>28</text:p>
          </table:table-cell>
          <table:table-cell office:value-type="float" office:value="2160.13" table:style-name="ce33">
            <text:p>2,160</text:p>
          </table:table-cell>
          <table:table-cell table:style-name="ce33"/>
          <table:table-cell office:value-type="float" office:value="7064.26" table:style-name="ce33">
            <text:p>7,064</text:p>
          </table:table-cell>
          <table:table-cell office:value-type="float" office:value="21925.06" table:style-name="ce33">
            <text:p>21,925</text:p>
          </table:table-cell>
          <table:table-cell office:value-type="float" office:value="28989.32" table:style-name="ce33">
            <text:p>28,989</text:p>
          </table:table-cell>
          <table:table-cell table:style-name="ce33"/>
          <table:table-cell office:value-type="float" office:value="31149.45" table:style-name="ce34">
            <text:p>31,149</text:p>
          </table:table-cell>
          <table:table-cell table:style-name="ce34"/>
          <table:table-cell office:value-type="float" office:value="18762.8" table:style-name="ce33">
            <text:p>18,763</text:p>
          </table:table-cell>
          <table:table-cell office:value-type="float" office:value="52656.3" table:style-name="ce33">
            <text:p>52,656</text:p>
          </table:table-cell>
          <table:table-cell office:value-type="float" office:value="140368.1" table:style-name="ce33">
            <text:p>140,368</text:p>
          </table:table-cell>
          <table:table-cell office:value-type="float" office:value="193024.4" table:style-name="ce33">
            <text:p>193,024</text:p>
          </table:table-cell>
          <table:table-cell office:value-type="float" office:value="211787.2" table:style-name="ce34">
            <text:p>211,787</text:p>
          </table:table-cell>
          <table:table-cell table:style-name="ce34"/>
          <table:table-cell office:value-type="float" office:value="242936.6" table:style-name="ce34">
            <text:p>242,937</text:p>
          </table:table-cell>
          <table:table-cell table:style-name="ce6"/>
          <table:table-cell table:number-columns-repeated="17" table:style-name="ce3"/>
          <table:table-cell table:number-columns-repeated="16348" table:style-name="ce9"/>
        </table:table-row>
        <table:table-row table:style-name="ro8">
          <table:table-cell office:value-type="float" office:value="2002" table:style-name="ce35">
            <text:p>2002</text:p>
          </table:table-cell>
          <table:table-cell office:value-type="float" office:value="2133.16" table:style-name="ce33">
            <text:p>2,133</text:p>
          </table:table-cell>
          <table:table-cell office:value-type="float" office:value="27.9" table:style-name="ce33">
            <text:p>28</text:p>
          </table:table-cell>
          <table:table-cell office:value-type="float" office:value="2161.06" table:style-name="ce33">
            <text:p>2,161</text:p>
          </table:table-cell>
          <table:table-cell table:style-name="ce33"/>
          <table:table-cell office:value-type="float" office:value="6635.34" table:style-name="ce33">
            <text:p>6,635</text:p>
          </table:table-cell>
          <table:table-cell office:value-type="float" office:value="22366.34" table:style-name="ce33">
            <text:p>22,366</text:p>
          </table:table-cell>
          <table:table-cell office:value-type="float" office:value="29001.69" table:style-name="ce33">
            <text:p>29,002</text:p>
          </table:table-cell>
          <table:table-cell table:style-name="ce33"/>
          <table:table-cell office:value-type="float" office:value="31162.75" table:style-name="ce34">
            <text:p>31,163</text:p>
          </table:table-cell>
          <table:table-cell table:style-name="ce34"/>
          <table:table-cell office:value-type="float" office:value="18760.5" table:style-name="ce33">
            <text:p>18,761</text:p>
          </table:table-cell>
          <table:table-cell office:value-type="float" office:value="52728.4" table:style-name="ce33">
            <text:p>52,728</text:p>
          </table:table-cell>
          <table:table-cell office:value-type="float" office:value="140716.70000000001" table:style-name="ce33">
            <text:p>140,717</text:p>
          </table:table-cell>
          <table:table-cell office:value-type="float" office:value="193445.2" table:style-name="ce33">
            <text:p>193,445</text:p>
          </table:table-cell>
          <table:table-cell office:value-type="float" office:value="212205.7" table:style-name="ce34">
            <text:p>212,206</text:p>
          </table:table-cell>
          <table:table-cell table:style-name="ce34"/>
          <table:table-cell office:value-type="float" office:value="243368.4" table:style-name="ce34">
            <text:p>243,368</text:p>
          </table:table-cell>
          <table:table-cell table:style-name="ce6"/>
          <table:table-cell table:number-columns-repeated="17" table:style-name="ce3"/>
          <table:table-cell table:number-columns-repeated="16348" table:style-name="ce9"/>
        </table:table-row>
        <table:table-row table:style-name="ro8">
          <table:table-cell office:value-type="float" office:value="2003" table:style-name="ce35">
            <text:p>2003</text:p>
          </table:table-cell>
          <table:table-cell office:value-type="float" office:value="2132.79" table:style-name="ce33">
            <text:p>2,133</text:p>
          </table:table-cell>
          <table:table-cell office:value-type="float" office:value="28.27" table:style-name="ce33">
            <text:p>28</text:p>
          </table:table-cell>
          <table:table-cell office:value-type="float" office:value="2161.06" table:style-name="ce33">
            <text:p>2,161</text:p>
          </table:table-cell>
          <table:table-cell table:style-name="ce33"/>
          <table:table-cell office:value-type="float" office:value="5974.27" table:style-name="ce33">
            <text:p>5,974</text:p>
          </table:table-cell>
          <table:table-cell office:value-type="float" office:value="23014.47" table:style-name="ce33">
            <text:p>23,014</text:p>
          </table:table-cell>
          <table:table-cell office:value-type="float" office:value="28988.74" table:style-name="ce33">
            <text:p>28,989</text:p>
          </table:table-cell>
          <table:table-cell table:style-name="ce33"/>
          <table:table-cell office:value-type="float" office:value="31149.8" table:style-name="ce34">
            <text:p>31,150</text:p>
          </table:table-cell>
          <table:table-cell table:style-name="ce34"/>
          <table:table-cell office:value-type="float" office:value="18758" table:style-name="ce38">
            <text:p>18,758</text:p>
          </table:table-cell>
          <table:table-cell office:value-type="float" office:value="52801.9" table:style-name="ce38">
            <text:p>52,802</text:p>
          </table:table-cell>
          <table:table-cell office:value-type="float" office:value="141080.79999999999" table:style-name="ce38">
            <text:p>141,081</text:p>
          </table:table-cell>
          <table:table-cell office:value-type="float" office:value="193882.7" table:style-name="ce38">
            <text:p>193,883</text:p>
          </table:table-cell>
          <table:table-cell office:value-type="float" office:value="212640.7" table:style-name="ce39">
            <text:p>212,641</text:p>
          </table:table-cell>
          <table:table-cell table:style-name="ce39"/>
          <table:table-cell office:value-type="float" office:value="243790.5" table:style-name="ce39">
            <text:p>243,791</text:p>
          </table:table-cell>
          <table:table-cell table:style-name="ce6"/>
          <table:table-cell table:number-columns-repeated="17" table:style-name="ce3"/>
          <table:table-cell table:number-columns-repeated="16348" table:style-name="ce9"/>
        </table:table-row>
        <table:table-row table:style-name="ro8">
          <table:table-cell office:value-type="string" table:style-name="ce35">
            <text:p>2004<text:span text:style-name="T1"><text:s/>2</text:span></text:p>
          </table:table-cell>
          <table:table-cell office:value-type="float" office:value="2160.94" table:style-name="ce33">
            <text:p>2,161</text:p>
          </table:table-cell>
          <table:table-cell office:value-type="float" office:value="28.27" table:style-name="ce33">
            <text:p>28</text:p>
          </table:table-cell>
          <table:table-cell office:value-type="float" office:value="2189.21" table:style-name="ce33">
            <text:p>2,189</text:p>
          </table:table-cell>
          <table:table-cell table:style-name="ce33"/>
          <table:table-cell office:value-type="float" office:value="5683.8" table:style-name="ce33">
            <text:p>5,684</text:p>
          </table:table-cell>
          <table:table-cell office:value-type="float" office:value="23314.67" table:style-name="ce33">
            <text:p>23,315</text:p>
          </table:table-cell>
          <table:table-cell office:value-type="float" office:value="28998.47" table:style-name="ce33">
            <text:p>28,998</text:p>
          </table:table-cell>
          <table:table-cell table:style-name="ce33"/>
          <table:table-cell office:value-type="float" office:value="31187.68" table:style-name="ce34">
            <text:p>31,188</text:p>
          </table:table-cell>
          <table:table-cell table:style-name="ce34"/>
          <table:table-cell office:value-type="float" office:value="18751.5" table:style-name="ce33">
            <text:p>18,752</text:p>
          </table:table-cell>
          <table:table-cell office:value-type="float" office:value="52333.4" table:style-name="ce33">
            <text:p>52,333</text:p>
          </table:table-cell>
          <table:table-cell office:value-type="float" office:value="138616.6" table:style-name="ce33">
            <text:p>138,617</text:p>
          </table:table-cell>
          <table:table-cell office:value-type="float" office:value="190950" table:style-name="ce33">
            <text:p>190,950</text:p>
          </table:table-cell>
          <table:table-cell office:value-type="float" office:value="209701.5" table:style-name="ce34">
            <text:p>209,702</text:p>
          </table:table-cell>
          <table:table-cell table:style-name="ce34"/>
          <table:table-cell office:value-type="float" office:value="240889.2" table:style-name="ce34">
            <text:p>240,889</text:p>
          </table:table-cell>
          <table:table-cell table:style-name="ce6"/>
          <table:table-cell table:number-columns-repeated="17" table:style-name="ce3"/>
          <table:table-cell table:number-columns-repeated="16348" table:style-name="ce9"/>
        </table:table-row>
        <table:table-row table:style-name="ro7">
          <table:table-cell office:value-type="float" office:value="2005" table:style-name="ce26">
            <text:p>2005</text:p>
          </table:table-cell>
          <table:table-cell office:value-type="float" office:value="2156.52" table:style-name="ce33">
            <text:p>2,157</text:p>
          </table:table-cell>
          <table:table-cell office:value-type="float" office:value="29.76" table:style-name="ce33">
            <text:p>30</text:p>
          </table:table-cell>
          <table:table-cell office:value-type="float" office:value="2186.29" table:style-name="ce33">
            <text:p>2,186</text:p>
          </table:table-cell>
          <table:table-cell table:style-name="ce33"/>
          <table:table-cell office:value-type="float" office:value="5410.79" table:style-name="ce33">
            <text:p>5,411</text:p>
          </table:table-cell>
          <table:table-cell office:value-type="float" office:value="23624.15" table:style-name="ce33">
            <text:p>23,624</text:p>
          </table:table-cell>
          <table:table-cell office:value-type="float" office:value="29034.94" table:style-name="ce33">
            <text:p>29,035</text:p>
          </table:table-cell>
          <table:table-cell table:style-name="ce33"/>
          <table:table-cell office:value-type="float" office:value="31221.23" table:style-name="ce34">
            <text:p>31,221</text:p>
          </table:table-cell>
          <table:table-cell table:style-name="ce34"/>
          <table:table-cell office:value-type="float" office:value="18758.400000000001" table:style-name="ce38">
            <text:p>18,758</text:p>
          </table:table-cell>
          <table:table-cell office:value-type="float" office:value="52480.3" table:style-name="ce38">
            <text:p>52,480</text:p>
          </table:table-cell>
          <table:table-cell office:value-type="float" office:value="138679.29999999999" table:style-name="ce38">
            <text:p>138,679</text:p>
          </table:table-cell>
          <table:table-cell office:value-type="float" office:value="191159.6" table:style-name="ce38">
            <text:p>191,160</text:p>
          </table:table-cell>
          <table:table-cell office:value-type="float" office:value="209918" table:style-name="ce39">
            <text:p>209,918</text:p>
          </table:table-cell>
          <table:table-cell table:style-name="ce39"/>
          <table:table-cell office:value-type="float" office:value="241139.20000000001" table:style-name="ce39">
            <text:p>241,139</text:p>
          </table:table-cell>
          <table:table-cell table:style-name="ce6"/>
          <table:table-cell table:number-columns-repeated="17" table:style-name="ce3"/>
          <table:table-cell table:number-columns-repeated="16348" table:style-name="ce26"/>
        </table:table-row>
        <table:table-row table:style-name="ro8">
          <table:table-cell office:value-type="string" table:style-name="ce35">
            <text:p>2006<text:span text:style-name="T1"><text:s/>2</text:span></text:p>
          </table:table-cell>
          <table:table-cell office:value-type="float" office:value="2179.48" table:style-name="ce33">
            <text:p>2,179</text:p>
          </table:table-cell>
          <table:table-cell office:value-type="float" office:value="29.76" table:style-name="ce33">
            <text:p>30</text:p>
          </table:table-cell>
          <table:table-cell office:value-type="float" office:value="2209.25" table:style-name="ce33">
            <text:p>2,209</text:p>
          </table:table-cell>
          <table:table-cell table:style-name="ce33"/>
          <table:table-cell office:value-type="float" office:value="5409.56" table:style-name="ce33">
            <text:p>5,410</text:p>
          </table:table-cell>
          <table:table-cell office:value-type="float" office:value="23630.51" table:style-name="ce33">
            <text:p>23,631</text:p>
          </table:table-cell>
          <table:table-cell office:value-type="float" office:value="29040.07" table:style-name="ce33">
            <text:p>29,040</text:p>
          </table:table-cell>
          <table:table-cell table:style-name="ce33"/>
          <table:table-cell office:value-type="float" office:value="31249.32" table:style-name="ce34">
            <text:p>31,249</text:p>
          </table:table-cell>
          <table:table-cell table:style-name="ce34"/>
          <table:table-cell office:value-type="float" office:value="18652.3" table:style-name="ce33">
            <text:p>18,652</text:p>
          </table:table-cell>
          <table:table-cell office:value-type="float" office:value="52486.6" table:style-name="ce33">
            <text:p>52,487</text:p>
          </table:table-cell>
          <table:table-cell office:value-type="float" office:value="142670" table:style-name="ce33">
            <text:p>142,670</text:p>
          </table:table-cell>
          <table:table-cell office:value-type="float" office:value="195156.6" table:style-name="ce33">
            <text:p>195,157</text:p>
          </table:table-cell>
          <table:table-cell office:value-type="float" office:value="213808.9" table:style-name="ce34">
            <text:p>213,809</text:p>
          </table:table-cell>
          <table:table-cell table:style-name="ce34"/>
          <table:table-cell office:value-type="float" office:value="245058.2" table:style-name="ce34">
            <text:p>245,058</text:p>
          </table:table-cell>
          <table:table-cell table:style-name="ce9"/>
          <table:table-cell table:number-columns-repeated="17" table:style-name="ce3"/>
          <table:table-cell table:number-columns-repeated="16348" table:style-name="ce9"/>
        </table:table-row>
        <table:table-row table:style-name="ro8">
          <table:table-cell office:value-type="float" office:value="2007" table:style-name="ce35">
            <text:p>2007</text:p>
          </table:table-cell>
          <table:table-cell office:value-type="float" office:value="2186.0100000000002" table:style-name="ce33">
            <text:p>2,186</text:p>
          </table:table-cell>
          <table:table-cell office:value-type="float" office:value="25.72" table:style-name="ce33">
            <text:p>26</text:p>
          </table:table-cell>
          <table:table-cell office:value-type="float" office:value="2211.73" table:style-name="ce33">
            <text:p>2,212</text:p>
          </table:table-cell>
          <table:table-cell table:style-name="ce33"/>
          <table:table-cell office:value-type="float" office:value="5387.15" table:style-name="ce33">
            <text:p>5,387</text:p>
          </table:table-cell>
          <table:table-cell office:value-type="float" office:value="23657.46" table:style-name="ce33">
            <text:p>23,657</text:p>
          </table:table-cell>
          <table:table-cell office:value-type="float" office:value="29044.6" table:style-name="ce33">
            <text:p>29,045</text:p>
          </table:table-cell>
          <table:table-cell table:style-name="ce33"/>
          <table:table-cell office:value-type="float" office:value="31256.34" table:style-name="ce34">
            <text:p>31,256</text:p>
          </table:table-cell>
          <table:table-cell table:style-name="ce34"/>
          <table:table-cell office:value-type="float" office:value="18806.099999999999" table:style-name="ce33">
            <text:p>18,806</text:p>
          </table:table-cell>
          <table:table-cell office:value-type="float" office:value="52457.7" table:style-name="ce33">
            <text:p>52,458</text:p>
          </table:table-cell>
          <table:table-cell office:value-type="float" office:value="142846.5" table:style-name="ce33">
            <text:p>142,847</text:p>
          </table:table-cell>
          <table:table-cell office:value-type="float" office:value="195304.3" table:style-name="ce33">
            <text:p>195,304</text:p>
          </table:table-cell>
          <table:table-cell office:value-type="float" office:value="214110.3" table:style-name="ce34">
            <text:p>214,110</text:p>
          </table:table-cell>
          <table:table-cell table:style-name="ce34"/>
          <table:table-cell office:value-type="float" office:value="245366.6" table:style-name="ce34">
            <text:p>245,367</text:p>
          </table:table-cell>
          <table:table-cell table:style-name="ce9"/>
          <table:table-cell table:number-columns-repeated="17" table:style-name="ce3"/>
          <table:table-cell table:number-columns-repeated="16348" table:style-name="ce9"/>
        </table:table-row>
        <table:table-row table:style-name="ro8">
          <table:table-cell office:value-type="float" office:value="2008" table:style-name="ce35">
            <text:p>2008</text:p>
          </table:table-cell>
          <table:table-cell office:value-type="float" office:value="2185.7399999999998" table:style-name="ce33">
            <text:p>2,186</text:p>
          </table:table-cell>
          <table:table-cell office:value-type="float" office:value="25.48" table:style-name="ce33">
            <text:p>25</text:p>
          </table:table-cell>
          <table:table-cell office:value-type="float" office:value="2211.21" table:style-name="ce33">
            <text:p>2,211</text:p>
          </table:table-cell>
          <table:table-cell table:style-name="ce33"/>
          <table:table-cell office:value-type="float" office:value="5364.73" table:style-name="ce33">
            <text:p>5,365</text:p>
          </table:table-cell>
          <table:table-cell office:value-type="float" office:value="23647.59" table:style-name="ce33">
            <text:p>23,648</text:p>
          </table:table-cell>
          <table:table-cell office:value-type="float" office:value="29012.32" table:style-name="ce33">
            <text:p>29,012</text:p>
          </table:table-cell>
          <table:table-cell table:style-name="ce33"/>
          <table:table-cell office:value-type="float" office:value="31223.53" table:style-name="ce34">
            <text:p>31,224</text:p>
          </table:table-cell>
          <table:table-cell table:style-name="ce34"/>
          <table:table-cell office:value-type="float" office:value="18741.3" table:style-name="ce33">
            <text:p>18,741</text:p>
          </table:table-cell>
          <table:table-cell office:value-type="float" office:value="52551.9" table:style-name="ce33">
            <text:p>52,552</text:p>
          </table:table-cell>
          <table:table-cell office:value-type="float" office:value="142593.5" table:style-name="ce33">
            <text:p>142,594</text:p>
          </table:table-cell>
          <table:table-cell office:value-type="float" office:value="195145.4" table:style-name="ce33">
            <text:p>195,145</text:p>
          </table:table-cell>
          <table:table-cell office:value-type="float" office:value="213886.7" table:style-name="ce34">
            <text:p>213,887</text:p>
          </table:table-cell>
          <table:table-cell table:style-name="ce34"/>
          <table:table-cell office:value-type="float" office:value="245110.2" table:style-name="ce34">
            <text:p>245,110</text:p>
          </table:table-cell>
          <table:table-cell table:style-name="ce9"/>
          <table:table-cell table:number-columns-repeated="17" table:style-name="ce3"/>
          <table:table-cell table:number-columns-repeated="16348" table:style-name="ce9"/>
        </table:table-row>
        <table:table-row table:style-name="ro8">
          <table:table-cell office:value-type="float" office:value="2009" table:style-name="ce35">
            <text:p>2009</text:p>
          </table:table-cell>
          <table:table-cell office:value-type="float" office:value="2186.42" table:style-name="ce33">
            <text:p>2,186</text:p>
          </table:table-cell>
          <table:table-cell office:value-type="float" office:value="25.48" table:style-name="ce33">
            <text:p>25</text:p>
          </table:table-cell>
          <table:table-cell office:value-type="float" office:value="2211.9" table:style-name="ce33">
            <text:p>2,212</text:p>
          </table:table-cell>
          <table:table-cell table:style-name="ce33"/>
          <table:table-cell office:value-type="float" office:value="5341.43" table:style-name="ce33">
            <text:p>5,341</text:p>
          </table:table-cell>
          <table:table-cell office:value-type="float" office:value="23719.79" table:style-name="ce33">
            <text:p>23,720</text:p>
          </table:table-cell>
          <table:table-cell office:value-type="float" office:value="29061.22" table:style-name="ce33">
            <text:p>29,061</text:p>
          </table:table-cell>
          <table:table-cell table:style-name="ce33"/>
          <table:table-cell office:value-type="float" office:value="31273.119999999999" table:style-name="ce34">
            <text:p>31,273</text:p>
          </table:table-cell>
          <table:table-cell table:style-name="ce34"/>
          <table:table-cell office:value-type="float" office:value="18728.900000000001" table:style-name="ce33">
            <text:p>18,729</text:p>
          </table:table-cell>
          <table:table-cell office:value-type="float" office:value="52700.3" table:style-name="ce33">
            <text:p>52,700</text:p>
          </table:table-cell>
          <table:table-cell office:value-type="float" office:value="142384" table:style-name="ce33">
            <text:p>142,384</text:p>
          </table:table-cell>
          <table:table-cell office:value-type="float" office:value="195084.3" table:style-name="ce33">
            <text:p>195,084</text:p>
          </table:table-cell>
          <table:table-cell office:value-type="float" office:value="213813.2" table:style-name="ce34">
            <text:p>213,813</text:p>
          </table:table-cell>
          <table:table-cell table:style-name="ce34"/>
          <table:table-cell office:value-type="float" office:value="245086.3" table:style-name="ce34">
            <text:p>245,086</text:p>
          </table:table-cell>
          <table:table-cell table:style-name="ce9"/>
          <table:table-cell table:number-columns-repeated="17" table:style-name="ce3"/>
          <table:table-cell table:number-columns-repeated="16348" table:style-name="ce9"/>
        </table:table-row>
        <table:table-row table:style-name="ro7">
          <table:table-cell office:value-type="float" office:value="2010" table:style-name="ce35">
            <text:p>2010</text:p>
          </table:table-cell>
          <table:table-cell office:value-type="float" office:value="2185.11" table:style-name="ce33">
            <text:p>2,185</text:p>
          </table:table-cell>
          <table:table-cell office:value-type="float" office:value="25.48" table:style-name="ce33">
            <text:p>25</text:p>
          </table:table-cell>
          <table:table-cell office:value-type="float" office:value="2210.59" table:style-name="ce33">
            <text:p>2,211</text:p>
          </table:table-cell>
          <table:table-cell table:style-name="ce33"/>
          <table:table-cell office:value-type="float" office:value="5274.57" table:style-name="ce33">
            <text:p>5,275</text:p>
          </table:table-cell>
          <table:table-cell office:value-type="float" office:value="23747.81" table:style-name="ce33">
            <text:p>23,748</text:p>
          </table:table-cell>
          <table:table-cell office:value-type="float" office:value="29022.38" table:style-name="ce33">
            <text:p>29,022</text:p>
          </table:table-cell>
          <table:table-cell table:style-name="ce33"/>
          <table:table-cell office:value-type="float" office:value="31232.97" table:style-name="ce34">
            <text:p>31,233</text:p>
          </table:table-cell>
          <table:table-cell table:style-name="ce34"/>
          <table:table-cell office:value-type="float" office:value="18760.400000000001" table:style-name="ce33">
            <text:p>18,760</text:p>
          </table:table-cell>
          <table:table-cell office:value-type="float" office:value="52708.800000000003" table:style-name="ce33">
            <text:p>52,709</text:p>
          </table:table-cell>
          <table:table-cell office:value-type="float" office:value="142275.4" table:style-name="ce33">
            <text:p>142,275</text:p>
          </table:table-cell>
          <table:table-cell office:value-type="float" office:value="194984.2" table:style-name="ce33">
            <text:p>194,984</text:p>
          </table:table-cell>
          <table:table-cell office:value-type="float" office:value="213744.5" table:style-name="ce34">
            <text:p>213,745</text:p>
          </table:table-cell>
          <table:table-cell table:style-name="ce34"/>
          <table:table-cell office:value-type="float" office:value="244977.5" table:style-name="ce34">
            <text:p>244,978</text:p>
          </table:table-cell>
          <table:table-cell table:style-name="ce9"/>
          <table:table-cell table:number-columns-repeated="17" table:style-name="ce3"/>
          <table:table-cell table:number-columns-repeated="16348" table:style-name="ce9"/>
        </table:table-row>
        <table:table-row table:style-name="ro9">
          <table:table-cell office:value-type="float" office:value="2011" table:style-name="ce35">
            <text:p>2011</text:p>
          </table:table-cell>
          <table:table-cell office:value-type="float" office:value="2192.94" table:style-name="ce33">
            <text:p>2,193</text:p>
          </table:table-cell>
          <table:table-cell office:value-type="float" office:value="25.48" table:style-name="ce33">
            <text:p>25</text:p>
          </table:table-cell>
          <table:table-cell office:value-type="float" office:value="2218.42" table:style-name="ce33">
            <text:p>2,218</text:p>
          </table:table-cell>
          <table:table-cell table:style-name="ce33"/>
          <table:table-cell office:value-type="float" office:value="5286.75" table:style-name="ce33">
            <text:p>5,287</text:p>
          </table:table-cell>
          <table:table-cell office:value-type="float" office:value="23752.16" table:style-name="ce33">
            <text:p>23,752</text:p>
          </table:table-cell>
          <table:table-cell office:value-type="float" office:value="29038.91" table:style-name="ce33">
            <text:p>29,039</text:p>
          </table:table-cell>
          <table:table-cell table:style-name="ce33"/>
          <table:table-cell office:value-type="float" office:value="31257.33" table:style-name="ce34">
            <text:p>31,257</text:p>
          </table:table-cell>
          <table:table-cell table:style-name="ce34"/>
          <table:table-cell office:value-type="float" office:value="18770.3" table:style-name="ce33">
            <text:p>18,770</text:p>
          </table:table-cell>
          <table:table-cell office:value-type="float" office:value="52711.7" table:style-name="ce33">
            <text:p>52,712</text:p>
          </table:table-cell>
          <table:table-cell office:value-type="float" office:value="142264.70000000001" table:style-name="ce33">
            <text:p>142,265</text:p>
          </table:table-cell>
          <table:table-cell office:value-type="float" office:value="194976.5" table:style-name="ce33">
            <text:p>194,977</text:p>
          </table:table-cell>
          <table:table-cell office:value-type="float" office:value="213746.7" table:style-name="ce34">
            <text:p>213,747</text:p>
          </table:table-cell>
          <table:table-cell table:style-name="ce34"/>
          <table:table-cell office:value-type="float" office:value="245004.1" table:style-name="ce34">
            <text:p>245,004</text:p>
          </table:table-cell>
          <table:table-cell table:style-name="ce9"/>
          <table:table-cell table:number-columns-repeated="17" table:style-name="ce3"/>
          <table:table-cell table:number-columns-repeated="16348" table:style-name="ce9"/>
        </table:table-row>
        <table:table-row table:style-name="ro9">
          <table:table-cell office:value-type="float" office:value="2012" table:style-name="ce35">
            <text:p>2012</text:p>
          </table:table-cell>
          <table:table-cell office:value-type="float" office:value="2221.79" table:style-name="ce33">
            <text:p>2,222</text:p>
          </table:table-cell>
          <table:table-cell office:value-type="float" office:value="25.72" table:style-name="ce33">
            <text:p>26</text:p>
          </table:table-cell>
          <table:table-cell office:value-type="float" office:value="2247.5100000000002" table:style-name="ce33">
            <text:p>2,248</text:p>
          </table:table-cell>
          <table:table-cell table:style-name="ce33"/>
          <table:table-cell office:value-type="float" office:value="5285.92" table:style-name="ce33">
            <text:p>5,286</text:p>
          </table:table-cell>
          <table:table-cell office:value-type="float" office:value="23757.94" table:style-name="ce33">
            <text:p>23,758</text:p>
          </table:table-cell>
          <table:table-cell office:value-type="float" office:value="29043.87" table:style-name="ce33">
            <text:p>29,044</text:p>
          </table:table-cell>
          <table:table-cell table:style-name="ce33"/>
          <table:table-cell office:value-type="float" office:value="31291.38" table:style-name="ce34">
            <text:p>31,291</text:p>
          </table:table-cell>
          <table:table-cell table:style-name="ce34"/>
          <table:table-cell office:value-type="float" office:value="18774.2" table:style-name="ce33">
            <text:p>18,774</text:p>
          </table:table-cell>
          <table:table-cell office:value-type="float" office:value="52756.3" table:style-name="ce33">
            <text:p>52,756</text:p>
          </table:table-cell>
          <table:table-cell office:value-type="float" office:value="142551.1" table:style-name="ce33">
            <text:p>142,551</text:p>
          </table:table-cell>
          <table:table-cell office:value-type="float" office:value="195307.5" table:style-name="ce33">
            <text:p>195,308</text:p>
          </table:table-cell>
          <table:table-cell office:value-type="float" office:value="214081.6" table:style-name="ce34">
            <text:p>214,082</text:p>
          </table:table-cell>
          <table:table-cell table:style-name="ce34"/>
          <table:table-cell office:value-type="float" office:value="245373" table:style-name="ce34">
            <text:p>245,373</text:p>
          </table:table-cell>
          <table:table-cell table:style-name="ce9"/>
          <table:table-cell table:number-columns-repeated="17" table:style-name="ce3"/>
          <table:table-cell table:number-columns-repeated="16348" table:style-name="ce9"/>
        </table:table-row>
        <table:table-row table:style-name="ro8">
          <table:table-cell office:value-type="string" table:style-name="ce35">
            <text:p>2013<text:span text:style-name="T1"><text:s/>3</text:span></text:p>
          </table:table-cell>
          <table:table-cell office:value-type="float" office:value="2236.7600000000002" table:style-name="ce33">
            <text:p>2,237</text:p>
          </table:table-cell>
          <table:table-cell office:value-type="float" office:value="25.72" table:style-name="ce33">
            <text:p>26</text:p>
          </table:table-cell>
          <table:table-cell office:value-type="float" office:value="2262.4899999999998" table:style-name="ce33">
            <text:p>2,262</text:p>
          </table:table-cell>
          <table:table-cell table:style-name="ce33"/>
          <table:table-cell office:value-type="float" office:value="5284.49" table:style-name="ce33">
            <text:p>5,284</text:p>
          </table:table-cell>
          <table:table-cell office:value-type="float" office:value="23764.26" table:style-name="ce33">
            <text:p>23,764</text:p>
          </table:table-cell>
          <table:table-cell office:value-type="float" office:value="29048.76" table:style-name="ce33">
            <text:p>29,049</text:p>
          </table:table-cell>
          <table:table-cell table:style-name="ce33"/>
          <table:table-cell office:value-type="float" office:value="31311.24" table:style-name="ce34">
            <text:p>31,311</text:p>
          </table:table-cell>
          <table:table-cell table:style-name="ce34"/>
          <table:table-cell office:value-type="float" office:value="18776.099999999999" table:style-name="ce33">
            <text:p>18,776</text:p>
          </table:table-cell>
          <table:table-cell office:value-type="string" table:style-name="ce27">
            <text:p>:</text:p>
          </table:table-cell>
          <table:table-cell office:value-type="string" table:style-name="ce27">
            <text:p>:</text:p>
          </table:table-cell>
          <table:table-cell office:value-type="float" office:value="195640.6" table:style-name="ce33">
            <text:p>195,641</text:p>
          </table:table-cell>
          <table:table-cell office:value-type="float" office:value="214416.7" table:style-name="ce34">
            <text:p>214,417</text:p>
          </table:table-cell>
          <table:table-cell table:style-name="ce34"/>
          <table:table-cell office:value-type="float" office:value="245727.9" table:style-name="ce34">
            <text:p>245,728</text:p>
          </table:table-cell>
          <table:table-cell table:style-name="ce9"/>
          <table:table-cell table:number-columns-repeated="17" table:style-name="ce3"/>
          <table:table-cell table:number-columns-repeated="16348" table:style-name="ce9"/>
        </table:table-row>
        <table:table-row table:style-name="ro8">
          <table:table-cell office:value-type="string" table:style-name="ce35">
            <text:p>2014<text:span text:style-name="T1"><text:s/>3</text:span></text:p>
          </table:table-cell>
          <table:table-cell office:value-type="float" office:value="2239" table:style-name="ce33">
            <text:p>2,239</text:p>
          </table:table-cell>
          <table:table-cell office:value-type="float" office:value="25.72" table:style-name="ce33">
            <text:p>26</text:p>
          </table:table-cell>
          <table:table-cell office:value-type="float" office:value="2264.7199999999998" table:style-name="ce33">
            <text:p>2,265</text:p>
          </table:table-cell>
          <table:table-cell table:style-name="ce33"/>
          <table:table-cell office:value-type="float" office:value="5272.13" table:style-name="ce33">
            <text:p>5,272</text:p>
          </table:table-cell>
          <table:table-cell office:value-type="float" office:value="23798.86" table:style-name="ce33">
            <text:p>23,799</text:p>
          </table:table-cell>
          <table:table-cell office:value-type="float" office:value="29070.99" table:style-name="ce33">
            <text:p>29,071</text:p>
          </table:table-cell>
          <table:table-cell table:style-name="ce33"/>
          <table:table-cell office:value-type="float" office:value="31335.72" table:style-name="ce34">
            <text:p>31,336</text:p>
          </table:table-cell>
          <table:table-cell table:style-name="ce34"/>
          <table:table-cell office:value-type="float" office:value="18769.8" table:style-name="ce33">
            <text:p>18,770</text:p>
          </table:table-cell>
          <table:table-cell office:value-type="string" table:style-name="ce27">
            <text:p>:</text:p>
          </table:table-cell>
          <table:table-cell office:value-type="string" table:style-name="ce27">
            <text:p>:</text:p>
          </table:table-cell>
          <table:table-cell office:value-type="float" office:value="195721.3" table:style-name="ce33">
            <text:p>195,721</text:p>
          </table:table-cell>
          <table:table-cell office:value-type="float" office:value="214491.1" table:style-name="ce34">
            <text:p>214,491</text:p>
          </table:table-cell>
          <table:table-cell table:style-name="ce34"/>
          <table:table-cell office:value-type="float" office:value="245826.8" table:style-name="ce34">
            <text:p>245,827</text:p>
          </table:table-cell>
          <table:table-cell table:style-name="ce9"/>
          <table:table-cell table:number-columns-repeated="17" table:style-name="ce3"/>
          <table:table-cell table:number-columns-repeated="16348" table:style-name="ce9"/>
        </table:table-row>
        <table:table-row table:style-name="ro7">
          <table:table-cell office:value-type="float" office:value="2015" table:style-name="ce35">
            <text:p>2015</text:p>
          </table:table-cell>
          <table:table-cell office:value-type="float" office:value="2244.4699999999998" table:style-name="ce33">
            <text:p>2,244</text:p>
          </table:table-cell>
          <table:table-cell office:value-type="float" office:value="25.72" table:style-name="ce33">
            <text:p>26</text:p>
          </table:table-cell>
          <table:table-cell office:value-type="float" office:value="2270.1999999999998" table:style-name="ce33">
            <text:p>2,270</text:p>
          </table:table-cell>
          <table:table-cell table:style-name="ce33"/>
          <table:table-cell office:value-type="float" office:value="5267.77" table:style-name="ce33">
            <text:p>5,268</text:p>
          </table:table-cell>
          <table:table-cell office:value-type="float" office:value="23797.51" table:style-name="ce33">
            <text:p>23,798</text:p>
          </table:table-cell>
          <table:table-cell office:value-type="float" office:value="29065.279999999999" table:style-name="ce33">
            <text:p>29,065</text:p>
          </table:table-cell>
          <table:table-cell table:style-name="ce33"/>
          <table:table-cell office:value-type="float" office:value="31335.48" table:style-name="ce34">
            <text:p>31,335</text:p>
          </table:table-cell>
          <table:table-cell table:style-name="ce34"/>
          <table:table-cell office:value-type="float" office:value="18818.7" table:style-name="ce33">
            <text:p>18,819</text:p>
          </table:table-cell>
          <table:table-cell office:value-type="float" office:value="52419.8" table:style-name="ce33">
            <text:p>52,420</text:p>
          </table:table-cell>
          <table:table-cell office:value-type="float" office:value="143304.6" table:style-name="ce33">
            <text:p>143,305</text:p>
          </table:table-cell>
          <table:table-cell office:value-type="float" office:value="195724.4" table:style-name="ce33">
            <text:p>195,724</text:p>
          </table:table-cell>
          <table:table-cell office:value-type="float" office:value="214543" table:style-name="ce34">
            <text:p>214,543</text:p>
          </table:table-cell>
          <table:table-cell table:style-name="ce34"/>
          <table:table-cell office:value-type="float" office:value="245878.5" table:style-name="ce34">
            <text:p>245,879</text:p>
          </table:table-cell>
          <table:table-cell table:style-name="ce9"/>
          <table:table-cell table:number-columns-repeated="17" table:style-name="ce3"/>
          <table:table-cell table:number-columns-repeated="16348" table:style-name="ce9"/>
        </table:table-row>
        <table:table-row table:style-name="ro7">
          <table:table-cell office:value-type="float" office:value="2016" table:style-name="ce35">
            <text:p>2016</text:p>
          </table:table-cell>
          <table:table-cell office:value-type="float" office:value="2241.9299999999998" table:style-name="ce33">
            <text:p>2,242</text:p>
          </table:table-cell>
          <table:table-cell office:value-type="float" office:value="25.72" table:style-name="ce33">
            <text:p>26</text:p>
          </table:table-cell>
          <table:table-cell office:value-type="float" office:value="2267.65" table:style-name="ce33">
            <text:p>2,268</text:p>
          </table:table-cell>
          <table:table-cell table:style-name="ce33"/>
          <table:table-cell office:value-type="float" office:value="5259.7" table:style-name="ce33">
            <text:p>5,260</text:p>
          </table:table-cell>
          <table:table-cell office:value-type="float" office:value="23829.95" table:style-name="ce33">
            <text:p>23,830</text:p>
          </table:table-cell>
          <table:table-cell office:value-type="float" office:value="29089.64" table:style-name="ce33">
            <text:p>29,090</text:p>
          </table:table-cell>
          <table:table-cell table:style-name="ce33"/>
          <table:table-cell office:value-type="float" office:value="31357.29" table:style-name="ce34">
            <text:p>31,357</text:p>
          </table:table-cell>
          <table:table-cell table:style-name="ce34"/>
          <table:table-cell office:value-type="float" office:value="18824.5" table:style-name="ce33">
            <text:p>18,825</text:p>
          </table:table-cell>
          <table:table-cell office:value-type="string" table:style-name="ce27">
            <text:p>:</text:p>
          </table:table-cell>
          <table:table-cell office:value-type="string" table:style-name="ce27">
            <text:p>:</text:p>
          </table:table-cell>
          <table:table-cell office:value-type="float" office:value="196327.9" table:style-name="ce33">
            <text:p>196,328</text:p>
          </table:table-cell>
          <table:table-cell office:value-type="float" office:value="215152.4" table:style-name="ce34">
            <text:p>215,152</text:p>
          </table:table-cell>
          <table:table-cell table:style-name="ce34"/>
          <table:table-cell office:value-type="float" office:value="246509.7" table:style-name="ce34">
            <text:p>246,510</text:p>
          </table:table-cell>
          <table:table-cell table:style-name="ce9"/>
          <table:table-cell table:number-columns-repeated="17" table:style-name="ce3"/>
          <table:table-cell table:number-columns-repeated="16348" table:style-name="ce9"/>
        </table:table-row>
        <table:table-row table:style-name="ro7">
          <table:table-cell office:value-type="string" table:style-name="ce40">
            <text:p>2017<text:s/><text:span text:style-name="T1">4</text:span></text:p>
          </table:table-cell>
          <table:table-cell office:value-type="float" office:value="2264.2800000000002" table:style-name="ce41">
            <text:p>2,264</text:p>
          </table:table-cell>
          <table:table-cell office:value-type="float" office:value="27.46" table:style-name="ce41">
            <text:p>27</text:p>
          </table:table-cell>
          <table:table-cell office:value-type="float" office:value="2291.7399999999998" table:style-name="ce41">
            <text:p>2,292</text:p>
          </table:table-cell>
          <table:table-cell table:style-name="ce41"/>
          <table:table-cell office:value-type="float" office:value="5269.54" table:style-name="ce41">
            <text:p>5,270</text:p>
          </table:table-cell>
          <table:table-cell office:value-type="float" office:value="23870.41" table:style-name="ce41">
            <text:p>23,870</text:p>
          </table:table-cell>
          <table:table-cell office:value-type="float" office:value="29139.95" table:style-name="ce41">
            <text:p>29,140</text:p>
          </table:table-cell>
          <table:table-cell table:style-name="ce41"/>
          <table:table-cell office:value-type="float" office:value="31431.69" table:style-name="ce42">
            <text:p>31,432</text:p>
          </table:table-cell>
          <table:table-cell table:style-name="ce42"/>
          <table:table-cell office:value-type="float" office:value="18842.099999999999" table:style-name="ce41">
            <text:p>18,842</text:p>
          </table:table-cell>
          <table:table-cell office:value-type="string" table:style-name="ce43">
            <text:p>:</text:p>
          </table:table-cell>
          <table:table-cell office:value-type="string" table:style-name="ce43">
            <text:p>:</text:p>
          </table:table-cell>
          <table:table-cell office:value-type="float" office:value="196434.8" table:style-name="ce41">
            <text:p>196,435</text:p>
          </table:table-cell>
          <table:table-cell office:value-type="float" office:value="215277" table:style-name="ce42">
            <text:p>215,277</text:p>
          </table:table-cell>
          <table:table-cell table:style-name="ce42"/>
          <table:table-cell office:value-type="float" office:value="246708.7" table:style-name="ce42">
            <text:p>246,709</text:p>
          </table:table-cell>
          <table:table-cell table:style-name="ce9"/>
          <table:table-cell table:number-columns-repeated="17" table:style-name="ce3"/>
          <table:table-cell table:number-columns-repeated="16348" table:style-name="ce9"/>
        </table:table-row>
        <table:table-row table:style-name="ro10">
          <table:table-cell table:style-name="ce35"/>
          <table:table-cell table:number-columns-repeated="8" table:style-name="ce27"/>
          <table:table-cell table:style-name="ce28"/>
          <table:table-cell table:number-columns-repeated="5" table:style-name="ce27"/>
          <table:table-cell table:style-name="ce28"/>
          <table:table-cell table:style-name="ce27"/>
          <table:table-cell table:style-name="ce28"/>
          <table:table-cell table:number-columns-repeated="15" table:style-name="ce6"/>
          <table:table-cell table:number-columns-repeated="16351" table:style-name="ce9"/>
        </table:table-row>
        <table:table-row table:style-name="ro10">
          <table:table-cell office:value-type="string" table:style-name="ce44">
            <text:p>Values may not sum to total due to rounding.</text:p>
          </table:table-cell>
          <table:table-cell table:number-columns-repeated="8" table:style-name="ce27"/>
          <table:table-cell table:style-name="ce28"/>
          <table:table-cell table:number-columns-repeated="5" table:style-name="ce27"/>
          <table:table-cell table:style-name="ce28"/>
          <table:table-cell table:style-name="ce27"/>
          <table:table-cell table:style-name="ce28"/>
          <table:table-cell table:number-columns-repeated="15" table:style-name="ce6"/>
          <table:table-cell table:number-columns-repeated="16351" table:style-name="ce9"/>
        </table:table-row>
        <table:table-row table:style-name="ro10">
          <table:table-cell table:style-name="ce44"/>
          <table:table-cell table:number-columns-repeated="8" table:style-name="ce27"/>
          <table:table-cell table:style-name="ce28"/>
          <table:table-cell table:number-columns-repeated="5" table:style-name="ce27"/>
          <table:table-cell table:style-name="ce28"/>
          <table:table-cell table:style-name="ce27"/>
          <table:table-cell table:style-name="ce28"/>
          <table:table-cell table:number-columns-repeated="15" table:style-name="ce6"/>
          <table:table-cell table:number-columns-repeated="16351" table:style-name="ce9"/>
        </table:table-row>
        <table:table-row table:style-name="ro10">
          <table:table-cell office:value-type="string" table:style-name="ce45">
            <text:p>1. Figures for trunk and principal 'A' roads in England from 2001 onwards are affected by the detrunking programme.</text:p>
          </table:table-cell>
          <table:table-cell table:number-columns-repeated="8" table:style-name="ce27"/>
          <table:table-cell table:style-name="ce28"/>
          <table:table-cell table:style-name="ce27"/>
          <table:table-cell table:number-columns-repeated="4" table:style-name="ce46"/>
          <table:table-cell table:style-name="ce28"/>
          <table:table-cell table:style-name="ce27"/>
          <table:table-cell table:style-name="ce28"/>
          <table:table-cell table:number-columns-repeated="15" table:style-name="ce6"/>
          <table:table-cell table:number-columns-repeated="16351" table:style-name="ce9"/>
        </table:table-row>
        <table:table-row table:style-name="ro10">
          <table:table-cell office:value-type="string" table:style-name="ce45">
            <text:p>2. New information from 2004 and from 2006 enabled better estimates of road lengths to be made - see Notes and definitions.</text:p>
          </table:table-cell>
          <table:table-cell table:number-columns-repeated="12" table:style-name="ce45"/>
          <table:table-cell table:number-columns-repeated="2" table:style-name="ce47"/>
          <table:table-cell table:number-columns-repeated="3" table:style-name="ce7"/>
          <table:table-cell table:number-columns-repeated="15" table:style-name="ce6"/>
          <table:table-cell table:number-columns-repeated="16351" table:style-name="ce9"/>
        </table:table-row>
        <table:table-row table:style-name="ro10">
          <table:table-cell office:value-type="string" table:style-name="ce45">
            <text:p>3. Minor roads figures in 2013, 2014 and 2016 have been derived differently, with 'C' and 'U' roads combined, as no R199b road length consultation with local authorities took place. See methodology note for further detail.</text:p>
          </table:table-cell>
          <table:table-cell table:number-columns-repeated="14" table:style-name="ce45"/>
          <table:table-cell table:number-columns-repeated="2" table:style-name="ce48"/>
          <table:table-cell table:style-name="ce7"/>
          <table:table-cell table:number-columns-repeated="15" table:style-name="ce6"/>
          <table:table-cell table:number-columns-repeated="16351" table:style-name="ce9"/>
        </table:table-row>
        <table:table-row table:style-name="ro10">
          <table:table-cell office:value-type="string" table:style-name="ce45">
            <text:p>4. In 2017 a set of methodological changes were made that will affect comparability of road length compared to previous years.<text:s/></text:p>
          </table:table-cell>
          <table:table-cell table:number-columns-repeated="14" table:style-name="ce45"/>
          <table:table-cell table:number-columns-repeated="2" table:style-name="ce48"/>
          <table:table-cell table:style-name="ce7"/>
          <table:table-cell table:number-columns-repeated="15" table:style-name="ce6"/>
          <table:table-cell table:number-columns-repeated="16351" table:style-name="ce9"/>
        </table:table-row>
        <table:table-row table:style-name="ro10">
          <table:table-cell table:number-columns-repeated="15" table:style-name="ce45"/>
          <table:table-cell table:number-columns-repeated="2" table:style-name="ce48"/>
          <table:table-cell table:style-name="ce7"/>
          <table:table-cell table:number-columns-repeated="15" table:style-name="ce6"/>
          <table:table-cell table:number-columns-repeated="16351" table:style-name="ce9"/>
        </table:table-row>
        <table:table-row table:style-name="ro10">
          <table:table-cell office:value-type="string" table:style-name="ce45">
            <text:p>Symbols</text:p>
          </table:table-cell>
          <table:table-cell table:number-columns-repeated="14" table:style-name="ce45"/>
          <table:table-cell table:number-columns-repeated="2" table:style-name="ce48"/>
          <table:table-cell table:style-name="ce7"/>
          <table:table-cell table:number-columns-repeated="15" table:style-name="ce6"/>
          <table:table-cell table:number-columns-repeated="16351" table:style-name="ce9"/>
        </table:table-row>
        <table:table-row table:style-name="ro10">
          <table:table-cell office:value-type="string" table:style-name="ce6">
            <text:p>: <text:s/>Value not available</text:p>
          </table:table-cell>
          <table:table-cell table:number-columns-repeated="14" table:style-name="ce45"/>
          <table:table-cell table:number-columns-repeated="2" table:style-name="ce48"/>
          <table:table-cell table:style-name="ce7"/>
          <table:table-cell table:number-columns-repeated="15" table:style-name="ce6"/>
          <table:table-cell table:number-columns-repeated="16351" table:style-name="ce9"/>
        </table:table-row>
        <table:table-row table:style-name="ro10">
          <table:table-cell office:value-type="string" table:style-name="ce45">
            <text:p>. <text:s/>Not applicable</text:p>
          </table:table-cell>
          <table:table-cell table:number-columns-repeated="14" table:style-name="ce45"/>
          <table:table-cell table:number-columns-repeated="2" table:style-name="ce48"/>
          <table:table-cell table:style-name="ce7"/>
          <table:table-cell table:number-columns-repeated="15" table:style-name="ce6"/>
          <table:table-cell table:number-columns-repeated="16351" table:style-name="ce9"/>
        </table:table-row>
        <table:table-row table:style-name="ro10">
          <table:table-cell table:number-columns-repeated="9" table:style-name="ce6"/>
          <table:table-cell table:number-columns-repeated="2" table:style-name="ce7"/>
          <table:table-cell table:style-name="ce6"/>
          <table:table-cell table:style-name="ce8"/>
          <table:table-cell table:number-columns-repeated="2" table:style-name="ce6"/>
          <table:table-cell table:number-columns-repeated="3" table:style-name="ce7"/>
          <table:table-cell table:number-columns-repeated="15" table:style-name="ce6"/>
          <table:table-cell table:number-columns-repeated="16351" table:style-name="ce9"/>
        </table:table-row>
        <table:table-row table:style-name="ro10">
          <table:table-cell office:value-type="string" table:style-name="ce49">
            <text:p>Telephone: 020 7944 5032</text:p>
          </table:table-cell>
          <table:table-cell table:number-columns-repeated="8" table:style-name="ce6"/>
          <table:table-cell table:number-columns-repeated="2" table:style-name="ce7"/>
          <table:table-cell table:style-name="ce6"/>
          <table:table-cell table:style-name="ce8"/>
          <table:table-cell table:number-columns-repeated="2" table:style-name="ce6"/>
          <table:table-cell table:number-columns-repeated="2" table:style-name="ce7"/>
          <table:table-cell office:value-type="string" table:style-name="ce50">
            <text:p>Source: Department for Transport</text:p>
          </table:table-cell>
          <table:table-cell table:number-columns-repeated="15" table:style-name="ce6"/>
          <table:table-cell table:number-columns-repeated="16351" table:style-name="ce9"/>
        </table:table-row>
        <table:table-row table:style-name="ro10">
          <table:table-cell office:value-type="string" table:style-name="ce51">
            <text:p><text:a xlink:href="mailto:road.length@dft.gsi.gov.uk">Email:<text:s/><text:span text:style-name="T2">road.length@dft.gsi.gov.uk</text:span></text:a></text:p>
          </table:table-cell>
          <table:table-cell table:style-name="ce5"/>
          <table:table-cell table:number-columns-repeated="7" table:style-name="ce6"/>
          <table:table-cell table:number-columns-repeated="2" table:style-name="ce7"/>
          <table:table-cell table:style-name="ce6"/>
          <table:table-cell table:style-name="ce8"/>
          <table:table-cell table:number-columns-repeated="2" table:style-name="ce6"/>
          <table:table-cell table:number-columns-repeated="2" table:style-name="ce7"/>
          <table:table-cell table:style-name="ce52"/>
          <table:table-cell table:number-columns-repeated="15" table:style-name="ce6"/>
          <table:table-cell table:number-columns-repeated="16351" table:style-name="ce9"/>
        </table:table-row>
        <table:table-row table:style-name="ro10">
          <table:table-cell office:value-type="string" table:style-name="ce53">
            <text:p><text:a xlink:href="https://www.gov.uk/government/uploads/system/uploads/attachment_data/file/230605/road-length-notes-definitions.pdf">Notes and definitions</text:a></text:p>
          </table:table-cell>
          <table:table-cell table:style-name="ce54"/>
          <table:table-cell table:number-columns-repeated="2" table:style-name="ce6"/>
          <table:table-cell table:style-name="ce55"/>
          <table:table-cell table:number-columns-repeated="4" table:style-name="ce6"/>
          <table:table-cell table:number-columns-repeated="2" table:style-name="ce7"/>
          <table:table-cell table:number-columns-repeated="2" table:style-name="ce8"/>
          <table:table-cell table:number-columns-repeated="2" table:style-name="ce6"/>
          <table:table-cell table:number-columns-repeated="2" table:style-name="ce7"/>
          <table:table-cell office:value-type="string" table:style-name="ce55">
            <text:p>Last updated: 5 July 2018</text:p>
          </table:table-cell>
          <table:table-cell table:number-columns-repeated="15" table:style-name="ce6"/>
          <table:table-cell table:number-columns-repeated="16351" table:style-name="ce9"/>
        </table:table-row>
        <table:table-row table:style-name="ro10">
          <table:table-cell office:value-type="string" table:style-name="ce53">
            <text:p><text:a xlink:href="https://www.gov.uk/government/uploads/system/uploads/attachment_data/file/230607/road-length-statistics-methodology.pdf">Methodology note</text:a></text:p>
          </table:table-cell>
          <table:table-cell table:style-name="ce7"/>
          <table:table-cell table:style-name="ce56"/>
          <table:table-cell table:style-name="ce6"/>
          <table:table-cell table:number-columns-repeated="5" table:style-name="ce56"/>
          <table:table-cell table:number-columns-repeated="2" table:style-name="ce57"/>
          <table:table-cell table:style-name="ce6"/>
          <table:table-cell table:style-name="ce8"/>
          <table:table-cell table:number-columns-repeated="2" table:style-name="ce6"/>
          <table:table-cell table:style-name="ce7"/>
          <table:table-cell table:style-name="ce57"/>
          <table:table-cell office:value-type="string" table:style-name="ce55">
            <text:p>Next update: April / May 2019</text:p>
          </table:table-cell>
          <table:table-cell table:number-columns-repeated="16366" table:style-name="ce56"/>
        </table:table-row>
        <table:table-row table:style-name="ro10">
          <table:table-cell table:number-columns-repeated="9" table:style-name="ce6"/>
          <table:table-cell table:number-columns-repeated="2" table:style-name="ce7"/>
          <table:table-cell table:style-name="ce6"/>
          <table:table-cell table:style-name="ce8"/>
          <table:table-cell table:number-columns-repeated="2" table:style-name="ce6"/>
          <table:table-cell table:number-columns-repeated="3" table:style-name="ce7"/>
          <table:table-cell table:number-columns-repeated="15" table:style-name="ce6"/>
          <table:table-cell table:number-columns-repeated="16351" table:style-name="ce9"/>
        </table:table-row>
        <table:table-row table:style-name="ro10">
          <table:table-cell office:value-type="string" table:style-name="ce6">
            <text:p>The figures in this table are National Statistics</text:p>
          </table:table-cell>
          <table:table-cell table:number-columns-repeated="8" table:style-name="ce6"/>
          <table:table-cell table:number-columns-repeated="2" table:style-name="ce7"/>
          <table:table-cell table:style-name="ce6"/>
          <table:table-cell table:style-name="ce8"/>
          <table:table-cell table:number-columns-repeated="2" table:style-name="ce6"/>
          <table:table-cell table:number-columns-repeated="3" table:style-name="ce7"/>
          <table:table-cell table:number-columns-repeated="15" table:style-name="ce6"/>
          <table:table-cell table:number-columns-repeated="16351" table:style-name="ce9"/>
        </table:table-row>
        <table:table-row table:style-name="ro11">
          <table:table-cell table:number-columns-repeated="9" table:style-name="ce6"/>
          <table:table-cell table:number-columns-repeated="2" table:style-name="ce7"/>
          <table:table-cell table:style-name="ce6"/>
          <table:table-cell table:style-name="ce8"/>
          <table:table-cell table:number-columns-repeated="2" table:style-name="ce6"/>
          <table:table-cell table:number-columns-repeated="3" table:style-name="ce7"/>
          <table:table-cell table:number-columns-repeated="15" table:style-name="ce6"/>
          <table:table-cell table:number-columns-repeated="16351" table:style-name="ce9"/>
        </table:table-row>
        <table:table-row table:style-name="ro10">
          <table:table-cell table:number-columns-repeated="9" table:style-name="ce6"/>
          <table:table-cell table:number-columns-repeated="2" table:style-name="ce7"/>
          <table:table-cell table:style-name="ce6"/>
          <table:table-cell table:style-name="ce8"/>
          <table:table-cell table:number-columns-repeated="2" table:style-name="ce6"/>
          <table:table-cell table:number-columns-repeated="3" table:style-name="ce7"/>
          <table:table-cell table:number-columns-repeated="15" table:style-name="ce6"/>
          <table:table-cell table:number-columns-repeated="16351" table:style-name="ce9"/>
        </table:table-row>
        <table:table-row table:number-rows-repeated="1048475" table:style-name="ro8">
          <table:table-cell table:number-columns-repeated="16384"/>
        </table:table-row>
        <table:named-expressions>
          <table:named-range table:name="Print_Area" table:cell-range-address="RDL0103.$A$1:RDL0103.$R$99" table:base-cell-address="RDL0103.$A$1"/>
          <table:named-range table:name="Print_Titles" table:cell-range-address="RDL0103.$A$1:RDL0103.$XFD$7" table:base-cell-address="RDL0103.$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ms Rmn" svg:font-family="&quot;Tms Rmn&quot;"/>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
      <number:number number:decimal-places="1" number:min-integer-digits="1" number:grouping="true"/>
    </number:number-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_32_2" style:display-name="Comma 2" style:family="table-cell" style:data-style-name="N38"/>
    <style:style style:name="Heading_6._32_New_32_topics_32_2" style:display-name="Heading_6. New topics 2" style:family="table-cell" style:data-style-name="N36">
      <style:table-cell-properties style:vertical-align="middle" fo:background-color="transparent" style:repeat-content="false"/>
      <style:paragraph-properties fo:text-align="start" fo:margin-left="0cm"/>
      <style:text-properties fo:font-size="14pt" style:font-size-asian="14pt" style:font-size-complex="14pt"/>
    </style:style>
    <style:style style:name="Hyperlink_32_2" style:display-name="Hyperlink 2"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70608_32_updated_32_2" style:display-name="Normal_70608 updated 2" style:family="table-cell" style:data-style-name="N0">
      <style:table-cell-properties style:vertical-align="automatic" fo:background-color="transparent"/>
      <style:text-properties style:font-name="Tms Rmn" style:font-name-asian="Tms Rmn" style:font-name-complex="Tms Rmn"/>
    </style:style>
    <style:style style:name="Normal_Main_32_2" style:display-name="Normal_Main 2" style:family="table-cell" style:data-style-name="N37">
      <style:table-cell-properties style:vertical-align="automatic" fo:background-color="transparent"/>
      <style:text-properties style:font-name="Times New Roman" style:font-name-asian="Times New Roman" style:font-name-complex="Times New Roman" style:font-family-generic="roman"/>
    </style:style>
    <style:style style:name="Percent"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80%" style:table-centering="none" style:print="objects charts drawings"/>
      <style:header-style>
        <style:header-footer-properties fo:min-height="0.45in" fo:margin-left="0in" fo:margin-right="0in" fo:margin-bottom="0in"/>
      </style:header-style>
      <style:footer-style>
        <style:header-footer-properties fo:min-height="0.4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shley Singh</meta:initial-creator>
    <dc:creator>Ashley Singh</dc:creator>
    <meta:creation-date>2018-06-20T16:33:53Z</meta:creation-date>
    <dc:date>2018-06-22T13:36:13Z</dc:date>
  </office:meta>
</office:document-meta>
</file>